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áblázat13" style:family="table">
      <style:table-properties style:width="18.593cm" fo:margin-left="-1.122cm" fo:margin-right="-0.75cm" table:align="margins" style:may-break-between-rows="true"/>
    </style:style>
    <style:style style:name="Táblázat13.A" style:family="table-column">
      <style:table-column-properties style:column-width="0.409cm" style:rel-column-width="1442*"/>
    </style:style>
    <style:style style:name="Táblázat13.B" style:family="table-column">
      <style:table-column-properties style:column-width="2.598cm" style:rel-column-width="9157*"/>
    </style:style>
    <style:style style:name="Táblázat13.C" style:family="table-column">
      <style:table-column-properties style:column-width="1.251cm" style:rel-column-width="4407*"/>
    </style:style>
    <style:style style:name="Táblázat13.D" style:family="table-column">
      <style:table-column-properties style:column-width="6.228cm" style:rel-column-width="21952*"/>
    </style:style>
    <style:style style:name="Táblázat13.E" style:family="table-column">
      <style:table-column-properties style:column-width="8.107cm" style:rel-column-width="28577*"/>
    </style:style>
    <style:style style:name="Táblázat13.1" style:family="table-row">
      <style:table-row-properties style:keep-together="false" fo:keep-together="always"/>
    </style:style>
    <style:style style:name="Táblázat13.A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áblázat13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3.E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3.A3" style:family="table-cell">
      <style:table-cell-properties style:vertical-align="middle"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áblázat13.B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3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3.A8" style:family="table-cell">
      <style:table-cell-properties style:vertical-align="middle"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4" style:family="table">
      <style:table-properties style:width="16.722cm" table:align="margins" style:may-break-between-rows="true"/>
    </style:style>
    <style:style style:name="Táblázat4.A" style:family="table-column">
      <style:table-column-properties style:column-width="0.679cm" style:rel-column-width="2659*"/>
    </style:style>
    <style:style style:name="Táblázat4.B" style:family="table-column">
      <style:table-column-properties style:column-width="2.942cm" style:rel-column-width="11534*"/>
    </style:style>
    <style:style style:name="Táblázat4.C" style:family="table-column">
      <style:table-column-properties style:column-width="1.658cm" style:rel-column-width="6495*"/>
    </style:style>
    <style:style style:name="Táblázat4.D" style:family="table-column">
      <style:table-column-properties style:column-width="3.574cm" style:rel-column-width="14003*"/>
    </style:style>
    <style:style style:name="Táblázat4.E" style:family="table-column">
      <style:table-column-properties style:column-width="7.87cm" style:rel-column-width="30844*"/>
    </style:style>
    <style:style style:name="Táblázat4.1" style:family="table-row">
      <style:table-row-properties style:keep-together="false" fo:keep-together="always"/>
    </style:style>
    <style:style style:name="Táblázat4.A1" style:family="table-cell">
      <style:table-cell-properties style:vertical-align="middle"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E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7" style:family="table">
      <style:table-properties style:width="16.981cm" table:align="right" style:may-break-between-rows="false"/>
    </style:style>
    <style:style style:name="Táblázat7.A" style:family="table-column">
      <style:table-column-properties style:column-width="0.674cm"/>
    </style:style>
    <style:style style:name="Táblázat7.B" style:family="table-column">
      <style:table-column-properties style:column-width="3.657cm"/>
    </style:style>
    <style:style style:name="Táblázat7.C" style:family="table-column">
      <style:table-column-properties style:column-width="2.164cm"/>
    </style:style>
    <style:style style:name="Táblázat7.D" style:family="table-column">
      <style:table-column-properties style:column-width="3.799cm"/>
    </style:style>
    <style:style style:name="Táblázat7.E" style:family="table-column">
      <style:table-column-properties style:column-width="6.687cm"/>
    </style:style>
    <style:style style:name="Táblázat7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7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7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ázat7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7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2" style:family="table">
      <style:table-properties style:width="16.722cm" table:align="margins" style:may-break-between-rows="true"/>
    </style:style>
    <style:style style:name="Táblázat12.A" style:family="table-column">
      <style:table-column-properties style:column-width="0.679cm" style:rel-column-width="2659*"/>
    </style:style>
    <style:style style:name="Táblázat12.B" style:family="table-column">
      <style:table-column-properties style:column-width="3.18cm" style:rel-column-width="12466*"/>
    </style:style>
    <style:style style:name="Táblázat12.C" style:family="table-column">
      <style:table-column-properties style:column-width="1.561cm" style:rel-column-width="6120*"/>
    </style:style>
    <style:style style:name="Táblázat12.D" style:family="table-column">
      <style:table-column-properties style:column-width="3.641cm" style:rel-column-width="14268*"/>
    </style:style>
    <style:style style:name="Táblázat12.E" style:family="table-column">
      <style:table-column-properties style:column-width="7.661cm" style:rel-column-width="30022*"/>
    </style:style>
    <style:style style:name="Táblázat1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2.A2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" style:family="table" style:master-page-name="">
      <style:table-properties style:width="19.865cm" fo:margin-left="-1.727cm" fo:margin-right="-1.416cm" style:page-number="0" fo:break-before="auto" fo:break-after="auto" table:align="margins" style:may-break-between-rows="true"/>
    </style:style>
    <style:style style:name="Táblázat3.A" style:family="table-column">
      <style:table-column-properties style:column-width="0.631cm" style:rel-column-width="2083*"/>
    </style:style>
    <style:style style:name="Táblázat3.B" style:family="table-column">
      <style:table-column-properties style:column-width="3.297cm" style:rel-column-width="10875*"/>
    </style:style>
    <style:style style:name="Táblázat3.C" style:family="table-column">
      <style:table-column-properties style:column-width="1.466cm" style:rel-column-width="4835*"/>
    </style:style>
    <style:style style:name="Táblázat3.D" style:family="table-column">
      <style:table-column-properties style:column-width="3.969cm" style:rel-column-width="13093*"/>
    </style:style>
    <style:style style:name="Táblázat3.E" style:family="table-column">
      <style:table-column-properties style:column-width="10.502cm" style:rel-column-width="34649*"/>
    </style:style>
    <style:style style:name="Táblázat3.1" style:family="table-row">
      <style:table-row-properties style:keep-together="false" fo:keep-together="always"/>
    </style:style>
    <style:style style:name="Táblázat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3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3.A2" style:family="table-cell">
      <style:table-cell-properties style:vertical-align="middle" fo:background-color="#23ff23" fo:padding="0.097cm" fo:border-left="0.002cm solid #000000" fo:border-right="none" fo:border-top="none" fo:border-bottom="0.002cm solid #000000">
        <style:background-image/>
      </style:table-cell-properties>
    </style:style>
    <style:style style:name="Táblázat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.A9" style:family="table-cell">
      <style:table-cell-properties style:vertical-align="middle"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6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8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14" style:family="table">
      <style:table-properties style:width="10.306cm" table:align="margins" style:may-break-between-rows="false"/>
    </style:style>
    <style:style style:name="Táblázat14.A" style:family="table-column">
      <style:table-column-properties style:column-width="2.021cm" style:rel-column-width="12850*"/>
    </style:style>
    <style:style style:name="Táblázat14.B" style:family="table-column">
      <style:table-column-properties style:column-width="1.281cm" style:rel-column-width="8144*"/>
    </style:style>
    <style:style style:name="Táblázat14.C" style:family="table-column">
      <style:table-column-properties style:column-width="1.277cm" style:rel-column-width="8121*"/>
    </style:style>
    <style:style style:name="Táblázat14.D" style:family="table-column">
      <style:table-column-properties style:column-width="1.914cm" style:rel-column-width="12165*"/>
    </style:style>
    <style:style style:name="Táblázat14.E" style:family="table-column">
      <style:table-column-properties style:column-width="1.912cm" style:rel-column-width="12154*"/>
    </style:style>
    <style:style style:name="Táblázat14.F" style:family="table-column">
      <style:table-column-properties style:column-width="1.903cm" style:rel-column-width="12101*"/>
    </style:style>
    <style:style style:name="Táblázat1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ázat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14.C2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1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1" style:family="table">
      <style:table-properties style:width="9.79cm" style:rel-width="95%" fo:margin-left="0.153cm" table:align="left" style:may-break-between-rows="false"/>
    </style:style>
    <style:style style:name="Táblázat11.A" style:family="table-column">
      <style:table-column-properties style:column-width="2.154cm" style:rel-column-width="909*"/>
    </style:style>
    <style:style style:name="Táblázat11.B" style:family="table-column">
      <style:table-column-properties style:column-width="3.822cm" style:rel-column-width="1614*"/>
    </style:style>
    <style:style style:name="Táblázat11.C" style:family="table-column">
      <style:table-column-properties style:column-width="3.814cm" style:rel-column-width="1610*"/>
    </style:style>
    <style:style style:name="Táblázat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1.B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1.C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blázat11.B2" style:family="table-cell">
      <style:table-cell-properties fo:padding="0.097cm" fo:border-left="0.002cm solid #000000" fo:border-right="none" fo:border-top="none" fo:border-bottom="0.002cm solid #000000"/>
    </style:style>
    <style:style style:name="Táblázat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5" style:family="table">
      <style:table-properties style:width="16.669cm" fo:margin-left="0.032cm" fo:margin-right="0.021cm" table:align="margins" style:may-break-between-rows="false"/>
    </style:style>
    <style:style style:name="Táblázat5.A" style:family="table-column">
      <style:table-column-properties style:column-width="0.649cm" style:rel-column-width="2552*"/>
    </style:style>
    <style:style style:name="Táblázat5.B" style:family="table-column">
      <style:table-column-properties style:column-width="2.935cm" style:rel-column-width="11539*"/>
    </style:style>
    <style:style style:name="Táblázat5.C" style:family="table-column">
      <style:table-column-properties style:column-width="1.683cm" style:rel-column-width="6615*"/>
    </style:style>
    <style:style style:name="Táblázat5.D" style:family="table-column">
      <style:table-column-properties style:column-width="3.561cm" style:rel-column-width="14001*"/>
    </style:style>
    <style:style style:name="Táblázat5.E" style:family="table-column">
      <style:table-column-properties style:column-width="7.84cm" style:rel-column-width="30828*"/>
    </style:style>
    <style:style style:name="Táblázat5.A1" style:family="table-cell">
      <style:table-cell-properties style:vertical-align="middle" fo:background-color="#ff9966" fo:padding="0.097cm" fo:border="0.002cm solid #000000">
        <style:background-image/>
      </style:table-cell-properties>
    </style:style>
    <style:style style:name="Táblázat5.A2" style:family="table-cell">
      <style:table-cell-properties style:vertical-align="middle"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5.B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5.E2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5.A3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5.B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5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5.A4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8" style:family="table">
      <style:table-properties style:width="16.722cm" table:align="margins" style:may-break-between-rows="true"/>
    </style:style>
    <style:style style:name="Táblázat8.A" style:family="table-column">
      <style:table-column-properties style:column-width="0.679cm" style:rel-column-width="2659*"/>
    </style:style>
    <style:style style:name="Táblázat8.B" style:family="table-column">
      <style:table-column-properties style:column-width="3.253cm" style:rel-column-width="12746*"/>
    </style:style>
    <style:style style:name="Táblázat8.C" style:family="table-column">
      <style:table-column-properties style:column-width="1.561cm" style:rel-column-width="6121*"/>
    </style:style>
    <style:style style:name="Táblázat8.D" style:family="table-column">
      <style:table-column-properties style:column-width="3.597cm" style:rel-column-width="14093*"/>
    </style:style>
    <style:style style:name="Táblázat8.E" style:family="table-column">
      <style:table-column-properties style:column-width="7.634cm" style:rel-column-width="29916*"/>
    </style:style>
    <style:style style:name="Táblázat8.1" style:family="table-row">
      <style:table-row-properties style:keep-together="false" fo:keep-together="always"/>
    </style:style>
    <style:style style:name="Táblázat8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8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8.A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8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8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9" style:family="table">
      <style:table-properties style:width="16.722cm" table:align="margins" style:may-break-between-rows="true"/>
    </style:style>
    <style:style style:name="Táblázat9.A" style:family="table-column">
      <style:table-column-properties style:column-width="0.679cm" style:rel-column-width="2659*"/>
    </style:style>
    <style:style style:name="Táblázat9.B" style:family="table-column">
      <style:table-column-properties style:column-width="3.253cm" style:rel-column-width="12746*"/>
    </style:style>
    <style:style style:name="Táblázat9.C" style:family="table-column">
      <style:table-column-properties style:column-width="1.561cm" style:rel-column-width="6121*"/>
    </style:style>
    <style:style style:name="Táblázat9.D" style:family="table-column">
      <style:table-column-properties style:column-width="3.597cm" style:rel-column-width="14093*"/>
    </style:style>
    <style:style style:name="Táblázat9.E" style:family="table-column">
      <style:table-column-properties style:column-width="7.634cm" style:rel-column-width="29916*"/>
    </style:style>
    <style:style style:name="Táblázat9.1" style:family="table-row">
      <style:table-row-properties style:keep-together="false" fo:keep-together="always"/>
    </style:style>
    <style:style style:name="Táblázat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9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9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9.A10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10" style:family="table">
      <style:table-properties style:width="7.479cm" table:align="left" style:may-break-between-rows="false"/>
    </style:style>
    <style:style style:name="Táblázat10.A" style:family="table-column">
      <style:table-column-properties style:column-width="2.741cm"/>
    </style:style>
    <style:style style:name="Táblázat10.B" style:family="table-column">
      <style:table-column-properties style:column-width="2.367cm"/>
    </style:style>
    <style:style style:name="Táblázat10.C" style:family="table-column">
      <style:table-column-properties style:column-width="2.371cm"/>
    </style:style>
    <style:style style:name="Táblázat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0.C1" style:family="table-cell">
      <style:table-cell-properties fo:padding="0.097cm" fo:border="0.002cm solid #000000"/>
    </style:style>
    <style:style style:name="Táblázat10.A2" style:family="table-cell">
      <style:table-cell-properties fo:padding="0.097cm" fo:border-left="0.002cm solid #000000" fo:border-right="none" fo:border-top="none" fo:border-bottom="0.002cm solid #000000"/>
    </style:style>
    <style:style style:name="Táblázat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Általános_5f_fortélyok" style:display-name="Általános_fortélyok" style:family="table">
      <style:table-properties style:width="16.981cm" table:align="right" style:may-break-between-rows="false"/>
    </style:style>
    <style:style style:name="Általános_5f_fortélyok.A" style:display-name="Általános_fortélyok.A" style:family="table-column">
      <style:table-column-properties style:column-width="0.674cm"/>
    </style:style>
    <style:style style:name="Általános_5f_fortélyok.B" style:display-name="Általános_fortélyok.B" style:family="table-column">
      <style:table-column-properties style:column-width="3.657cm"/>
    </style:style>
    <style:style style:name="Általános_5f_fortélyok.C" style:display-name="Általános_fortélyok.C" style:family="table-column">
      <style:table-column-properties style:column-width="2.164cm"/>
    </style:style>
    <style:style style:name="Általános_5f_fortélyok.D" style:display-name="Általános_fortélyok.D" style:family="table-column">
      <style:table-column-properties style:column-width="3.799cm"/>
    </style:style>
    <style:style style:name="Általános_5f_fortélyok.E" style:display-name="Általános_fortélyok.E" style:family="table-column">
      <style:table-column-properties style:column-width="6.687cm"/>
    </style:style>
    <style:style style:name="Általános_5f_fortélyok.A1" style:display-name="Általános_fortélyok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Általános_5f_fortélyok.E1" style:display-name="Általános_fortélyok.E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Általános_5f_fortélyok.A2" style:display-name="Általános_fortélyok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Általános_5f_fortélyok.B2" style:display-name="Általános_fortélyok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Általános_5f_fortélyok.E2" style:display-name="Általános_fortélyok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Általános_5f_fortélyok.E5" style:display-name="Általános_fortélyok.E5" style:family="table-cell">
      <style:table-cell-properties style:vertical-align="middle" fo:background-color="#ff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Általános_5f_fortélyok.A8" style:display-name="Általános_fortélyok.A8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23" style:family="table">
      <style:table-properties style:width="16.722cm" table:align="margins" style:may-break-between-rows="true"/>
    </style:style>
    <style:style style:name="Táblázat23.A" style:family="table-column">
      <style:table-column-properties style:column-width="0.679cm" style:rel-column-width="2659*"/>
    </style:style>
    <style:style style:name="Táblázat23.B" style:family="table-column">
      <style:table-column-properties style:column-width="3.18cm" style:rel-column-width="12466*"/>
    </style:style>
    <style:style style:name="Táblázat23.C" style:family="table-column">
      <style:table-column-properties style:column-width="1.561cm" style:rel-column-width="6120*"/>
    </style:style>
    <style:style style:name="Táblázat23.D" style:family="table-column">
      <style:table-column-properties style:column-width="3.641cm" style:rel-column-width="14268*"/>
    </style:style>
    <style:style style:name="Táblázat23.E" style:family="table-column">
      <style:table-column-properties style:column-width="7.661cm" style:rel-column-width="30022*"/>
    </style:style>
    <style:style style:name="Táblázat23.1" style:family="table-row">
      <style:table-row-properties style:keep-together="false" fo:keep-together="always"/>
    </style:style>
    <style:style style:name="Táblázat2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3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23.A2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3.A3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A5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A6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Szociális_5f_fortélyok" style:display-name="Szociális_fortélyok" style:family="table">
      <style:table-properties style:width="16.722cm" table:align="margins" style:may-break-between-rows="false"/>
    </style:style>
    <style:style style:name="Szociális_5f_fortélyok.A" style:display-name="Szociális_fortélyok.A" style:family="table-column">
      <style:table-column-properties style:column-width="0.452cm" style:rel-column-width="1768*"/>
    </style:style>
    <style:style style:name="Szociális_5f_fortélyok.B" style:display-name="Szociális_fortélyok.B" style:family="table-column">
      <style:table-column-properties style:column-width="3.806cm" style:rel-column-width="14921*"/>
    </style:style>
    <style:style style:name="Szociális_5f_fortélyok.C" style:display-name="Szociális_fortélyok.C" style:family="table-column">
      <style:table-column-properties style:column-width="2.247cm" style:rel-column-width="8807*"/>
    </style:style>
    <style:style style:name="Szociális_5f_fortélyok.D" style:display-name="Szociális_fortélyok.D" style:family="table-column">
      <style:table-column-properties style:column-width="3.127cm" style:rel-column-width="12255*"/>
    </style:style>
    <style:style style:name="Szociális_5f_fortélyok.E" style:display-name="Szociális_fortélyok.E" style:family="table-column">
      <style:table-column-properties style:column-width="7.089cm" style:rel-column-width="27784*"/>
    </style:style>
    <style:style style:name="Szociális_5f_fortélyok.A1" style:display-name="Szociális_fortélyok.A1" style:family="table-cell">
      <style:table-cell-properties style:vertical-align="middle" fo:background-color="#cccccc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Szociális_5f_fortélyok.E1" style:display-name="Szociális_fortélyok.E1" style:family="table-cell">
      <style:table-cell-properties style:vertical-align="middle" fo:background-color="#cccccc" fo:padding="0.101cm" fo:border="0.002cm solid #000000">
        <style:background-image/>
      </style:table-cell-properties>
    </style:style>
    <style:style style:name="Szociális_5f_fortélyok.A2" style:display-name="Szociális_fortélyok.A2" style:family="table-cell">
      <style:table-cell-properties style:vertical-align="middle" fo:background-color="#3deb3d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Szociális_5f_fortélyok.B2" style:display-name="Szociális_fortélyok.B2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Szociális_5f_fortélyok.E2" style:display-name="Szociális_fortélyok.E2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ábla3" style:family="table">
      <style:table-properties style:width="16.722cm" table:align="margins" style:may-break-between-rows="false"/>
    </style:style>
    <style:style style:name="Tábla3.A" style:family="table-column">
      <style:table-column-properties style:column-width="0.679cm" style:rel-column-width="2659*"/>
    </style:style>
    <style:style style:name="Tábla3.B" style:family="table-column">
      <style:table-column-properties style:column-width="3.253cm" style:rel-column-width="12746*"/>
    </style:style>
    <style:style style:name="Tábla3.C" style:family="table-column">
      <style:table-column-properties style:column-width="1.87cm" style:rel-column-width="7325*"/>
    </style:style>
    <style:style style:name="Tábla3.D" style:family="table-column">
      <style:table-column-properties style:column-width="3.688cm" style:rel-column-width="14453*"/>
    </style:style>
    <style:style style:name="Tábla3.E" style:family="table-column">
      <style:table-column-properties style:column-width="7.234cm" style:rel-column-width="28352*"/>
    </style:style>
    <style:style style:name="Tábla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3.E1" style:family="table-cell">
      <style:table-cell-properties fo:background-color="#e6e6e6" fo:padding="0.097cm" fo:border="0.002cm solid #000000">
        <style:background-image/>
      </style:table-cell-properties>
    </style:style>
    <style:style style:name="Tábla3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a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" style:family="table">
      <style:table-properties style:width="16.722cm" table:align="margins" style:may-break-between-rows="false"/>
    </style:style>
    <style:style style:name="Tábla2.A" style:family="table-column">
      <style:table-column-properties style:column-width="0.679cm" style:rel-column-width="2659*"/>
    </style:style>
    <style:style style:name="Tábla2.B" style:family="table-column">
      <style:table-column-properties style:column-width="3.253cm" style:rel-column-width="12746*"/>
    </style:style>
    <style:style style:name="Tábla2.C" style:family="table-column">
      <style:table-column-properties style:column-width="1.87cm" style:rel-column-width="7325*"/>
    </style:style>
    <style:style style:name="Tábla2.D" style:family="table-column">
      <style:table-column-properties style:column-width="3.688cm" style:rel-column-width="14453*"/>
    </style:style>
    <style:style style:name="Tábla2.E" style:family="table-column">
      <style:table-column-properties style:column-width="7.234cm" style:rel-column-width="28352*"/>
    </style:style>
    <style:style style:name="Tábla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2.E1" style:family="table-cell">
      <style:table-cell-properties fo:background-color="#e6e6e6" fo:padding="0.097cm" fo:border="0.002cm solid #000000">
        <style:background-image/>
      </style:table-cell-properties>
    </style:style>
    <style:style style:name="Tábla2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a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2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.A4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a4" style:family="table">
      <style:table-properties style:width="16.722cm" table:align="margins" style:may-break-between-rows="false"/>
    </style:style>
    <style:style style:name="Tábla4.A" style:family="table-column">
      <style:table-column-properties style:column-width="0.679cm" style:rel-column-width="2659*"/>
    </style:style>
    <style:style style:name="Tábla4.B" style:family="table-column">
      <style:table-column-properties style:column-width="3.253cm" style:rel-column-width="12746*"/>
    </style:style>
    <style:style style:name="Tábla4.C" style:family="table-column">
      <style:table-column-properties style:column-width="1.87cm" style:rel-column-width="7325*"/>
    </style:style>
    <style:style style:name="Tábla4.D" style:family="table-column">
      <style:table-column-properties style:column-width="3.688cm" style:rel-column-width="14453*"/>
    </style:style>
    <style:style style:name="Tábla4.E" style:family="table-column">
      <style:table-column-properties style:column-width="7.234cm" style:rel-column-width="28352*"/>
    </style:style>
    <style:style style:name="Tábla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8" style:family="table">
      <style:table-properties style:width="16.722cm" table:align="margins" style:may-break-between-rows="false"/>
    </style:style>
    <style:style style:name="Táblázat18.A" style:family="table-column">
      <style:table-column-properties style:column-width="0.679cm" style:rel-column-width="2659*"/>
    </style:style>
    <style:style style:name="Táblázat18.B" style:family="table-column">
      <style:table-column-properties style:column-width="3.253cm" style:rel-column-width="12746*"/>
    </style:style>
    <style:style style:name="Táblázat18.C" style:family="table-column">
      <style:table-column-properties style:column-width="1.87cm" style:rel-column-width="7325*"/>
    </style:style>
    <style:style style:name="Táblázat18.D" style:family="table-column">
      <style:table-column-properties style:column-width="3.688cm" style:rel-column-width="14453*"/>
    </style:style>
    <style:style style:name="Táblázat18.E" style:family="table-column">
      <style:table-column-properties style:column-width="7.234cm" style:rel-column-width="28352*"/>
    </style:style>
    <style:style style:name="Táblázat1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8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8.A2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18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8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" style:family="table">
      <style:table-properties style:width="16.722cm" table:align="margins" style:may-break-between-rows="true"/>
    </style:style>
    <style:style style:name="Táblázat19.A" style:family="table-column">
      <style:table-column-properties style:column-width="0.679cm" style:rel-column-width="2659*"/>
    </style:style>
    <style:style style:name="Táblázat19.B" style:family="table-column">
      <style:table-column-properties style:column-width="3.253cm" style:rel-column-width="12746*"/>
    </style:style>
    <style:style style:name="Táblázat19.C" style:family="table-column">
      <style:table-column-properties style:column-width="1.87cm" style:rel-column-width="7325*"/>
    </style:style>
    <style:style style:name="Táblázat19.D" style:family="table-column">
      <style:table-column-properties style:column-width="3.688cm" style:rel-column-width="14453*"/>
    </style:style>
    <style:style style:name="Táblázat19.E" style:family="table-column">
      <style:table-column-properties style:column-width="7.234cm" style:rel-column-width="28352*"/>
    </style:style>
    <style:style style:name="Táblázat1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Nimbus Roman No9 L" style:font-name-asian="Sans Serif" style:font-name-complex="Tahoma"/>
    </style:style>
    <style:style style:name="P5" style:family="paragraph" style:parent-style-name="Text_20_body">
      <style:paragraph-properties fo:background-color="transparent">
        <style:background-image/>
      </style:paragraph-properties>
    </style:style>
    <style:style style:name="P6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text-line-through-style="none" fo:font-size="10pt" fo:font-style="normal" fo:background-color="transparent" style:font-size-asian="10pt" style:font-style-asian="normal" style:font-size-complex="10pt" style:font-style-complex="normal"/>
    </style:style>
    <style:style style:name="P7" style:family="paragraph" style:parent-style-name="_5b_RPG_5d__20_OK">
      <style:paragraph-properties fo:background-color="transparent">
        <style:background-image/>
      </style:paragraph-properties>
    </style:style>
    <style:style style:name="P8" style:family="paragraph" style:parent-style-name="_5b_RPG_5d__20_OK">
      <style:paragraph-properties fo:background-color="transparent">
        <style:background-image/>
      </style:paragraph-properties>
      <style:text-properties style:text-line-through-style="none"/>
    </style:style>
    <style:style style:name="P9" style:family="paragraph" style:parent-style-name="_5b_RPG_5d__20_OK">
      <style:paragraph-properties fo:background-color="transparent">
        <style:background-image/>
      </style:paragraph-properties>
      <style:text-properties style:text-line-through-style="none" fo:background-color="transparent"/>
    </style:style>
    <style:style style:name="P10" style:family="paragraph" style:parent-style-name="_5b_RPG_5d__20_OK">
      <style:paragraph-properties fo:text-align="start" style:justify-single-word="false" fo:background-color="transparent">
        <style:background-image/>
      </style:paragraph-properties>
    </style:style>
    <style:style style:name="P11" style:family="paragraph" style:parent-style-name="_5b_RPG_5d__20_Táblázattartalom_20_1">
      <style:paragraph-properties fo:background-color="transparent">
        <style:background-image/>
      </style:paragraph-properties>
      <style:text-properties style:text-line-through-style="none"/>
    </style:style>
    <style:style style:name="P12" style:family="paragraph" style:parent-style-name="Standard">
      <style:paragraph-properties fo:background-color="transparent">
        <style:background-image/>
      </style:paragraph-properties>
    </style:style>
    <style:style style:name="P13" style:family="paragraph" style:parent-style-name="_5b_RPG_5d__20_Nem_5f_kell">
      <style:paragraph-properties fo:text-align="start" style:justify-single-word="false" fo:background-color="transparent">
        <style:background-image/>
      </style:paragraph-properties>
      <style:text-properties style:use-window-font-color="true" fo:background-color="transparent"/>
    </style:style>
    <style:style style:name="P14" style:family="paragraph" style:parent-style-name="Text_20_body">
      <style:paragraph-properties fo:break-before="page" fo:background-color="#ff0000">
        <style:background-image/>
      </style:paragraph-properties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19" style:family="paragraph" style:parent-style-name="Text_20_body">
      <style:text-properties fo:color="#ffffff"/>
    </style:style>
    <style:style style:name="P20" style:family="paragraph" style:parent-style-name="Text_20_body">
      <style:paragraph-properties fo:background-color="#ff0000">
        <style:background-image/>
      </style:paragraph-properties>
    </style:style>
    <style:style style:name="P21" style:family="paragraph" style:parent-style-name="_5b_RPG_5d__20_Táblázattartalom_20_1">
      <style:text-properties style:text-line-through-style="solid" style:text-line-through-width="bold" fo:background-color="transparent"/>
    </style:style>
    <style:style style:name="P22" style:family="paragraph" style:parent-style-name="_5b_RPG_5d__20_Táblázattartalom_20_1">
      <style:paragraph-properties fo:text-align="center" style:justify-single-word="false"/>
      <style:text-properties style:text-line-through-style="solid" style:text-line-through-width="bold" fo:background-color="transparent"/>
    </style:style>
    <style:style style:name="P23" style:family="paragraph" style:parent-style-name="_5b_RPG_5d__20_Táblázattartalom_20_1">
      <style:text-properties style:text-line-through-style="solid" style:text-line-through-width="bold" fo:background-color="#ffcc99"/>
    </style:style>
    <style:style style:name="P24" style:family="paragraph" style:parent-style-name="_5b_RPG_5d__20_Táblázattartalom_20_1">
      <style:text-properties style:text-line-through-style="solid" style:text-line-through-width="bold" fo:background-color="#ff0000"/>
    </style:style>
    <style:style style:name="P25" style:family="paragraph" style:parent-style-name="_5b_RPG_5d__20_Táblázattartalom_20_1">
      <style:text-properties style:text-line-through-style="none"/>
    </style:style>
    <style:style style:name="P26" style:family="paragraph" style:parent-style-name="_5b_RPG_5d__20_Táblázattartalom_20_1">
      <style:text-properties style:text-line-through-style="none" fo:background-color="#ff0000"/>
    </style:style>
    <style:style style:name="P27" style:family="paragraph" style:parent-style-name="_5b_RPG_5d__20_Táblázattartalom_20_1">
      <style:paragraph-properties fo:text-align="center" style:justify-single-word="false"/>
      <style:text-properties style:text-line-through-style="none"/>
    </style:style>
    <style:style style:name="P28" style:family="paragraph" style:parent-style-name="_5b_RPG_5d__20_Táblázattartalom_20_1">
      <style:text-properties style:text-line-through-style="none" fo:background-color="transparent"/>
    </style:style>
    <style:style style:name="P29" style:family="paragraph" style:parent-style-name="_5b_RPG_5d__20_Táblázattartalom_20_1">
      <style:paragraph-properties fo:text-align="start" style:justify-single-word="false"/>
      <style:text-properties style:text-line-through-style="none" fo:background-color="transparent"/>
    </style:style>
    <style:style style:name="P30" style:family="paragraph" style:parent-style-name="_5b_RPG_5d__20_Táblázattartalom_20_1">
      <style:paragraph-properties fo:text-align="center" style:justify-single-word="false"/>
      <style:text-properties style:text-line-through-style="none" fo:background-color="transparent"/>
    </style:style>
    <style:style style:name="P31" style:family="paragraph" style:parent-style-name="_5b_RPG_5d__20_Táblázattartalom_20_1">
      <style:text-properties style:text-line-through-style="none" fo:font-weight="normal" fo:background-color="transparent" style:font-weight-asian="normal" style:font-weight-complex="normal"/>
    </style:style>
    <style:style style:name="P32" style:family="paragraph" style:parent-style-name="_5b_RPG_5d__20_Táblázattartalom_20_1">
      <style:paragraph-properties fo:text-align="center" style:justify-single-word="false"/>
      <style:text-properties style:text-line-through-style="none" fo:font-weight="normal" fo:background-color="transparent" style:font-weight-asian="normal" style:font-weight-complex="normal"/>
    </style:style>
    <style:style style:name="P33" style:family="paragraph" style:parent-style-name="_5b_RPG_5d__20_Táblázattartalom_20_1">
      <style:text-properties style:text-line-through-style="none" fo:font-weight="normal" fo:background-color="#ff0000" style:font-weight-asian="normal" style:font-weight-complex="normal"/>
    </style:style>
    <style:style style:name="P34" style:family="paragraph" style:parent-style-name="_5b_RPG_5d__20_Táblázattartalom_20_1">
      <style:text-properties style:text-line-through-style="none" fo:font-weight="bold" fo:background-color="#ff0000" style:font-weight-asian="bold" style:font-weight-complex="bold"/>
    </style:style>
    <style:style style:name="P35" style:family="paragraph" style:parent-style-name="_5b_RPG_5d__20_Táblázattartalom_20_1">
      <style:text-properties style:text-line-through-style="none" fo:font-weight="bold" fo:background-color="transparent" style:font-weight-asian="bold" style:font-weight-complex="bold"/>
    </style:style>
    <style:style style:name="P36" style:family="paragraph" style:parent-style-name="_5b_RPG_5d__20_Táblázattartalom_20_1">
      <style:paragraph-properties fo:text-align="center" style:justify-single-word="false"/>
      <style:text-properties style:text-line-through-style="none" fo:font-weight="bold" fo:background-color="transparent" style:font-weight-asian="bold" style:font-weight-complex="bold"/>
    </style:style>
    <style:style style:name="P37" style:family="paragraph" style:parent-style-name="_5b_RPG_5d__20_Táblázattartalom_20_1">
      <style:text-properties style:text-line-through-style="none" fo:font-weight="bold" fo:background-color="#ffcc99" style:font-weight-asian="bold" style:font-weight-complex="bold"/>
    </style:style>
    <style:style style:name="P38" style:family="paragraph" style:parent-style-name="_5b_RPG_5d__20_Táblázattartalom_20_1">
      <style:paragraph-properties fo:text-align="center" style:justify-single-word="false"/>
      <style:text-properties style:text-line-through-style="none" fo:font-size="10pt" style:font-size-asian="10pt" style:font-size-complex="10pt"/>
    </style:style>
    <style:style style:name="P39" style:family="paragraph" style:parent-style-name="_5b_RPG_5d__20_Táblázattartalom_20_1">
      <style:text-properties style:text-line-through-style="none" fo:font-size="8pt" style:font-size-asian="8pt" style:font-size-complex="8pt"/>
    </style:style>
    <style:style style:name="P40" style:family="paragraph" style:parent-style-name="_5b_RPG_5d__20_Táblázattartalom_20_1">
      <style:text-properties style:text-line-through-style="none" fo:font-size="8pt" fo:font-style="italic" fo:font-weight="normal" fo:background-color="#ff0000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_5b_RPG_5d__20_Táblázattartalom_20_1">
      <style:paragraph-properties fo:text-align="start" style:justify-single-word="false"/>
      <style:text-properties style:text-line-through-style="none"/>
    </style:style>
    <style:style style:name="P42" style:family="paragraph" style:parent-style-name="_5b_RPG_5d__20_Táblázattartalom_20_1">
      <style:text-properties style:text-line-through-style="none" fo:background-color="#ff6633"/>
    </style:style>
    <style:style style:name="P43" style:family="paragraph" style:parent-style-name="_5b_RPG_5d__20_Táblázattartalom_20_1">
      <style:text-properties style:text-line-through-style="none" fo:background-color="#23ff23"/>
    </style:style>
    <style:style style:name="P44" style:family="paragraph" style:parent-style-name="_5b_RPG_5d__20_Táblázattartalom_20_1">
      <style:text-properties style:text-line-through-style="none" fo:background-color="#ff9966"/>
    </style:style>
    <style:style style:name="P45" style:family="paragraph" style:parent-style-name="_5b_RPG_5d__20_Táblázattartalom_20_1">
      <style:text-properties style:text-line-through-style="none" fo:background-color="#ffcc99"/>
    </style:style>
    <style:style style:name="P46" style:family="paragraph" style:parent-style-name="_5b_RPG_5d__20_Táblázattartalom_20_1">
      <style:text-properties fo:background-color="transparent"/>
    </style:style>
    <style:style style:name="P47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48" style:family="paragraph" style:parent-style-name="_5b_RPG_5d__20_Táblázattartalom_20_1">
      <style:paragraph-properties fo:text-align="center" style:justify-single-word="false"/>
    </style:style>
    <style:style style:name="P49" style:family="paragraph" style:parent-style-name="_5b_RPG_5d__20_Táblázattartalom_20_1">
      <style:text-properties fo:background-color="#ff0000"/>
    </style:style>
    <style:style style:name="P50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51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52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53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54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5" style:family="paragraph" style:parent-style-name="_5b_RPG_5d__20_Táblázattartalom_20_1">
      <style:text-properties fo:font-size="10pt" fo:background-color="#ff9966" style:font-size-asian="10pt" style:font-size-complex="10pt"/>
    </style:style>
    <style:style style:name="P56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57" style:family="paragraph" style:parent-style-name="_5b_RPG_5d__20_Táblázattartalom_20_1">
      <style:text-properties style:use-window-font-color="true" style:text-line-through-style="solid" style:text-line-through-width="bold" fo:background-color="transparent"/>
    </style:style>
    <style:style style:name="P58" style:family="paragraph" style:parent-style-name="_5b_RPG_5d__20_Táblázattartalom_20_1">
      <style:text-properties style:use-window-font-color="true" style:text-line-through-style="none" fo:background-color="transparent"/>
    </style:style>
    <style:style style:name="P59" style:family="paragraph" style:parent-style-name="_5b_RPG_5d__20_Táblázattartalom_20_1">
      <style:text-properties style:use-window-font-color="true" style:text-line-through-style="none" fo:font-size="7pt" fo:background-color="transparent" style:font-size-asian="7pt" style:font-size-complex="7pt"/>
    </style:style>
    <style:style style:name="P60" style:family="paragraph" style:parent-style-name="_5b_RPG_5d__20_Táblázattartalom_20_1">
      <style:paragraph-properties fo:text-align="start" style:justify-single-word="false"/>
    </style:style>
    <style:style style:name="P61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62" style:family="paragraph" style:parent-style-name="_5b_RPG_5d__20_Táblázattartalom_20_1">
      <style:text-properties fo:font-size="8pt" fo:font-weight="bold" fo:background-color="transparent" style:font-size-asian="8pt" style:font-weight-asian="bold" style:font-size-complex="8pt" style:font-weight-complex="bold"/>
    </style:style>
    <style:style style:name="P63" style:family="paragraph" style:parent-style-name="_5b_RPG_5d__20_Táblázattartalom_20_1">
      <style:text-properties fo:font-size="8pt" fo:background-color="transparent" style:font-size-asian="8pt" style:font-size-complex="8pt"/>
    </style:style>
    <style:style style:name="P64" style:family="paragraph" style:parent-style-name="_5b_RPG_5d__20_Táblázattartalom_20_1">
      <style:text-properties fo:color="#ff0000" style:text-line-through-style="none" fo:font-weight="bold" fo:background-color="transparent"/>
    </style:style>
    <style:style style:name="P65" style:family="paragraph" style:parent-style-name="_5b_RPG_5d__20_Táblázattartalom_20_1">
      <style:text-properties fo:color="#b84747" fo:font-size="7pt" fo:font-weight="bold" style:font-size-asian="7pt" style:font-weight-asian="bold" style:font-size-complex="7pt" style:font-weight-complex="bold"/>
    </style:style>
    <style:style style:name="P66" style:family="paragraph" style:parent-style-name="_5b_RPG_5d__20_Táblázattartalom_20_1">
      <style:text-properties fo:background-color="#ff9966"/>
    </style:style>
    <style:style style:name="P67" style:family="paragraph" style:parent-style-name="_5b_RPG_5d__20_Táblázat_20_-_20_Fortély_20_hatás">
      <style:text-properties fo:background-color="#ff0000"/>
    </style:style>
    <style:style style:name="P68" style:family="paragraph" style:parent-style-name="_5b_RPG_5d__20_Táblázat_20_-_20_Fortély_20_hatás">
      <style:text-properties fo:background-color="transparent"/>
    </style:style>
    <style:style style:name="P69" style:family="paragraph" style:parent-style-name="_5b_RPG_5d__20_Táblázat_20_-_20_Fortély_20_hatás">
      <style:paragraph-properties>
        <style:tab-stops>
          <style:tab-stop style:position="0.938cm"/>
        </style:tab-stops>
      </style:paragraph-properties>
      <style:text-properties fo:background-color="transparent"/>
    </style:style>
    <style:style style:name="P70" style:family="paragraph" style:parent-style-name="_5b_RPG_5d__20_Táblázat_20_-_20_Fortély_20_hatás">
      <style:paragraph-properties fo:text-align="center" style:justify-single-word="false"/>
      <style:text-properties fo:background-color="transparent"/>
    </style:style>
    <style:style style:name="P71" style:family="paragraph" style:parent-style-name="_5b_RPG_5d__20_Táblázat_20_-_20_Fortély_20_hatás">
      <style:text-properties fo:font-style="italic" style:font-style-asian="italic" style:font-style-complex="italic"/>
    </style:style>
    <style:style style:name="P72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73" style:family="paragraph" style:parent-style-name="_5b_RPG_5d__20_Táblázat_20_-_20_Fortély_20_hatás">
      <style:text-properties fo:background-color="#ff9966"/>
    </style:style>
    <style:style style:name="P74" style:family="paragraph" style:parent-style-name="_5b_RPG_5d__20_Táblázat_20_-_20_Fortély_20_hatás">
      <style:text-properties style:use-window-font-color="true" fo:font-style="italic" style:font-style-asian="italic" style:font-style-complex="italic"/>
    </style:style>
    <style:style style:name="P75" style:family="paragraph" style:parent-style-name="_5b_RPG_5d__20_Táblázat_20_-_20_Fortély_20_hatás">
      <style:text-properties style:use-window-font-color="true" fo:font-style="normal" style:font-style-asian="normal" style:font-style-complex="normal"/>
    </style:style>
    <style:style style:name="P76" style:family="paragraph" style:parent-style-name="_5b_RPG_5d__20_Táblázat_20_-_20_Fortély_20_hatás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77" style:family="paragraph" style:parent-style-name="_5b_RPG_5d__20_Táblázat_20_-_20_Fortély_20_hatás">
      <style:text-properties style:text-line-through-style="none" fo:background-color="transparent"/>
    </style:style>
    <style:style style:name="P78" style:family="paragraph" style:parent-style-name="_5b_RPG_5d__20_Táblázat_20_-_20_Fortély_20_hatás">
      <style:paragraph-properties fo:text-align="start" style:justify-single-word="false"/>
      <style:text-properties style:text-line-through-style="none" fo:background-color="transparent"/>
    </style:style>
    <style:style style:name="P79" style:family="paragraph" style:parent-style-name="_5b_RPG_5d__20_Táblázat_20_-_20_Fortély_20_hatás">
      <style:paragraph-properties fo:text-align="center" style:justify-single-word="false"/>
      <style:text-properties style:text-line-through-style="none" fo:background-color="transparent"/>
    </style:style>
    <style:style style:name="P80" style:family="paragraph" style:parent-style-name="_5b_RPG_5d__20_Táblázat_20_-_20_Fortély_20_hatás">
      <style:text-properties style:text-line-through-style="none" fo:font-weight="normal" fo:background-color="transparent" style:font-weight-asian="normal" style:font-weight-complex="normal"/>
    </style:style>
    <style:style style:name="P81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82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83" style:family="paragraph" style:parent-style-name="_5b_RPG_5d__20_Táblázat_20_-_20_Fortély_20_hatás">
      <style:text-properties fo:font-style="normal" style:font-style-asian="normal" style:font-style-complex="normal"/>
    </style:style>
    <style:style style:name="P84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85" style:family="paragraph" style:parent-style-name="_5b_RPG_5d__20_Táblázat_20_-_20_Fortély_20_hatás">
      <style:text-properties fo:font-style="normal" fo:background-color="#ff0000" style:font-style-asian="normal" style:font-style-complex="normal"/>
    </style:style>
    <style:style style:name="P86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87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88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89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90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91" style:family="paragraph" style:parent-style-name="_5b_RPG_5d__20_Táblázat_20_-_20_Fortély_20_hatás">
      <style:text-properties fo:font-weight="bold" fo:background-color="transparent" style:font-weight-asian="bold" style:font-weight-complex="bold"/>
    </style:style>
    <style:style style:name="P92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  <style:text-properties fo:font-weight="bold" style:font-weight-asian="bold" style:font-weight-complex="bold"/>
    </style:style>
    <style:style style:name="P93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</style:style>
    <style:style style:name="P94" style:family="paragraph" style:parent-style-name="_5b_RPG_5d__20_Táblázat_20_-_20_Fortély_20_hatás">
      <style:text-properties fo:font-size="9pt" style:font-size-asian="9pt" style:font-size-complex="9pt"/>
    </style:style>
    <style:style style:name="P95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96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97" style:family="paragraph" style:parent-style-name="_5b_RPG_5d__20_Táblázat_20_-_20_Fortély_20_hatás">
      <style:text-properties fo:background-color="#ffcc99"/>
    </style:style>
    <style:style style:name="P98" style:family="paragraph" style:parent-style-name="_5b_RPG_5d__20_Táblázat_20_-_20_Fortély_20_hatás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99" style:family="paragraph" style:parent-style-name="_5b_RPG_5d__20_Táblázattartalom_20_1">
      <style:paragraph-properties fo:background-color="#ff6633">
        <style:background-image/>
      </style:paragraph-properties>
      <style:text-properties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02" style:family="paragraph" style:parent-style-name="Text_20_body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3" style:family="paragraph" style:parent-style-name="_5b_RPG_5d__20_Táblázat_20_-_20_Fortély_20_hatás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4" style:family="paragraph" style:parent-style-name="_5b_RPG_5d__20_Táblázat_20_-_20_Fortély_20_hatás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fo:font-size="9pt" style:font-size-asian="9pt" style:font-size-complex="9pt"/>
    </style:style>
    <style:style style:name="P105" style:family="paragraph" style:parent-style-name="Standard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6" style:family="paragraph" style:parent-style-name="Heading_20_3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7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108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109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0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11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12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style:font-size-asian="8pt" style:font-style-asian="normal" style:font-size-complex="8pt" style:font-style-complex="normal"/>
    </style:style>
    <style:style style:name="P113" style:family="paragraph" style:parent-style-name="_5b_RPG_5d__20_Táblázattartalom_20_1">
      <style:paragraph-properties fo:margin-left="0cm" fo:margin-right="0cm" fo:text-align="justify" style:justify-single-word="false" fo:text-indent="0cm" style:auto-text-indent="false"/>
      <style:text-properties fo:background-color="transparent"/>
    </style:style>
    <style:style style:name="P114" style:family="paragraph" style:parent-style-name="Text_20_body">
      <style:paragraph-properties fo:margin-left="0cm" fo:margin-right="0cm" fo:text-indent="0cm" style:auto-text-indent="false"/>
    </style:style>
    <style:style style:name="P1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ffff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style:use-window-font-color="true" fo:background-color="transparent"/>
    </style:style>
    <style:style style:name="P117" style:family="paragraph" style:parent-style-name="_5b_RPG_5d__20_Nem_5f_kell">
      <style:text-properties style:use-window-font-color="true"/>
    </style:style>
    <style:style style:name="P118" style:family="paragraph" style:parent-style-name="_5b_RPG_5d__20_Nem_5f_kell">
      <style:text-properties style:use-window-font-color="true" fo:font-size="10pt" fo:background-color="#ff0000" style:font-size-asian="10pt" style:font-size-complex="10pt"/>
    </style:style>
    <style:style style:name="P119" style:family="paragraph" style:parent-style-name="_5b_RPG_5d__20_Nem_5f_kell">
      <style:text-properties style:use-window-font-color="true" fo:font-size="10pt" fo:background-color="transparent" style:font-size-asian="10pt" style:font-size-complex="10pt"/>
    </style:style>
    <style:style style:name="P120" style:family="paragraph" style:parent-style-name="_5b_RPG_5d__20_Nem_5f_kell">
      <style:text-properties style:use-window-font-color="true" fo:font-size="10pt" fo:font-style="italic" fo:background-color="transparent" style:font-size-asian="10pt" style:font-style-asian="italic" style:font-size-complex="10pt" style:font-style-complex="italic"/>
    </style:style>
    <style:style style:name="P121" style:family="paragraph" style:parent-style-name="_5b_RPG_5d__20_Nem_5f_kell">
      <style:paragraph-properties fo:text-align="start" style:justify-single-word="false"/>
      <style:text-properties style:use-window-font-color="true" fo:background-color="#ff0000"/>
    </style:style>
    <style:style style:name="P122" style:family="paragraph" style:parent-style-name="_5b_RPG_5d__20_Nem_5f_kell">
      <style:text-properties style:use-window-font-color="true" fo:background-color="transparent"/>
    </style:style>
    <style:style style:name="P123" style:family="paragraph" style:parent-style-name="_5b_RPG_5d__20_Nem_5f_kell">
      <style:paragraph-properties fo:text-align="start" style:justify-single-word="false"/>
      <style:text-properties style:use-window-font-color="true" fo:background-color="transparent"/>
    </style:style>
    <style:style style:name="P124" style:family="paragraph" style:parent-style-name="_5b_RPG_5d__20_Nem_5f_kell">
      <style:text-properties style:use-window-font-color="true" fo:font-weight="bold" fo:background-color="transparent" style:font-weight-asian="bold" style:font-weight-complex="bold"/>
    </style:style>
    <style:style style:name="P125" style:family="paragraph" style:parent-style-name="_5b_RPG_5d__20_Nem_5f_kell">
      <style:paragraph-properties fo:text-align="start" style:justify-single-word="false"/>
      <style:text-properties style:use-window-font-color="true" fo:font-weight="bold" fo:background-color="transparent" style:font-weight-asian="bold" style:font-weight-complex="bold"/>
    </style:style>
    <style:style style:name="P126" style:family="paragraph" style:parent-style-name="_5b_RPG_5d__20_Nem_5f_kell">
      <style:text-properties style:text-line-through-style="none"/>
    </style:style>
    <style:style style:name="P127" style:family="paragraph" style:parent-style-name="_5b_RPG_5d__20_Táblázatfejléc">
      <style:paragraph-properties fo:text-align="start" style:justify-single-word="false"/>
    </style:style>
    <style:style style:name="P128" style:family="paragraph" style:parent-style-name="Text_20_body" style:master-page-name="">
      <style:paragraph-properties fo:keep-together="auto" fo:widows="0" style:page-number="auto" fo:background-color="#ff0000" style:shadow="none">
        <style:background-image/>
      </style:paragraph-properties>
    </style:style>
    <style:style style:name="P129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130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131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2" style:family="paragraph" style:parent-style-name="Contents_20_2">
      <style:paragraph-properties>
        <style:tab-stops>
          <style:tab-stop style:position="16.222cm" style:type="right" style:leader-style="dotted" style:leader-text="."/>
        </style:tab-stops>
      </style:paragraph-properties>
    </style:style>
    <style:style style:name="P133" style:family="paragraph" style:parent-style-name="Contents_20_1">
      <style:paragraph-properties>
        <style:tab-stops>
          <style:tab-stop style:position="16.722cm" style:type="right" style:leader-style="dotted" style:leader-text="."/>
        </style:tab-stops>
      </style:paragraph-properties>
    </style:style>
    <style:style style:name="P134" style:family="paragraph" style:parent-style-name="Contents_20_3">
      <style:paragraph-properties>
        <style:tab-stops>
          <style:tab-stop style:position="15.723cm" style:type="right" style:leader-style="dotted" style:leader-text="."/>
        </style:tab-stops>
      </style:paragraph-properties>
    </style:style>
    <style:style style:name="P135" style:family="paragraph" style:parent-style-name="Text_20_body" style:master-page-name="First_20_Page">
      <style:paragraph-properties style:page-number="auto"/>
    </style:style>
    <style:style style:name="P136" style:family="paragraph" style:parent-style-name="Text_20_body" style:list-style-name="L1"/>
    <style:style style:name="P137" style:family="paragraph" style:parent-style-name="Text_20_body" style:list-style-name="L24"/>
    <style:style style:name="P138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139" style:family="paragraph" style:parent-style-name="Text_20_body" style:list-style-name="L2">
      <style:paragraph-properties fo:background-color="transparent">
        <style:background-image/>
      </style:paragraph-properties>
      <style:text-properties style:text-line-through-style="none"/>
    </style:style>
    <style:style style:name="P140" style:family="paragraph" style:parent-style-name="Text_20_body" style:list-style-name="L25">
      <style:paragraph-properties fo:margin-left="0cm" fo:margin-right="0cm" fo:text-indent="0cm" style:auto-text-indent="false"/>
      <style:text-properties fo:background-color="transparent"/>
    </style:style>
    <style:style style:name="P141" style:family="paragraph" style:parent-style-name="Text_20_body" style:list-style-name="L25">
      <style:paragraph-properties fo:margin-left="0cm" fo:margin-right="0cm" fo:text-indent="0cm" style:auto-text-indent="false"/>
    </style:style>
    <style:style style:name="P142" style:family="paragraph" style:parent-style-name="_5b_RPG_5d__20_Táblázattartalom_20_1" style:list-style-name="L19">
      <style:paragraph-properties fo:text-align="start" style:justify-single-word="false"/>
    </style:style>
    <style:style style:name="P143" style:family="paragraph" style:parent-style-name="_5b_RPG_5d__20_Táblázat_20_-_20_Fortély_20_hatás" style:list-style-name="L3"/>
    <style:style style:name="P144" style:family="paragraph" style:parent-style-name="_5b_RPG_5d__20_Táblázat_20_-_20_Fortély_20_hatás" style:list-style-name="L4">
      <style:text-properties fo:background-color="transparent"/>
    </style:style>
    <style:style style:name="P145" style:family="paragraph" style:parent-style-name="_5b_RPG_5d__20_Táblázat_20_-_20_Fortély_20_hatás" style:list-style-name="L7">
      <style:text-properties fo:background-color="transparent"/>
    </style:style>
    <style:style style:name="P146" style:family="paragraph" style:parent-style-name="_5b_RPG_5d__20_Táblázat_20_-_20_Fortély_20_hatás" style:list-style-name="L8">
      <style:text-properties fo:background-color="transparent"/>
    </style:style>
    <style:style style:name="P147" style:family="paragraph" style:parent-style-name="_5b_RPG_5d__20_Táblázat_20_-_20_Fortély_20_hatás" style:list-style-name="L11">
      <style:text-properties fo:background-color="transparent"/>
    </style:style>
    <style:style style:name="P148" style:family="paragraph" style:parent-style-name="_5b_RPG_5d__20_Táblázat_20_-_20_Fortély_20_hatás" style:list-style-name="L12">
      <style:text-properties fo:background-color="transparent"/>
    </style:style>
    <style:style style:name="P149" style:family="paragraph" style:parent-style-name="_5b_RPG_5d__20_Táblázat_20_-_20_Fortély_20_hatás" style:list-style-name="L14">
      <style:text-properties fo:background-color="transparent"/>
    </style:style>
    <style:style style:name="P150" style:family="paragraph" style:parent-style-name="_5b_RPG_5d__20_Táblázat_20_-_20_Fortély_20_hatás" style:list-style-name="L15">
      <style:text-properties fo:background-color="transparent"/>
    </style:style>
    <style:style style:name="P151" style:family="paragraph" style:parent-style-name="_5b_RPG_5d__20_Táblázat_20_-_20_Fortély_20_hatás" style:list-style-name="L16">
      <style:text-properties fo:background-color="transparent"/>
    </style:style>
    <style:style style:name="P152" style:family="paragraph" style:parent-style-name="_5b_RPG_5d__20_Táblázat_20_-_20_Fortély_20_hatás" style:list-style-name="L18">
      <style:paragraph-properties>
        <style:tab-stops>
          <style:tab-stop style:position="0.961cm"/>
        </style:tab-stops>
      </style:paragraph-properties>
      <style:text-properties fo:background-color="transparent"/>
    </style:style>
    <style:style style:name="P153" style:family="paragraph" style:parent-style-name="_5b_RPG_5d__20_Táblázat_20_-_20_Fortély_20_hatás" style:list-style-name="L20">
      <style:text-properties fo:background-color="transparent"/>
    </style:style>
    <style:style style:name="P154" style:family="paragraph" style:parent-style-name="_5b_RPG_5d__20_Táblázat_20_-_20_Fortély_20_hatás" style:list-style-name="L22">
      <style:text-properties fo:background-color="transparent"/>
    </style:style>
    <style:style style:name="P155" style:family="paragraph" style:parent-style-name="_5b_RPG_5d__20_Táblázat_20_-_20_Fortély_20_hatás" style:list-style-name="L23">
      <style:text-properties fo:background-color="transparent"/>
    </style:style>
    <style:style style:name="P156" style:family="paragraph" style:parent-style-name="_5b_RPG_5d__20_Táblázat_20_-_20_Fortély_20_hatás" style:list-style-name="L5">
      <style:text-properties fo:background-color="#ff0000"/>
    </style:style>
    <style:style style:name="P157" style:family="paragraph" style:parent-style-name="_5b_RPG_5d__20_Táblázat_20_-_20_Fortély_20_hatás" style:list-style-name="L20">
      <style:text-properties fo:background-color="#ff0000"/>
    </style:style>
    <style:style style:name="P158" style:family="paragraph" style:parent-style-name="_5b_RPG_5d__20_Táblázat_20_-_20_Fortély_20_hatás" style:list-style-name="L6">
      <style:text-properties style:text-line-through-style="none" fo:font-weight="normal" fo:background-color="#ff6633" style:font-weight-asian="normal" style:font-weight-complex="normal"/>
    </style:style>
    <style:style style:name="P159" style:family="paragraph" style:parent-style-name="_5b_RPG_5d__20_Táblázat_20_-_20_Fortély_20_hatás" style:list-style-name="L6">
      <style:text-properties style:text-line-through-style="none" fo:font-weight="normal" fo:background-color="transparent" style:font-weight-asian="normal" style:font-weight-complex="normal"/>
    </style:style>
    <style:style style:name="P160" style:family="paragraph" style:parent-style-name="_5b_RPG_5d__20_Táblázat_20_-_20_Fortély_20_hatás" style:list-style-name="L6">
      <style:text-properties style:text-line-through-style="none" fo:font-weight="normal" fo:background-color="#ff0000" style:font-weight-asian="normal" style:font-weight-complex="normal"/>
    </style:style>
    <style:style style:name="P161" style:family="paragraph" style:parent-style-name="_5b_RPG_5d__20_Táblázat_20_-_20_Fortély_20_hatás" style:list-style-name="L7">
      <style:text-properties fo:font-style="normal" fo:background-color="transparent" style:font-style-asian="normal" style:font-style-complex="normal"/>
    </style:style>
    <style:style style:name="P162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163" style:family="paragraph" style:parent-style-name="_5b_RPG_5d__20_Táblázat_20_-_20_Fortély_20_hatás" style:list-style-name="L10">
      <style:text-properties fo:font-style="normal" fo:background-color="transparent" style:font-style-asian="normal" style:font-style-complex="normal"/>
    </style:style>
    <style:style style:name="P164" style:family="paragraph" style:parent-style-name="_5b_RPG_5d__20_Táblázat_20_-_20_Fortély_20_hatás" style:list-style-name="L21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65" style:family="paragraph" style:parent-style-name="_5b_RPG_5d__20_Táblázat_20_-_20_Fortély_20_hatás" style:list-style-name="L13">
      <style:text-properties fo:font-weight="normal" fo:background-color="transparent" style:font-weight-asian="normal" style:font-weight-complex="normal"/>
    </style:style>
    <style:style style:name="P166" style:family="paragraph" style:parent-style-name="_5b_RPG_5d__20_Táblázat_20_-_20_Fortély_20_hatás" style:list-style-name="L12">
      <style:text-properties fo:font-weight="normal" fo:background-color="transparent" style:font-weight-asian="normal" style:font-weight-complex="normal"/>
    </style:style>
    <style:style style:name="P167" style:family="paragraph" style:parent-style-name="_5b_RPG_5d__20_Táblázat_20_-_20_Fortély_20_hatás" style:list-style-name="L17">
      <style:paragraph-properties>
        <style:tab-stops>
          <style:tab-stop style:position="0.961cm"/>
        </style:tab-stops>
      </style:paragraph-properties>
    </style:style>
    <style:style style:name="P168" style:family="paragraph" style:parent-style-name="_5b_RPG_5d__20_Táblázat_20_-_20_Fortély_20_hatás" style:list-style-name="L22">
      <style:text-properties style:font-name="FreeSerif6" fo:background-color="transparent" style:font-name-asian="FreeSerif6" style:font-name-complex="FreeSerif6"/>
    </style:style>
    <style:style style:name="P169" style:family="paragraph" style:parent-style-name="_5b_RPG_5d__20_Táblázat_20_-_20_Fortély_20_hatás" style:list-style-name="L6">
      <style:paragraph-properties fo:margin-left="1.251cm" fo:margin-right="0cm" fo:text-indent="0cm" style:auto-text-indent="false"/>
      <style:text-properties style:text-line-through-style="none" fo:font-weight="normal" fo:background-color="#ff0000" style:font-weight-asian="normal" style:font-weight-complex="normal"/>
    </style:style>
    <style:style style:name="P170" style:family="paragraph" style:parent-style-name="_5b_RPG_5d__20_Táblázat_20_-_20_Fortély_20_hatás" style:list-style-name="L6">
      <style:paragraph-properties fo:margin-left="0.817cm" fo:margin-right="0cm" fo:text-indent="0cm" style:auto-text-indent="false"/>
      <style:text-properties style:text-line-through-style="none" fo:font-weight="normal" fo:background-color="transparent" style:font-weight-asian="normal" style:font-weight-complex="normal"/>
    </style:style>
    <style:style style:name="P171" style:family="paragraph" style:parent-style-name="_5b_RPG_5d__20_Táblázat_20_-_20_Fortély_20_hatás" style:list-style-name="L18">
      <style:paragraph-properties fo:margin-left="0.785cm" fo:margin-right="-0.009cm" fo:text-indent="0cm" style:auto-text-indent="false">
        <style:tab-stops>
          <style:tab-stop style:position="0.961cm"/>
        </style:tab-stops>
      </style:paragraph-properties>
      <style:text-properties fo:background-color="transparent"/>
    </style:style>
    <style:style style:name="P172" style:family="paragraph" style:parent-style-name="_5b_RPG_5d__20_Táblázat_20_-_20_Fortély_20_hatás" style:list-style-name="L20">
      <style:paragraph-properties fo:margin-left="0.75cm" fo:margin-right="0cm" fo:text-indent="0cm" style:auto-text-indent="false"/>
      <style:text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background-color="#ff0000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background-color="#ff9966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FreeSerif6"/>
    </style:style>
    <style:style style:name="T13" style:family="text">
      <style:text-properties style:font-name="FreeSerif6" fo:background-color="transparent"/>
    </style:style>
    <style:style style:name="T14" style:family="text">
      <style:text-properties style:font-name="FreeSerif6" fo:background-color="transparent" style:font-name-asian="FreeSerif6" style:font-name-complex="FreeSerif6"/>
    </style:style>
    <style:style style:name="T15" style:family="text">
      <style:text-properties style:font-name="FreeSerif6" fo:font-weight="bold" fo:background-color="transparent" style:font-weight-asian="bold" style:font-weight-complex="bold"/>
    </style:style>
    <style:style style:name="T16" style:family="text">
      <style:text-properties style:font-name="FreeSerif6" style:font-name-asian="FreeSerif6" style:font-name-complex="FreeSerif6"/>
    </style:style>
    <style:style style:name="T17" style:family="text">
      <style:text-properties style:font-name="FreeSerif6" fo:background-color="#ff0000" style:font-name-asian="FreeSerif6" style:font-name-complex="FreeSerif6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style:font-style-asian="normal" style:font-style-complex="normal"/>
    </style:style>
    <style:style style:name="T20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fo:background-color="#e6ff00"/>
    </style:style>
    <style:style style:name="T27" style:family="text"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T28" style:family="text">
      <style:text-properties style:use-window-font-color="true" fo:font-style="normal" fo:font-weight="normal" fo:background-color="#ff0000" style:font-style-asian="normal" style:font-weight-asian="normal" style:font-style-complex="normal" style:font-weight-complex="normal"/>
    </style:style>
    <style:style style:name="T29" style:family="text">
      <style:text-properties style:use-window-font-color="true" fo:font-style="normal" fo:font-weight="bold" fo:background-color="#ff0000" style:font-style-asian="normal" style:font-weight-asian="bold" style:font-style-complex="normal" style:font-weight-complex="bold"/>
    </style:style>
    <style:style style:name="T30" style:family="text">
      <style:text-properties style:use-window-font-color="true" fo:font-weight="bold" fo:background-color="transparent" style:font-weight-asian="bold" style:font-weight-complex="bold"/>
    </style:style>
    <style:style style:name="T31" style:family="text">
      <style:text-properties style:use-window-font-color="true" fo:font-weight="normal" style:font-weight-asian="normal" style:font-weight-complex="normal"/>
    </style:style>
    <style:style style:name="T32" style:family="text">
      <style:text-properties style:use-window-font-color="true" fo:font-weight="normal" fo:background-color="transparent" style:font-weight-asian="normal" style:font-weight-complex="normal"/>
    </style:style>
    <style:style style:name="T33" style:family="text">
      <style:text-properties style:use-window-font-color="true" fo:background-color="transparent"/>
    </style:style>
    <style:style style:name="T34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use-window-font-color="true" style:text-underline-style="none" fo:font-weight="normal" style:font-weight-asian="normal" style:font-weight-complex="normal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line-through-style="none" fo:background-color="transparent"/>
    </style:style>
    <style:style style:name="T39" style:family="text">
      <style:text-properties fo:background-color="#ff6633"/>
    </style:style>
    <style:style style:name="T40" style:family="text">
      <style:text-properties fo:background-color="#23ff23"/>
    </style:style>
    <style:style style:name="T41" style:family="text">
      <style:text-properties style:font-name="Arial" fo:font-style="normal" style:font-style-asian="normal" style:font-style-complex="normal"/>
    </style:style>
    <style:style style:name="T42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43" style:family="text">
      <style:text-properties fo:color="#ffffff" style:text-line-through-style="none" style:font-name="FreeSerif5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color="#ffffff" style:text-line-through-style="none" style:font-name="FreeSerif5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color="#ffffff" style:text-line-through-style="none" style:font-name="FreeSerif5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6" style:family="text">
      <style:text-properties fo:color="#ffffff" style:text-line-through-style="none" style:font-name="FreeSerif5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47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ffffff" style:font-name="Arial" fo:font-style="normal" style:font-style-asian="normal" style:font-style-complex="normal"/>
    </style:style>
    <style:style style:name="T49" style:family="text">
      <style:text-properties fo:background-color="#ffcc99"/>
    </style:style>
    <style:style style:name="T50" style:family="text">
      <style:text-properties fo:background-color="#ff420e"/>
    </style:style>
    <style:style style:name="T51" style:family="text">
      <style:text-properties fo:background-color="#b84700"/>
    </style:style>
    <style:style style:name="T52" style:family="text">
      <style:text-properties style:font-name="FreeSerif2" style:font-name-asian="Sans Serif" style:font-name-complex="Tahoma"/>
    </style:style>
    <style:style style:name="T53" style:family="text">
      <style:text-properties style:text-underline-style="none"/>
    </style:style>
    <style:style style:name="T5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79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868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157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447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736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2.02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.315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604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893cm" text:min-label-width="0.28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13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78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418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57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696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836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0.975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114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254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393cm" text:min-label-width="0.191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29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0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0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0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0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0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0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0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0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0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number text:level="2" style:num-suffix="." style:num-format="1">
        <style:list-level-properties text:space-before="0.48cm" text:min-label-width="0.24cm"/>
      </text:list-level-style-number>
      <text:list-level-style-number text:level="3" style:num-suffix="." style:num-format="1">
        <style:list-level-properties text:space-before="0.72cm" text:min-label-width="0.24cm"/>
      </text:list-level-style-number>
      <text:list-level-style-number text:level="4" style:num-suffix="." style:num-format="1">
        <style:list-level-properties text:space-before="0.959cm" text:min-label-width="0.24cm"/>
      </text:list-level-style-number>
      <text:list-level-style-number text:level="5" style:num-suffix="." style:num-format="1">
        <style:list-level-properties text:space-before="1.199cm" text:min-label-width="0.24cm"/>
      </text:list-level-style-number>
      <text:list-level-style-number text:level="6" style:num-suffix="." style:num-format="1">
        <style:list-level-properties text:space-before="1.439cm" text:min-label-width="0.24cm"/>
      </text:list-level-style-number>
      <text:list-level-style-number text:level="7" style:num-suffix="." style:num-format="1">
        <style:list-level-properties text:space-before="1.679cm" text:min-label-width="0.24cm"/>
      </text:list-level-style-number>
      <text:list-level-style-number text:level="8" style:num-suffix="." style:num-format="1">
        <style:list-level-properties text:space-before="1.919cm" text:min-label-width="0.24cm"/>
      </text:list-level-style-number>
      <text:list-level-style-number text:level="9" style:num-suffix="." style:num-format="1">
        <style:list-level-properties text:space-before="2.159cm" text:min-label-width="0.24cm"/>
      </text:list-level-style-number>
      <text:list-level-style-number text:level="10" style:num-suffix="." style:num-format="1">
        <style:list-level-properties text:space-before="2.399cm" text:min-label-width="0.24cm"/>
      </text:list-level-style-number>
    </text:list-style>
    <text:list-style style:name="L9">
      <text:list-level-style-bullet text:level="1" text:style-name="Bullet_20_Symbols" style:num-prefix=" " style:num-suffix="." text:bullet-char="•">
        <style:list-level-properties text:space-before="0.29cm" text:min-label-width="0.289cm"/>
        <style:text-properties style:font-name="StarSymbol"/>
      </text:list-level-style-bullet>
      <text:list-level-style-number text:level="2" text:style-name="Numbering_20_Symbols" style:num-prefix=" " style:num-suffix="." style:num-format="1" text:display-levels="2">
        <style:list-level-properties text:space-before="0.579cm" text:min-label-width="0.289cm"/>
      </text:list-level-style-number>
      <text:list-level-style-number text:level="3" text:style-name="Numbering_20_Symbols" style:num-prefix=" " style:num-suffix=")" style:num-format="a">
        <style:list-level-properties text:space-before="0.868cm" text:min-label-width="0.289cm"/>
      </text:list-level-style-number>
      <text:list-level-style-bullet text:level="4" text:style-name="Bullet_20_Symbols" style:num-prefix=" " style:num-suffix=" " text:bullet-char="•">
        <style:list-level-properties text:space-before="1.157cm" text:min-label-width="0.28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1.447cm" text:min-label-width="0.28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1.736cm" text:min-label-width="0.28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2.025cm" text:min-label-width="0.28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2.315cm" text:min-label-width="0.28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2.604cm" text:min-label-width="0.28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2.893cm" text:min-label-width="0.28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number text:level="2" style:num-suffix="." style:num-format="1">
        <style:list-level-properties text:space-before="0.579cm" text:min-label-width="0.289cm"/>
      </text:list-level-style-number>
      <text:list-level-style-number text:level="3" style:num-suffix="." style:num-format="1">
        <style:list-level-properties text:space-before="0.868cm" text:min-label-width="0.289cm"/>
      </text:list-level-style-number>
      <text:list-level-style-number text:level="4" style:num-suffix="." style:num-format="1">
        <style:list-level-properties text:space-before="1.157cm" text:min-label-width="0.289cm"/>
      </text:list-level-style-number>
      <text:list-level-style-number text:level="5" style:num-suffix="." style:num-format="1">
        <style:list-level-properties text:space-before="1.447cm" text:min-label-width="0.289cm"/>
      </text:list-level-style-number>
      <text:list-level-style-number text:level="6" style:num-suffix="." style:num-format="1">
        <style:list-level-properties text:space-before="1.736cm" text:min-label-width="0.289cm"/>
      </text:list-level-style-number>
      <text:list-level-style-number text:level="7" style:num-suffix="." style:num-format="1">
        <style:list-level-properties text:space-before="2.025cm" text:min-label-width="0.289cm"/>
      </text:list-level-style-number>
      <text:list-level-style-number text:level="8" style:num-suffix="." style:num-format="1">
        <style:list-level-properties text:space-before="2.315cm" text:min-label-width="0.289cm"/>
      </text:list-level-style-number>
      <text:list-level-style-number text:level="9" style:num-suffix="." style:num-format="1">
        <style:list-level-properties text:space-before="2.604cm" text:min-label-width="0.289cm"/>
      </text:list-level-style-number>
      <text:list-level-style-number text:level="10" style:num-suffix="." style:num-format="1">
        <style:list-level-properties text:space-before="2.893cm" text:min-label-width="0.28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8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89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289cm"/>
      </text:list-level-style-number>
      <text:list-level-style-number text:level="3" style:num-suffix="." style:num-format="1">
        <style:list-level-properties text:space-before="1.905cm" text:min-label-width="0.289cm"/>
      </text:list-level-style-number>
      <text:list-level-style-number text:level="4" style:num-suffix="." style:num-format="1">
        <style:list-level-properties text:space-before="2.54cm" text:min-label-width="0.289cm"/>
      </text:list-level-style-number>
      <text:list-level-style-number text:level="5" style:num-suffix="." style:num-format="1">
        <style:list-level-properties text:space-before="3.175cm" text:min-label-width="0.289cm"/>
      </text:list-level-style-number>
      <text:list-level-style-number text:level="6" style:num-suffix="." style:num-format="1">
        <style:list-level-properties text:space-before="3.81cm" text:min-label-width="0.289cm"/>
      </text:list-level-style-number>
      <text:list-level-style-number text:level="7" style:num-suffix="." style:num-format="1">
        <style:list-level-properties text:space-before="4.445cm" text:min-label-width="0.289cm"/>
      </text:list-level-style-number>
      <text:list-level-style-number text:level="8" style:num-suffix="." style:num-format="1">
        <style:list-level-properties text:space-before="5.08cm" text:min-label-width="0.289cm"/>
      </text:list-level-style-number>
      <text:list-level-style-number text:level="9" style:num-suffix="." style:num-format="1">
        <style:list-level-properties text:space-before="5.715cm" text:min-label-width="0.289cm"/>
      </text:list-level-style-number>
      <text:list-level-style-number text:level="10" style:num-suffix="." style:num-format="1">
        <style:list-level-properties text:space-before="6.35cm" text:min-label-width="0.28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14cm" text:min-label-width="0.13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13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13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13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13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13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13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13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13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139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13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21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302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043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191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13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2cm" text:min-label-width="0.13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3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3cm" text:min-label-width="0.13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3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4cm" text:min-label-width="0.13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3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5cm" text:min-label-width="0.13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39cm"/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space-before="0.19cm" text:min-label-width="0.191cm"/>
        <style:text-properties style:font-name="StarSymbol"/>
      </text:list-level-style-bullet>
      <text:list-level-style-image text:level="2" xlink:href="Pictures/100002000000000A0000000ADDA84F49.gif" xlink:type="simple" xlink:show="embed" xlink:actuate="onLoad">
        <style:list-level-properties text:space-before="0.381cm" text:min-label-width="0.19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0.571cm" text:min-label-width="0.19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0.762cm" text:min-label-width="0.19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0.952cm" text:min-label-width="0.19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1.143cm" text:min-label-width="0.19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1.333cm" text:min-label-width="0.19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1.524cm" text:min-label-width="0.19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.714cm" text:min-label-width="0.19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.905cm" text:min-label-width="0.191cm" style:vertical-pos="middle" style:vertical-rel="line" fo:width="0.265cm" fo:height="0.265cm"/>
      </text:list-level-style-image>
    </text:list-style>
    <text:list-style style:name="L23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Fortélyok</text:subject></text:p>
      <text:p text:style-name="Subtitle">v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>Nonprofit szabályrendszer a M* világához<text:line-break/>Ailtas, 2008</text:p>
      <text:p text:style-name="P129"/>
      <text:p text:style-name="P129"/>
      <text:p text:style-name="P129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130"/>
      <text:p text:style-name="P130"><text:s/><text:span text:style-name="T41">Creative Commons License</text:span></text:p>
      <text:p text:style-name="P131">Ezen dokumentum maga, továbbá részletei, vagy másolatai kizárólag a Creative Commons</text:p>
      <text:p text:style-name="P129"><text:a xlink:type="simple" xlink:href="http://creativecommons.org/licenses/by-nc-sa/2.5/hu/"><text:span text:style-name="T42">Nevezd meg!-Ne add el!-Így add tovább! 2.5 Magyarország</text:span></text:a></text:p>
      <text:p text:style-name="P107"><text:span text:style-name="T41">Licenc feltételeinek megfelelően használható fel</text:span>. </text:p>
      <text:p text:style-name="P17"/>
      <text:p text:style-name="P16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133">1.Fortélyok<text:tab/>3</text:p>
          <text:p text:style-name="P132">1.1.Általános szabályok<text:tab/>4</text:p>
          <text:p text:style-name="P132">1.2.Karmák<text:tab/>5</text:p>
          <text:p text:style-name="P132">1.3.Titkos fortélyok<text:tab/>6</text:p>
          <text:p text:style-name="P134">1.3.1 Titkos harci fortélyok<text:tab/>6</text:p>
          <text:p text:style-name="P134">1.3.2 Titkos általános fortélyok<text:tab/>6</text:p>
          <text:p text:style-name="P134">1.3.3 Titkos alvilági fortélyok<text:tab/>6</text:p>
          <text:p text:style-name="P132">1.4.Harci fortélyok<text:tab/>7</text:p>
          <text:p text:style-name="P132">1.5.Lovas fortélyok<text:tab/>14</text:p>
          <text:p text:style-name="P132">1.6.Íjász, Hajítás fortélyok<text:tab/>15</text:p>
          <text:p text:style-name="P132">1.7.Általános fortélyok<text:tab/>17</text:p>
          <text:p text:style-name="P132">1.8.Alvilági és fizikai fortélyok<text:tab/>18</text:p>
          <text:p text:style-name="P132">1.9.Szociális fortélyok<text:tab/>19</text:p>
          <text:p text:style-name="P132">1.10.Világi Fortélyok<text:tab/>21</text:p>
          <text:p text:style-name="P132">1.11.Tudományos Fortélyok<text:tab/>22</text:p>
          <text:p text:style-name="P132">1.12.Művészeti Fortélyok<text:tab/>23</text:p>
          <text:p text:style-name="P132">1.13.Mágikus, misztikus fortélyok<text:tab/>24</text:p>
          <text:p text:style-name="P132">1.14.Pszí fortélyok<text:tab/>25</text:p>
          <text:p text:style-name="P132">1.15.Slan fortélyok<text:tab/>27</text:p>
        </text:index-body>
      </text:table-of-content>
      <text:p text:style-name="P3"/>
      <text:p text:style-name="P4"/>
      <text:h text:style-name="Heading_20_1" text:outline-level="1">Fortélyok</text:h>
      <text:p text:style-name="P5">A Fortélyok egyedi ismeretek, melyeket ugyanúgy KP-ből vehet fel a karakter, mint a Képzettségeket, de legtöbbször pont rájuk épülnek, kiegészítik őket, valamint kevésbé differenciált tudást takarnak.</text:p>
      <text:p text:style-name="P5"/>
      <text:h text:style-name="Heading_20_2" text:outline-level="2">Általános szabályok</text:h>
      <text:list text:style-name="L1">
        <text:list-item>
          <text:p text:style-name="P138"><text:s/>A Fortélyokat nehézségük és összetettségük szerint csoportosítjuk. Lehetnek 1, vagy több fokúak.</text:p>
        </text:list-item>
        <text:list-item>
          <text:p text:style-name="P138">Minden fok költsége: <text:span text:style-name="T5">15KP</text:span></text:p>
        </text:list-item>
        <text:list-item>
          <text:p text:style-name="P136">Több fokú Fortélyoknál szintenként csak egy fokot lehet fejlődni akkor is, ha lenne elég KP több fokra is! Ez alól kivétel az 1. szint (karakteralkotás).</text:p>
        </text:list-item>
      </text:list>
      <text:list text:style-name="L2">
        <text:list-item>
          <text:p text:style-name="P139">Egy szintlépés alkalmával nem vehető fel két olyan Fortély, amely ugyanazt a jellemzőt/képzettséget, stb módosítja.</text:p>
        </text:list-item>
        <text:list-item>
          <text:p text:style-name="P139">A fortélyoknak lehetnek követelményei: Tulajdonságok elvárt értékei, képzettségek elvárt szintje, esetleg más fortélyok megléte, vagy valamilyen nem számszerűsíthető körülmény.</text:p>
        </text:list-item>
      </text:list>
      <text:p text:style-name="P5"/>
      <text:h text:style-name="P15" text:outline-level="2">Karmák</text:h>
      <text:p text:style-name="Text_20_body">A Karmák speciális jellemvonások, melyeket a fortély rendszeren belül kezelünk, de nem kerülnek KP-ba. Követelményeik nem számszerűek, hanem valamely esemény, különleges cselekedet. <text:s/>Így nem kerülnek KP-ba sem, kaland során lehet „megszerezni” őket. Hatásuk a karakter Auráján is megjelenik. Minden esetben a KM adja őket, a játékos nem veheti fel önként, valamint nem követelheti azt a KM-en. </text:p>
      <text:p text:style-name="Text_20_body">A lenti karmák <text:s/>nem feltétlenül fednek le mindent, a KM ha úgy érzi az adott kaland hangulatához illene egy új, általa kitalált Karma, akkor nyugodtan megadhatja, de legyen tekintettel az erőviszonyokra, Karmaként csak valamilyen színesítő ismeretet adjon.</text:p>
      <text:p text:style-name="Text_20_body">A karmák lehetnek a fortélyokhoz hasonlóan fokkal, vagy %-kal jellemezhetőek.</text:p>
      <text:p text:style-name="Text_20_body">Versenyeken, klubokban viszont csak és kizárólag az itt leírt Karmákat adhatja meg a KM a játékossal való egyeztetés után!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column table:style-name="Táblázat13.E"/>
        <table:table-row table:style-name="Táblázat13.1">
          <table:table-cell table:style-name="Táblázat13.A1" table:number-columns-spanned="5" office:value-type="string">
            <text:p text:style-name="_5b_RPG_5d__20_Táblázattartalom_20_1">Általáno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2" office:value-type="string">
            <text:p text:style-name="P22"/>
          </table:table-cell>
          <table:table-cell table:style-name="Táblázat13.A2" office:value-type="string">
            <text:p text:style-name="P27">Karma neve</text:p>
          </table:table-cell>
          <table:table-cell table:style-name="Táblázat13.A2" office:value-type="string">
            <text:p text:style-name="P27">Mérték</text:p>
          </table:table-cell>
          <table:table-cell table:style-name="Táblázat13.A2" office:value-type="string">
            <text:p text:style-name="P30">Követelmény</text:p>
          </table:table-cell>
          <table:table-cell table:style-name="Táblázat13.E2" office:value-type="string">
            <text:p text:style-name="P70">Hatás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Hős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77">Mindig segít a bajba jutottakon, mindig kész az önfeláldozásra, mindig a jó ügy érdekében cselekszik. Aki sok-sok hőstettet hajt végre, megkapja ezt a Karmát. </text:p>
          </table:table-cell>
          <table:table-cell table:style-name="Táblázat13.E3" office:value-type="string">
            <text:p text:style-name="P97">Pro:<text:line-break/>Ez ténylegesen megnöveli az értékeit (mértékét még megbeszéljük), segítve ezzel további hőstetteit. </text:p>
            <text:p text:style-name="P97">Kontra:<text:line-break/> Elég csak egyetlen rossz cselekedet, és elveszíti a karmát, és soha többé nem lehet visszaszerezni! Ekkor egy bukott hős karma a jutalma...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Bajnok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29">Hasonlít a hősre, de már nem feltétlenül kell jónak lennie. A hőstettei egyetlen csoportra korlátozódik. Ő a csoport hőse, egymaga hoz dicsőséget / védelmezi meg / viszi győzelemre a csoportot. Pl: Achilles</text:p>
          </table:table-cell>
          <table:table-cell table:style-name="Táblázat13.E3" office:value-type="string">
            <text:p text:style-name="P67">??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Alkoholista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30">No comment :)</text:p>
          </table:table-cell>
          <table:table-cell table:style-name="Táblázat13.E3" office:value-type="string">
            <text:p text:style-name="P67">??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Gyerekgyilkos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28">Gyereket ölt</text:p>
          </table:table-cell>
          <table:table-cell table:style-name="Táblázat13.E3" office:value-type="string">
            <text:p text:style-name="P68">Az ilyen karma lemoshatatlan, aurán jól látható mocskos szégyenfolt.</text:p>
            <text:p text:style-name="P68">Történettől függően rossz hírnév is társulhat hozzá. Ha megtudják, kultúrától függő negatív hatások érik. Kiközösítés, lincselés...</text:p>
          </table:table-cell>
        </table:table-row>
        <text:soft-page-break/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51">Gyilkos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31">Minimum 100 sikeres orvgyilkosság</text:p>
          </table:table-cell>
          <table:table-cell table:style-name="Táblázat13.E3" office:value-type="string">
            <text:p text:style-name="_5b_RPG_5d__20_Táblázat_20_-_20_Fortély_20_hatás"><text:span text:style-name="_5b_RPG_5d_Kiemelt_20_kifejezés"><text:span text:style-name="T27">A rengeteg gyilkosság megmérgezte a lelkedet, ha nem leplezed, Aurádon jól láthatóak a sötét foltok, melyek beszennyezik.</text:span></text:span></text:p>
            <text:p text:style-name="_5b_RPG_5d__20_Táblázat_20_-_20_Fortély_20_hatás"><text:span text:style-name="_5b_RPG_5d_Kiemelt_20_kifejezés"><text:span text:style-name="T27"/></text:span></text:p>
            <text:p text:style-name="_5b_RPG_5d__20_Táblázat_20_-_20_Fortély_20_hatás"><text:span text:style-name="_5b_RPG_5d_Kiemelt_20_kifejezés">Hatása</text:span><text:span text:style-name="_5b_RPG_5d_Kiemelt_20_kifejezés">:</text:span></text:p>
            <text:list text:style-name="L3">
              <text:list-item>
                <text:p text:style-name="P143"><text:span text:style-name="_5b_RPG_5d_Kiemelt_20_kifejezés"><text:span text:style-name="T28">Nem gyógyíthatsz se világi, se mágikus úton</text:span></text:span></text:p>
              </text:list-item>
              <text:list-item>
                <text:p text:style-name="P143"><text:span text:style-name="_5b_RPG_5d_Kiemelt_20_kifejezés"><text:span text:style-name="T29">TODO</text:span></text:span></text:p>
              </text:list-item>
            </text:list>
          </table:table-cell>
        </table:table-row>
        <table:table-row table:style-name="Táblázat13.1">
          <table:table-cell table:style-name="Táblázat13.A8" table:number-columns-spanned="5" office:value-type="string">
            <text:p text:style-name="_5b_RPG_5d__20_Táblázattartalom_20_1">Mágikus, misztiku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Összhang (%)</text:p>
          </table:table-cell>
          <table:table-cell table:style-name="Táblázat13.B3" office:value-type="string">
            <text:p text:style-name="P25">%</text:p>
          </table:table-cell>
          <table:table-cell table:style-name="Táblázat13.B3" office:value-type="string">
            <text:p text:style-name="P28">Előtörténet</text:p>
          </table:table-cell>
          <table:table-cell table:style-name="Táblázat13.E3" office:value-type="string">
            <text:p text:style-name="P68">Mágikus karma</text:p>
            <text:p text:style-name="P68">Például:</text:p>
            <text:list text:style-name="L4">
              <text:list-item>
                <text:p text:style-name="P144">Esőben varázsló (30%)</text:p>
              </text:list-item>
              <text:list-item>
                <text:p text:style-name="P144">Tömegben varázsló (20%)</text:p>
              </text:list-item>
              <text:list-item>
                <text:p text:style-name="P144">stb</text:p>
              </text:list-item>
            </text:list>
            <text:p text:style-name="P68">lásd a Mágia fejezet „Összhang karmák” fejezetét!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51">Profán</text:p>
          </table:table-cell>
          <table:table-cell table:style-name="Táblázat13.B3" office:value-type="string">
            <text:p text:style-name="P25">??</text:p>
          </table:table-cell>
          <table:table-cell table:style-name="Táblázat13.B3" office:value-type="string">
            <text:p text:style-name="P31">„A cipőfűzőjét is mágiával köti be”</text:p>
            <text:p text:style-name="P31">Minden apró piszlicsáré ügyet mágiával intéz, csak megmozdulni ne kelljen :)</text:p>
          </table:table-cell>
          <table:table-cell table:style-name="Táblázat13.E3" office:value-type="string">
            <text:p text:style-name="_5b_RPG_5d__20_Táblázat_20_-_20_Fortély_20_hatás">Pro:</text:p>
            <text:p text:style-name="_5b_RPG_5d__20_Táblázat_20_-_20_Fortély_20_hatás">Az apró, kis hatású varázslatokat ingyen, vagy 1-2 Manáért tudja alkalmazni, annyira megszokottá, begyakorolttá vált a használatuk.</text:p>
            <text:p text:style-name="_5b_RPG_5d__20_Táblázat_20_-_20_Fortély_20_hatás">Kontra:</text:p>
            <text:list text:style-name="L5">
              <text:list-item>
                <text:p text:style-name="P156">A nagy hatalmú varázslatokat dupla Manáért tudja csak alkalmazni</text:p>
              </text:list-item>
              <text:list-item>
                <text:p text:style-name="P156">Nem képes Rituális mágiák alkalmazására</text:p>
              </text:list-item>
            </text:list>
          </table:table-cell>
        </table:table-row>
      </table:table>
      <text:p text:style-name="Standard"/>
      <text:h text:style-name="Heading_20_2" text:outline-level="2">Titkos fortélyok</text:h>
      <text:p text:style-name="Text_20_body">A Titkos fortélyok általában egyes képzettségek nagyon magas szinten történő művelői által, kivételes esetben tanulható – legtöbbször félmágikus – ismeretek.</text:p>
      <text:h text:style-name="P106" text:outline-level="3">Titkos harci fortélyok</text:h>
      <text:p text:style-name="P103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E"/>
        <table:table-row table:style-name="Táblázat4.1">
          <table:table-cell table:style-name="Táblázat4.A1" office:value-type="string">
            <text:p text:style-name="P24"/>
          </table:table-cell>
          <table:table-cell table:style-name="Táblázat4.B1" office:value-type="string">
            <text:p text:style-name="P51">Kobratánc</text:p>
          </table:table-cell>
          <table:table-cell table:style-name="Táblázat4.B1" office:value-type="string">
            <text:p text:style-name="P40">???</text:p>
          </table:table-cell>
          <table:table-cell table:style-name="Táblázat4.B1" office:value-type="string">
            <text:p text:style-name="_5b_RPG_5d__20_Táblázattartalom_20_1">Gorviki fejvadászklán</text:p>
            <text:p text:style-name="_5b_RPG_5d__20_Táblázattartalom_20_1">Összpontosítás – <text:span text:style-name="T7">9.szint ?</text:span></text:p>
            <text:p text:style-name="_5b_RPG_5d__20_Táblázattartalom_20_1">Kétkezes harc – 2.fok</text:p>
            <text:p text:style-name="_5b_RPG_5d__20_Táblázattartalom_20_1">Kardvívás – <text:span text:style-name="T7">9.szint</text:span></text:p>
          </table:table-cell>
          <table:table-cell table:style-name="Táblázat4.E1" office:value-type="string">
            <text:p text:style-name="P80">Végtagokat, hasat, páncéltalan részeket támad.</text:p>
            <text:p text:style-name="P80">Hatása: harci transz <text:span text:style-name="T39">(kizökkenéshez mi kell?)</text:span></text:p>
            <text:list text:style-name="L6">
              <text:list-item>
                <text:p text:style-name="P158">Nő a harcos Sebesség értéke: +5</text:p>
              </text:list-item>
              <text:list-item>
                <text:p text:style-name="P169">Ez értelmetlen, mert annyit támad, amennyit az ellenfelek rá!!</text:p>
              </text:list-item>
              <text:list-item>
                <text:p text:style-name="P159">Sebzés: k20+2 SP <text:span text:style-name="T8">(semmi más bónusz nem számít ) </text:span></text:p>
              </text:list-item>
              <text:list-item>
                <text:p text:style-name="P159">TÉ: +10</text:p>
              </text:list-item>
              <text:list-item>
                <text:p text:style-name="P160">Páncéldobás esélyeit módosítja: </text:p>
              </text:list-item>
              <text:list-item>
                <text:p text:style-name="P169">nagyobb esély a végtagokra <text:s/>VAGY</text:p>
              </text:list-item>
              <text:list-item>
                <text:p text:style-name="P169">-20% a páncéldobásra</text:p>
              </text:list-item>
              <text:list-item>
                <text:p text:style-name="P159">Támadások száma: max annyi, amennyi az ellenfél(felek) támadásai össz, mivel regál a támadásokra. Lemesélve:</text:p>
              </text:list-item>
              <text:list-item>
                <text:p text:style-name="P170">Ő dob először (megelőző) támadást. Ha az sikeres (sebző), akkor az ellenfél elveszíti a támadását.</text:p>
              </text:list-item>
            </text:list>
          </table:table-cell>
        </table:table-row>
      </table:table>
      <text:p text:style-name="P105"/>
      <text:h text:style-name="Heading_20_3" text:outline-level="3">Titkos általános fortélyok</text:h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row>
          <table:table-cell table:style-name="Táblázat7.A1" office:value-type="string">
            <text:p text:style-name="_5b_RPG_5d__20_Táblázatfejléc"/>
          </table:table-cell>
          <table:table-cell table:style-name="Táblázat7.A1" office:value-type="string">
            <text:p text:style-name="_5b_RPG_5d__20_Táblázatfejléc">Fortély neve</text:p>
          </table:table-cell>
          <table:table-cell table:style-name="Táblázat7.A1" office:value-type="string">
            <text:p text:style-name="_5b_RPG_5d__20_Táblázatfejléc">Max fok</text:p>
          </table:table-cell>
          <table:table-cell table:style-name="Táblázat7.A1" office:value-type="string">
            <text:p text:style-name="_5b_RPG_5d__20_Táblázatfejléc">Követelménye</text:p>
          </table:table-cell>
          <table:table-cell table:style-name="Táblázat7.E1" office:value-type="string">
            <text:p text:style-name="_5b_RPG_5d__20_Táblázatfejléc">Hatás, megjegyzés</text:p>
          </table:table-cell>
        </table:table-row>
        <table:table-row>
          <table:table-cell table:style-name="Táblázat7.A2" office:value-type="string">
            <text:p text:style-name="P66"/>
          </table:table-cell>
          <table:table-cell table:style-name="Táblázat7.B2" office:value-type="string">
            <text:p text:style-name="_5b_RPG_5d__20_Táblázattartalom_20_1">Állat testvér</text:p>
          </table:table-cell>
          <table:table-cell table:style-name="Táblázat7.B2" office:value-type="string">
            <text:p text:style-name="P9">1 fok</text:p>
          </table:table-cell>
          <table:table-cell table:style-name="Táblázat7.B2" office:value-type="string">
            <text:p text:style-name="P46">Idomítás – <text:span text:style-name="T39">15.szint</text:span></text:p>
            <text:p text:style-name="P62">vagy</text:p>
            <text:p text:style-name="P46">Lovaglás – <text:span text:style-name="T39">15.szint</text:span><text:line-break/><text:span text:style-name="T8">(csak lóra)</text:span></text:p>
            <text:p text:style-name="P62">vagy</text:p>
            <text:p text:style-name="P46">Léglovaglás – <text:span text:style-name="T39">15.szint</text:span></text:p>
            <text:p text:style-name="P63">(csak adott fajú repülő lényre)</text:p>
            <text:p text:style-name="P63"/>
            <text:p text:style-name="P55">Fogékonyság: +3</text:p>
          </table:table-cell>
          <table:table-cell table:style-name="Táblázat7.E2" office:value-type="string">
            <text:p text:style-name="P47">A felsorolt 3 képzettség legfelső fokán már olyan magas fokú kapcsolat jön létre ember és állat között – szinte lelki társsá válnak –, ami korlátozott telepátiát hoz létre.</text:p>
            <text:p text:style-name="P47">Az ilyen kapcsolat csak egyszerűbb érzelmek, hangulatok, parancsok közvetítésére alkalmas. </text:p>
            <text:p text:style-name="P47"><text:span text:style-name="T37">Megjegyzés</text:span>: a kapcsolat olyan <text:span text:style-name="T37">konkrét</text:span> állatokra vonatkozik, akikkel legalább 1 éve szoros napi érintkezésben van.</text:p>
          </table:table-cell>
        </table:table-row>
      </table:table>
      <text:p text:style-name="P102"/>
      <text:h text:style-name="Heading_20_3" text:outline-level="3"><text:soft-page-break/>Titkos alvilági fortélyo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column table:style-name="Táblázat12.E"/>
        <table:table-row>
          <table:table-cell table:style-name="Táblázat12.A1" office:value-type="string">
            <text:p text:style-name="_5b_RPG_5d__20_Táblázatfejléc"/>
          </table:table-cell>
          <table:table-cell table:style-name="Táblázat12.A1" office:value-type="string">
            <text:p text:style-name="_5b_RPG_5d__20_Táblázatfejléc">Fortély neve</text:p>
          </table:table-cell>
          <table:table-cell table:style-name="Táblázat12.A1" office:value-type="string">
            <text:p text:style-name="_5b_RPG_5d__20_Táblázatfejléc">Max fok</text:p>
          </table:table-cell>
          <table:table-cell table:style-name="Táblázat12.A1" office:value-type="string">
            <text:p text:style-name="_5b_RPG_5d__20_Táblázatfejléc">Követelménye</text:p>
          </table:table-cell>
          <table:table-cell table:style-name="Táblázat12.E1" office:value-type="string">
            <text:p text:style-name="_5b_RPG_5d__20_Táblázatfejléc">Hatás, megjegyzés</text:p>
          </table:table-cell>
        </table:table-row>
        <table:table-row>
          <table:table-cell table:style-name="Táblázat12.A2" office:value-type="string">
            <text:p text:style-name="P21"/>
          </table:table-cell>
          <table:table-cell table:style-name="Táblázat12.B2" office:value-type="string">
            <text:p text:style-name="P25">Élő álca</text:p>
          </table:table-cell>
          <table:table-cell table:style-name="Táblázat12.B2" office:value-type="string">
            <text:p text:style-name="P25">1 fok</text:p>
          </table:table-cell>
          <table:table-cell table:style-name="Táblázat12.B2" office:value-type="string">
            <text:p text:style-name="P25">Álcázás/Álruha: 15.szint</text:p>
          </table:table-cell>
          <table:table-cell table:style-name="Táblázat12.E2" office:value-type="string">
            <text:p text:style-name="P68">Titkos, félmágikus ismeret. Csak az álcázás legnagyobb mesterei ismerik – állítólag.</text:p>
            <text:p text:style-name="P68">Alkalmazója kellékek nélkül is képes átformálni vonásait. A hatás csak annyi lehet, amennyit maszkkészítő eszközökkel is el tudna érni. Például: pár perc alatt szakállat, bajszot növeszt, ráncokat varázsol az arcára, megváltozik szeme színe, stb.</text:p>
          </table:table-cell>
        </table:table-row>
        <table:table-row>
          <table:table-cell table:style-name="Táblázat12.A2" office:value-type="string">
            <text:p text:style-name="P21"/>
          </table:table-cell>
          <table:table-cell table:style-name="Táblázat12.B2" office:value-type="string">
            <text:p text:style-name="P25">Tapadás</text:p>
          </table:table-cell>
          <table:table-cell table:style-name="Táblázat12.B2" office:value-type="string">
            <text:p text:style-name="P25">1 fok</text:p>
          </table:table-cell>
          <table:table-cell table:style-name="Táblázat12.B2" office:value-type="string">
            <text:p text:style-name="P25">Mászás:</text:p>
            <text:p text:style-name="P25">15.szint</text:p>
          </table:table-cell>
          <table:table-cell table:style-name="Táblázat12.E2" office:value-type="string">
            <text:p text:style-name="P68">Titkos, félmágikus ismeret. <text:s/></text:p>
            <text:p text:style-name="P68">Képes vagy pókként megtapadni a falon – akár a mennyezeten is. A kapaszkodáshoz nincs szükséged kiszögelésre.</text:p>
          </table:table-cell>
        </table:table-row>
      </table:table>
      <text:p text:style-name="Standard"/>
      <text:h text:style-name="P15" text:outline-level="2">Harci fortélyok</text:h>
      <text:p text:style-name="P128">Ötlet_1: HM követelményt bevezethetnénk: pl. 30 elköltött HM kell, hogy fel lehessen venni egy bizonyos fortélyt.</text:p>
      <text:p text:style-name="P128">Ötlet_2: <text:s/>a halálos harci fortély-kombók ellen: minden fortély adjon valamilyen típusú „karmát” és legyen „karma-limit” típusoktól függően (karakter jellemétől függjön, hol a limit...?)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row table:style-name="Táblázat3.1">
          <table:table-cell table:style-name="Táblázat3.A1" office:value-type="string">
            <text:p text:style-name="_5b_RPG_5d__20_Táblázatfejléc"/>
          </table:table-cell>
          <table:table-cell table:style-name="Táblázat3.A1" office:value-type="string">
            <text:p text:style-name="_5b_RPG_5d__20_Táblázatfejléc">Fortély neve</text:p>
          </table:table-cell>
          <table:table-cell table:style-name="Táblázat3.A1" office:value-type="string">
            <text:p text:style-name="_5b_RPG_5d__20_Táblázatfejléc">Max fok</text:p>
          </table:table-cell>
          <table:table-cell table:style-name="Táblázat3.A1" office:value-type="string">
            <text:p text:style-name="_5b_RPG_5d__20_Táblázatfejléc">Követelménye</text:p>
          </table:table-cell>
          <table:table-cell table:style-name="Táblázat3.E1" office:value-type="string">
            <text:p text:style-name="_5b_RPG_5d__20_Táblázatfejléc">Hatás, megjegyzés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Alakzatharc</text:p>
          </table:table-cell>
          <table:table-cell table:style-name="Táblázat3.B2" office:value-type="string">
            <text:p text:style-name="P28">Lásd a leírást!</text:p>
          </table:table-cell>
          <table:table-cell table:style-name="Táblázat3.B2" office:value-type="string">
            <text:p text:style-name="P31">A társak is ismerjék az adott alakzatot</text:p>
            <text:p text:style-name="P31">+</text:p>
            <text:p text:style-name="P31">Alakzat függő, lásd azok leírását!</text:p>
          </table:table-cell>
          <table:table-cell table:style-name="Táblázat3.E2" office:value-type="string">
            <text:p text:style-name="P84">Sok féle alakzat létezik. Gyalogos, kisebb létszámra, nagy, csatatéri formációkra tervezett, valamint lovas alakzatok.</text:p>
            <text:p text:style-name="P84">Az Alakzatharc fortélyt akárhányszor felveheted. Ilyenkor választhatsz 2 alakzatot, melyek megtanulásának követelményeit teljesíteni tudod.</text:p>
            <text:p text:style-name="P84"/>
            <text:p text:style-name="P84">Egyes alakzatok ismeretének több foka van, ezekre külön költeni kell. Például egy "Lovas ék" alakzat 2.fokához külön alakzatként ismerni kell már a "Lovas ék" 1.fokát is.</text:p>
            <text:p text:style-name="P84"/>
            <text:p text:style-name="P84">Ha egy csoportban a társak legalább fele alacsonyabb fokon ismeri az adott alakzatot, akkor mindenkire az alacsonyabb bónuszok érvényesek.</text:p>
            <text:p text:style-name="P84"/>
            <text:p text:style-name="P72">A választható alakzatok (kicsi, nagy, lovas) listáját lásd a Harcrendszer fejezet "Harci alakzatok" fejezetében.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Fárasztás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Harcmodor: 6.szint</text:p>
            <text:p text:style-name="P28">Ügyesség: +1</text:p>
          </table:table-cell>
          <table:table-cell table:style-name="Táblázat3.E2" office:value-type="string">
            <text:p text:style-name="_5b_RPG_5d__20_Táblázat_20_-_20_Fortély_20_hatás"><text:span text:style-name="T23">Ha a </text:span><text:span text:style-name="T18">Fárasztás</text:span><text:span text:style-name="T23"> harci taktikát alkalmazod és rendelkezel ezzel a harci fortéllyal, akkor további </text:span><text:span text:style-name="T20">+3 VÉ</text:span><text:span text:style-name="T23">-t csökkentesz ellenfeleden támadáskor.</text:span></text:p>
            <text:p text:style-name="P83">A fortély nagy ismerői a bajvívók és harcosok.</text:p>
            <text:p text:style-name="P83">Pusztításban nem alkalmazható.</text:p>
          </table:table-cell>
        </table:table-row>
        <table:table-row table:style-name="Táblázat3.1">
          <table:table-cell table:style-name="Táblázat3.A2" office:value-type="string">
            <text:p text:style-name="P57"/>
          </table:table-cell>
          <table:table-cell table:style-name="Táblázat3.B2" office:value-type="string">
            <text:p text:style-name="P119">Belharc -</text:p>
            <text:p text:style-name="P120">konkrét fegyver</text:p>
          </table:table-cell>
          <table:table-cell table:style-name="Táblázat3.B2" office:value-type="string">
            <text:p text:style-name="P117">2 fok</text:p>
          </table:table-cell>
          <table:table-cell table:style-name="Táblázat3.B2" office:value-type="string">
            <text:p text:style-name="P124">1.fok:</text:p>
            <text:p text:style-name="P122">Ügyesség, Gyorsaság: +1</text:p>
            <text:p text:style-name="P122">Közelharc - 6.szint</text:p>
            <text:p text:style-name="P122"/>
            <text:p text:style-name="P124">2.fok:</text:p>
            <text:p text:style-name="P122">Ügyesség, Gyorsaság: +2</text:p>
            <text:p text:style-name="P122">Közelharc - 9.szint</text:p>
            <text:p text:style-name="P122">Használt fegyverre: Mesterfegyver - 1.fok</text:p>
          </table:table-cell>
          <table:table-cell table:style-name="Táblázat3.E2" office:value-type="string">
            <text:p text:style-name="P123">Testközelben érzed igazában elemedben magad.</text:p>
            <text:p text:style-name="P123">Sikeres „Belharcba kerülés” manőver esetén Belharci szituációba kerülsz és harcértékeidre a következő pluszok járnak:</text:p>
            <text:p text:style-name="P125">KÉ: +2, <text:s/>TÉ: +3, <text:s/>VÉ: +3</text:p>
            <text:p text:style-name="P13"><text:span text:style-name="T37">Fontos</text:span>: ezt a fortélyt konkrét fegyverre (Puszta kéz is ide tartozik) kell felvenni, csak annak használatakor járnak a bónuszok. A Belharcot így többször is fel lehet venni.</text:p>
            <text:p text:style-name="P13"><text:span text:style-name="T33">Az ellenfél módosítóinak változását lásd a Harcrendszer fejezet „</text:span><text:span text:style-name="T30">Belharc</text:span><text:span text:style-name="T33">” harci taktika leírásánál!</text:span>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Fegyverrántás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28"><text:span text:style-name="T3">1.fok</text:span>: </text:p>
            <text:p text:style-name="P28">Gyorsaság: +1</text:p>
            <text:p text:style-name="P28"><text:span text:style-name="T3">2.fok</text:span>: </text:p>
            <text:p text:style-name="P28">Gyorsaság: +2</text:p>
          </table:table-cell>
          <table:table-cell table:style-name="Táblázat3.E2" office:value-type="string">
            <text:p text:style-name="P84">Bónuszok fegyverrántás szituációban </text:p>
            <text:p text:style-name="P84">(az alkalmazó oldalán):</text:p>
            <text:p text:style-name="_5b_RPG_5d__20_Táblázat_20_-_20_Fortély_20_hatás"><text:span text:style-name="T19">1.fok</text:span><text:span text:style-name="T23">:: +5KÉ </text:span></text:p>
            <text:p text:style-name="_5b_RPG_5d__20_Táblázat_20_-_20_Fortély_20_hatás"><text:span text:style-name="T18">2.fok</text:span><text:span text:style-name="T23">: +10KÉ</text:span></text:p>
            <text:p text:style-name="_5b_RPG_5d__20_Táblázat_20_-_20_Fortély_20_hatás">Bővebben <text:s/>lásd a <text:span text:style-name="T21">Harcrendszer fejezet </text:span><text:span text:style-name="T18">Fegyverrántás</text:span><text:span text:style-name="T21"> alfejezetét!</text:span>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Forgószél támadás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Min. 2 támadás</text:p>
            <text:p text:style-name="P28">Harcmodor: 6.szint</text:p>
            <text:p text:style-name="P28"/>
            <text:p text:style-name="P28">Manőver ismeret: Kibontakozás/Átsiklás<text:line-break/>(1.fok)</text:p>
          </table:table-cell>
          <table:table-cell table:style-name="Táblázat3.E2" office:value-type="string">
            <text:p text:style-name="P68">1db támadást adhatsz le a körben, de azt egyszerre több ellenfél ellen (akik a fegyvered hatótávolságán belül vannak)</text:p>
            <text:p text:style-name="P68">Közelharcban nem alkalmazható!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Gyors kezdeményezés</text:p>
          </table:table-cell>
          <table:table-cell table:style-name="Táblázat3.B2" office:value-type="string">
            <text:p text:style-name="P25">1 fok</text:p>
          </table:table-cell>
          <table:table-cell table:style-name="Táblázat3.B2" office:value-type="string">
            <text:p text:style-name="P31">Gyorsaság: +2</text:p>
          </table:table-cell>
          <table:table-cell table:style-name="Táblázat3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Harc helyhez kötve 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Önuralom: +1</text:p>
            <text:p text:style-name="P28">Harcmodor: 3.szint</text:p>
          </table:table-cell>
          <table:table-cell table:style-name="Táblázat3.E2" office:value-type="string">
            <text:p text:style-name="P68">Felezi a <text:span text:style-name="T36">Harc helyhez kötve szituációt levonásait:</text:span></text:p>
            <text:p text:style-name="P89">-5 KÉ, -10 TÉ, -10 VÉ</text:p>
          </table:table-cell>
        </table:table-row>
        <table:table-row table:style-name="Táblázat3.1">
          <table:table-cell table:style-name="Táblázat3.A9" office:value-type="string">
            <text:p text:style-name="P21"/>
          </table:table-cell>
          <table:table-cell table:style-name="Táblázat3.B2" office:value-type="string">
            <text:p text:style-name="P56">Harci akrobatika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28">1. fok:</text:p>
            <text:p text:style-name="P28">Ügyesség:+2</text:p>
            <text:p text:style-name="P28">Gyorsaság: +2</text:p>
            <text:p text:style-name="P28">Akrobatika: 4.szint</text:p>
            <text:p text:style-name="P28"/>
            <text:p text:style-name="P28">2. fok:</text:p>
            <text:p text:style-name="P28">Ügyesség:+4</text:p>
            <text:p text:style-name="P28">Gyorsaság: +3</text:p>
            <text:p text:style-name="P28">Akrobatika: 8.szint</text:p>
          </table:table-cell>
          <table:table-cell table:style-name="Táblázat3.E2" office:value-type="string">
            <text:p text:style-name="P87"><text:span text:style-name="T5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87"><text:span text:style-name="T5">1.fok</text:span>: Az Akrobatika képzettséged felét hozzáadhatod bónuszként TÉ/VÉ értékeidhez.</text:p>
            <text:p text:style-name="P87">Kibontakozás/Átsiklás manőverre +1 bónuszt kapsz.</text:p>
            <text:p text:style-name="P87"><text:span text:style-name="T5">2.fok</text:span>: Az Akrobatika képzettségedet 1:1 hozzáadhatod bónuszként TÉ/VÉ értékeidhez.</text:p>
            <text:p text:style-name="P87">Kibontakozás/Átsiklás manőverre +3 bónuszt kapsz.</text:p>
            <text:p text:style-name="P87"><text:span text:style-name="T5">Fegyverek</text:span>: A forgatott fegyverek össz pengehossza nem lehet nagyobb, mint 1 penge (Például 1db hosszú kard, vagy 2db rövidkard), továbbá súlyuk is fontos tényező (KM dönt).</text:p>
            <text:p text:style-name="P87"><text:span text:style-name="T5">Vértek</text:span>: a fortély csak olyan hajlékony, könnyű, nem‑fém vértben használható, melynek nem nagyobb MGT-je <text:span text:style-name="T50">X</text:span>-nél.</text:p>
            <text:p text:style-name="P87"><text:span text:style-name="T5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87"><text:span text:style-name="T5">Helyigény</text:span>: a KM dönt, hogy van-e elég hely az alkalmazáshoz, de ne legyen túl szigorú; egy közepes szobában is alkalmazható (falra ugrás, elrugaszkodás, stb).</text:p>
          </table:table-cell>
        </table:table-row>
        <text:soft-page-break/>
        <table:table-row table:style-name="Táblázat3.1">
          <table:table-cell table:style-name="Táblázat3.A9" office:value-type="string">
            <text:p text:style-name="P21"/>
          </table:table-cell>
          <table:table-cell table:style-name="Táblázat3.B2" office:value-type="string">
            <text:p text:style-name="P52">Harci anatómia</text:p>
          </table:table-cell>
          <table:table-cell table:style-name="Táblázat3.B2" office:value-type="string">
            <text:p text:style-name="P28">3</text:p>
          </table:table-cell>
          <table:table-cell table:style-name="Táblázat3.B2" office:value-type="string">
            <text:p text:style-name="P37">1.fok:</text:p>
            <text:p text:style-name="P26">Intelligencia: x <text:line-break/><text:span text:style-name="T51">Harcmodor: 4.szint <text:s/></text:span></text:p>
            <text:p text:style-name="P45"><text:span text:style-name="T7">Összpontosítás: 3.szint</text:span><text:line-break/></text:p>
            <text:p text:style-name="P37">2.fok:</text:p>
            <text:p text:style-name="P26">Intelligencia: y, <text:line-break/>Közelharc: 8.szint</text:p>
            <text:p text:style-name="P26">Összpontosítás: 6.szint</text:p>
            <text:p text:style-name="P26">Élettan - 3.szint</text:p>
            <text:p text:style-name="P45"/>
            <text:p text:style-name="P37">3.(titkos) fok:</text:p>
            <text:p text:style-name="P33">Intelligencia: z</text:p>
            <text:p text:style-name="P33">Fogékonyság: +1</text:p>
            <text:p text:style-name="P33">Élettan - 5.szint</text:p>
            <text:p text:style-name="P33">Közelharc: 12.szint</text:p>
            <text:p text:style-name="P33">Összpontosítás: 9.szint</text:p>
            <text:p text:style-name="P33">Mester, aki tanítja;</text:p>
          </table:table-cell>
          <table:table-cell table:style-name="Táblázat3.E2" office:value-type="string">
            <text:p text:style-name="P81">Ismered a test sebezhető pontjait és tisztában vagy a létfontosságú belső szervek elhelyezkedésével.</text:p>
            <text:p text:style-name="P68"><text:span text:style-name="T5">1. fok</text:span>: +5 SP</text:p>
            <text:list text:style-name="L7">
              <text:list-item>
                <text:p text:style-name="P145">a Visszafogott Csapás harci taktika csak Hátulról támadás esetén működik, harc közben nem.</text:p>
              </text:list-item>
              <text:list-item>
                <text:p text:style-name="P145">„Leütés hátulról” harci szituációban is bónuszt ad.</text:p>
              </text:list-item>
            </text:list>
            <text:p text:style-name="P68"><text:span text:style-name="T5">2 .fok</text:span>: +10 SP</text:p>
            <text:list text:style-name="L8">
              <text:list-item>
                <text:p text:style-name="P146">Harc közben is használható a <text:span text:style-name="T5">Visszafogott Csapás</text:span> harci taktika.</text:p>
              </text:list-item>
            </text:list>
            <text:list text:style-name="L7">
              <text:list-item text:start-value="1">
                <text:p text:style-name="P161">„Leütés hátulról” harci szituációban is bónuszt ad.</text:p>
              </text:list-item>
            </text:list>
            <text:p text:style-name="P81"><text:span text:style-name="T5">3.fok:</text:span> </text:p>
            <text:list text:style-name="L9">
              <text:list-item>
                <text:p text:style-name="P162">Ismer olyan kényes pontokat, amelyekkel béníthat, görcsöt vagy kábulatot okozhat, és az ilyen technikával okozott ugyanilyen hatásokat szüntethet meg. Szemgolyót szedhet ki harc közben.</text:p>
              </text:list-item>
              <text:list-item>
                <text:p text:style-name="P162">A 3.fokot csak fejvadász, boszorkány, boszorkánymester és egyes harcművész iskolákban tanítják</text:p>
              </text:list-item>
            </text:list>
            <text:list text:style-name="L7">
              <text:list-item text:start-value="1">
                <text:p text:style-name="P161">„Leütés hátulról” harci szituációban is bónuszt ad.</text:p>
              </text:list-item>
            </text:list>
            <text:p text:style-name="P81"/>
            <text:p text:style-name="P81"><text:span text:style-name="_5b_RPG_5d_Kiemelt_20_kifejezés"><text:span text:style-name="T34">Megjegyzések</text:span></text:span><text:span text:style-name="_5b_RPG_5d_Kiemelt_20_kifejezés"><text:span text:style-name="T35">:</text:span></text:span></text:p>
            <text:list text:style-name="L10">
              <text:list-item>
                <text:p text:style-name="P163"><text:span text:style-name="_5b_RPG_5d_Kiemelt_20_kifejezés"><text:span text:style-name="T32">A fortély csak elfszabásúak ellen használható, ha anatómiájuk nem titok, vagy nem ismeretlen az alkalmazó számára</text:span></text:span></text:p>
              </text:list-item>
              <text:list-item>
                <text:p text:style-name="P163"><text:span text:style-name="_5b_RPG_5d_Kiemelt_20_kifejezés"><text:span text:style-name="T31">Csatabárdokkal, buzogányokkal, kétkezes fegyverekkel a fortély nem alkalmazható.</text:span></text:span></text:p>
              </text:list-item>
              <text:list-item>
                <text:p text:style-name="P163"><text:span text:style-name="_5b_RPG_5d_Kiemelt_20_kifejezés"><text:span text:style-name="T31">Nem alkalmazható Páncélszúrás manőver alkalmazása közben.</text:span></text:span></text:p>
              </text:list-item>
              <text:list-item>
                <text:p text:style-name="P163"><text:span text:style-name="_5b_RPG_5d_Kiemelt_20_kifejezés"><text:span text:style-name="T31">A fent leírt előnyök nem érvényesülnek bármilyen világi, vagy mágikus módszerrel kiváltott harci lázban.</text:span></text:span>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Harci láz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28"><text:span text:style-name="T5">1.fok: </text:span><text:line-break/>Harcmodor: 3.szint</text:p>
            <text:p text:style-name="P28">Erő,Edzettség:+1</text:p>
            <text:p text:style-name="P35">2.fok:</text:p>
            <text:p text:style-name="P28">Harcmodor: 6.szint</text:p>
            <text:p text:style-name="P28">Erő,Edzettség:+2</text:p>
            <text:p text:style-name="P35">3. (titkos) fok:</text:p>
            <text:p text:style-name="P28">speciális, nem vehető fel KP-ért</text:p>
          </table:table-cell>
          <table:table-cell table:style-name="Táblázat3.E2" office:value-type="string">
            <text:p text:style-name="P68">Harci extázisba esel, melyből nagyon nehéz kizökkenteni. A menekülésre nem gondolsz.</text:p>
            <text:p text:style-name="P68"><text:span text:style-name="T3">1.fok</text:span>: </text:p>
            <text:list text:style-name="L11">
              <text:list-item>
                <text:p text:style-name="P147">Erő, Edzettség, Gyorsaság tulajdonságpróbákra: +1</text:p>
              </text:list-item>
              <text:list-item>
                <text:p text:style-name="P147">KÉ:+2; TÉ:+4 VÉ:-10</text:p>
              </text:list-item>
              <text:list-item>
                <text:p text:style-name="P147">SP: +1</text:p>
              </text:list-item>
              <text:list-item>
                <text:p text:style-name="P147">Harcmodor Sebesség:+1; ÉP:+2</text:p>
              </text:list-item>
              <text:list-item>
                <text:p text:style-name="P147">AME, MME: +5</text:p>
              </text:list-item>
              <text:list-item>
                <text:p text:style-name="P147">Sebesülés TÉ levonása 5-el mérséklődik</text:p>
              </text:list-item>
            </text:list>
            <text:p text:style-name="P68"><text:span text:style-name="T3">2.fok</text:span>: </text:p>
            <text:list text:style-name="L12">
              <text:list-item>
                <text:p text:style-name="P148">Erő, Edzettség, Gyorsaság tulajdonságpróbákra: +2</text:p>
              </text:list-item>
              <text:list-item>
                <text:p text:style-name="P148">KÉ:+4; TÉ:+8 VÉ:-10</text:p>
              </text:list-item>
            </text:list>
            <text:list text:style-name="L11">
              <text:list-item text:start-value="1">
                <text:p text:style-name="P147">SP: +2</text:p>
              </text:list-item>
            </text:list>
            <text:list text:style-name="L12">
              <text:list-item text:start-value="1">
                <text:p text:style-name="P148">Harcmodor Sebesség:+2; ÉP:+4</text:p>
              </text:list-item>
              <text:list-item>
                <text:p text:style-name="P148">AME, MME: +10</text:p>
              </text:list-item>
              <text:list-item>
                <text:p text:style-name="P148">Sebesülés TÉ levonása 10-el mérséklődik</text:p>
              </text:list-item>
            </text:list>
            <text:p text:style-name="P91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text:style-name="L13">
              <text:list-item>
                <text:p text:style-name="P165">Erő, Edzettség, Gyorsaság tulajdonságpróbákra: +3</text:p>
              </text:list-item>
            </text:list>
            <text:list text:style-name="L12">
              <text:list-item text:start-value="1">
                <text:p text:style-name="P148">KÉ:+6; TÉ:+12 VÉ:-10</text:p>
              </text:list-item>
            </text:list>
            <text:list text:style-name="L11">
              <text:list-item text:start-value="1">
                <text:p text:style-name="P147">SP: +3</text:p>
              </text:list-item>
            </text:list>
            <text:list text:style-name="L12">
              <text:list-item text:start-value="1">
                <text:p text:style-name="P148">Harcmodor Sebesség:+3; ÉP:+6</text:p>
              </text:list-item>
              <text:list-item>
                <text:p text:style-name="P148">AME, MME: +10</text:p>
              </text:list-item>
              <text:list-item>
                <text:p text:style-name="P166">Sebesülés TÉ levonása 15-el mérséklődik</text:p>
              </text:list-item>
            </text:list>
            <text:p text:style-name="P68"><text:span text:style-name="T5">Speciális</text:span>: </text:p>
            <text:list text:style-name="L14">
              <text:list-item>
                <text:p text:style-name="P149">Pajzs VÉ nem számít, lövés, mágia, pszi tiltott.</text:p>
              </text:list-item>
              <text:list-item>
                <text:p text:style-name="P149">Hajításnál a fegyver Osztója csökken:-1 <text:span text:style-name="T8">(min 1)</text:span></text:p>
              </text:list-item>
              <text:list-item>
                <text:p text:style-name="P149">A +ÉP a Harci láz alkalmazása alatt adódik csak hozzá az <text:span text:style-name="T37">utolsó</text:span> egészség kategória oszlopához.</text:p>
              </text:list-item>
            </text:list>
            <text:p text:style-name="P91">Bekerülés Harci lázba:</text:p>
            <text:list text:style-name="L15">
              <text:list-item>
                <text:p text:style-name="P150">2 kör hergelés szükséges</text:p>
              </text:list-item>
              <text:list-item>
                <text:p text:style-name="P150">Harc közben elég 1 kör</text:p>
              </text:list-item>
              <text:list-item>
                <text:p text:style-name="P150">Ha sebet kap (vagy okoz magának), akkor szintén elég 1 kör</text:p>
              </text:list-item>
            </text:list>
          </table:table-cell>
        </table:table-row>
        <text:soft-page-break/>
        <table:table-row table:style-name="Táblázat3.1">
          <table:table-cell table:style-name="Táblázat3.A12" office:value-type="string">
            <text:p text:style-name="P65">TÁP</text:p>
          </table:table-cell>
          <table:table-cell table:style-name="Táblázat3.B2" office:value-type="string">
            <text:p text:style-name="P51">Harcos elme</text:p>
          </table:table-cell>
          <table:table-cell table:style-name="Táblázat3.B2" office:value-type="string">
            <text:p text:style-name="P28">4 fok</text:p>
          </table:table-cell>
          <table:table-cell table:style-name="Táblázat3.B2" office:value-type="string">
            <text:p text:style-name="P64">TODO: Erősebb követelményeket!</text:p>
            <text:p text:style-name="P28"><text:span text:style-name="T3">1.fok</text:span>: </text:p>
            <text:p text:style-name="P28">Önuralom: +1</text:p>
            <text:p text:style-name="P28"/>
            <text:p text:style-name="P28"><text:span text:style-name="T3">2.fok</text:span>: </text:p>
            <text:p text:style-name="P28">Önuralom: +2</text:p>
            <text:p text:style-name="P28"/>
            <text:p text:style-name="P28"><text:span text:style-name="T3">3.fok</text:span>: </text:p>
            <text:p text:style-name="P28">Önuralom: +3</text:p>
            <text:p text:style-name="P28"/>
            <text:p text:style-name="P28"><text:span text:style-name="T3">4.fok</text:span><text:span text:style-name="T5">*</text:span>: </text:p>
            <text:p text:style-name="P28">Önuralom: +4</text:p>
            <text:p text:style-name="P28">Chi harc használata</text:p>
          </table:table-cell>
          <table:table-cell table:style-name="Táblázat3.E2" office:value-type="string">
            <text:p text:style-name="P68">A Fortély minden foka </text:p>
            <text:list text:style-name="L16">
              <text:list-item>
                <text:p text:style-name="P151">1 VÉ-t semlegesít az ellenfél VÉ csökkenést okozó támadásaiból. Az ÉP seb okozta VÉ csökkenésre ez nem vonatkozik.</text:p>
              </text:list-item>
              <text:list-item>
                <text:p text:style-name="P151">1 ponttal mérsékeli a sebesülés hatására elszenvedett TÉ csökkenést</text:p>
              </text:list-item>
              <text:list-item>
                <text:p text:style-name="P151">NEM mérsékli a Fárasztás harci taktika használata során az <text:span text:style-name="T37">alkalmazó</text:span> által elszenvedett automatikus VÉ csökkenést.</text:p>
              </text:list-item>
            </text:list>
            <text:p text:style-name="P68"/>
            <text:p text:style-name="P68"><text:span text:style-name="T5">4.(titkos) fok</text:span>: Az alkalmazó VÉ-je Védekező harcban (harci taktika) egyáltalán <text:span text:style-name="T37">nem csökken</text:span> ellenfelei támadásának hatására.</text:p>
          </table:table-cell>
        </table:table-row>
        <table:table-row table:style-name="Táblázat3.1">
          <table:table-cell table:style-name="Táblázat3.A9" office:value-type="string">
            <text:p text:style-name="P28"/>
          </table:table-cell>
          <table:table-cell table:style-name="Táblázat3.B2" office:value-type="string">
            <text:p text:style-name="P38">Hárítófegyver használat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Ügyesség: +1</text:p>
          </table:table-cell>
          <table:table-cell table:style-name="Táblázat3.E2" office:value-type="string">
            <text:p text:style-name="P68"><text:span text:style-name="T3">Alapeset: </text:span><text:span text:style-name="T1"><text:s/>hiába visel valaki hárítófegyvert, ha nem tudja használni, nem kap semmilyen pluszt.</text:span></text:p>
            <text:p text:style-name="P68"><text:span text:style-name="T3">Hatás:</text:span>: Megkapja a hárítófegyver VÉ módosítóját</text:p>
            <text:p text:style-name="P68">Az egyes hárítófegyverek leírását lásd a Harcrendszer „Fegyverek” fejezetében.</text:p>
            <text:p text:style-name="P68">Gyakori hárítófegyverek: Alkarvédő, csatakesztyű, köpeny (köpenyvívás), tonfa, fejvadászkard.</text:p>
            <text:p text:style-name="P68"><text:span text:style-name="T5">Megjegyzés</text:span>:: Egyszerre legfeljebb 1db hárítófegyver használható! Pusztító fegyverek és kétkezes, vagy nagyobb kardok ellen hatástalan, nem ad védelmet.</text:p>
            <text:p text:style-name="P68"><text:span text:style-name="T5">Megjegyezés 2</text:span>: a hárítófegyverre is felvehető Mesterfegyver fortély. Ekkor annak VÉ bónusza is beszámít.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Kaszabolás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28"><text:span text:style-name="T5">1.fok:</text:span> <text:line-break/>Erő: +1, Harcmodor: 4</text:p>
            <text:p text:style-name="P28"><text:span text:style-name="T5">2.fok:</text:span> <text:line-break/>Erő: +1, Harcmodor: 8</text:p>
          </table:table-cell>
          <table:table-cell table:style-name="Táblázat3.E2" office:value-type="string">
            <text:p text:style-name="P68"><text:span text:style-name="T3">1.fok</text:span>: Ha harcképtelenné teszel valakit, akkor kapsz egy bónusz támadást egy közeli ellenfél ellen. Ezt egy körben max 1x alkalmazhatod.</text:p>
            <text:p text:style-name="P68"><text:span text:style-name="T3">2.fok</text:span>: Mint az 1.fok, de akárhányszor alkalmazhatod egy körben.</text:p>
            <text:p text:style-name="P68">A fortély hatása lő- és hajítófegyverek használatánál nem érvényesül!</text:p>
          </table:table-cell>
        </table:table-row>
        <table:table-row table:style-name="Táblázat3.1">
          <table:table-cell table:style-name="Táblázat3.A2" office:value-type="string">
            <text:p text:style-name="P43"/>
          </table:table-cell>
          <table:table-cell table:style-name="Táblázat3.B2" office:value-type="string">
            <text:p text:style-name="P51">Elsöprő roham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Harcmodor: 4.szint</text:p>
          </table:table-cell>
          <table:table-cell table:style-name="Táblázat3.E2" office:value-type="string">
            <text:p text:style-name="P78">Roham esetén KÉ: +5; Erőbónusz duplázódik.</text:p>
            <text:p text:style-name="P78">Öngyilkos roham esetén a fentiek <text:span text:style-name="T37">nem</text:span> használhatóak.</text:p>
          </table:table-cell>
        </table:table-row>
        <text:soft-page-break/>
        <table:table-row table:style-name="Táblázat3.1">
          <table:table-cell table:style-name="Táblázat3.A16" office:value-type="string">
            <text:p text:style-name="P21"/>
          </table:table-cell>
          <table:table-cell table:style-name="Táblázat3.B2" office:value-type="string">
            <text:p text:style-name="P51">Kétkezes harc</text:p>
          </table:table-cell>
          <table:table-cell table:style-name="Táblázat3.B2" office:value-type="string">
            <text:p text:style-name="P28">3 fok</text:p>
          </table:table-cell>
          <table:table-cell table:style-name="Táblázat3.B2" office:value-type="string">
            <text:p text:style-name="P28"><text:span text:style-name="T5">1.fok</text:span>: </text:p>
            <text:p text:style-name="P28">Főfegyver harcmodora – 6.szint</text:p>
            <text:p text:style-name="P28">Kiegészítő fegyver harcmodora – 3.szint</text:p>
            <text:p text:style-name="P28"/>
            <text:p text:style-name="P28"><text:span text:style-name="T5">2.fok</text:span>: </text:p>
            <text:p text:style-name="P28">Főfegyver harcmodora – 9.szint</text:p>
            <text:p text:style-name="P28">Kiegészítő fegyver harcmodora – 6.szint</text:p>
            <text:p text:style-name="P28"/>
            <text:p text:style-name="P28"><text:span text:style-name="T5">3.fok</text:span>: </text:p>
            <text:p text:style-name="P28">Főfegyver harcmodora – 9.szint</text:p>
            <text:p text:style-name="P28">Kiegészítő fegyver harcmodora – 9.szint</text:p>
          </table:table-cell>
          <table:table-cell table:style-name="Táblázat3.E2" office:value-type="string">
            <text:p text:style-name="P93"><text:span text:style-name="T5">Alapeset</text:span>: Képzetlen kétkezes harc esetén két fegyver használatakor a főfegyver (nagyobb fegyver) harcmodora és értékei számítanak. </text:p>
            <text:p text:style-name="P93">Továbbá: -10 KÉ/TÉ/VÉ; <text:s/>+1 Sebesség</text:p>
            <text:p text:style-name="P93"/>
            <text:p text:style-name="_5b_RPG_5d__20_Táblázat_20_-_20_Fortély_20_hatás"><text:span text:style-name="T3">1.fok</text:span>: Főfegyver (nagyobb fegyver) harcmodora számít. Fegyver harcértékek összeadódnak. Egyik fegyver Mesterfegyver fortélya sem számít.</text:p>
            <text:p text:style-name="_5b_RPG_5d__20_Táblázat_20_-_20_Fortély_20_hatás">Továbbá: <text:span text:style-name="T37">+3 Harcmodor-Sebesség</text:span><text:span text:style-name="T53">*</text:span></text:p>
            <text:p text:style-name="P93"><text:span text:style-name="T3">2.fok</text:span>: Mint az 1.fok, de csak a főfegyver Mesterfegyver fortélya számít<text:line-break/>(akkor is, ha a két fegyver típusa ugyanaz!)</text:p>
            <text:p text:style-name="P93">Továbbá: <text:span text:style-name="T37">+6 Harcmodor-Sebesség</text:span><text:span text:style-name="T53">*</text:span></text:p>
            <text:p text:style-name="P93"><text:span text:style-name="T3">3.fok</text:span>:: Mint az 2.fok, de mindkét fegyver Mesterfegyver fortélya beszámít (annál hosszabbak esetén viszont semmilyen bónusz nem számít és a fegyverek harcértéke 0)</text:p>
            <text:p text:style-name="P93">Továbbá: <text:span text:style-name="T37">+6 Harcmodor-</text:span><text:span text:style-name="T53">Sebesség* (ez nem emelkedik)</text:span></text:p>
            <text:p text:style-name="P93"/>
            <text:p text:style-name="P92">*Harcmodor-Sebesség bónusz</text:p>
            <text:p text:style-name="P93">A sebesség bónusz végső értékét úgy kapjuk meg, hogy még fegyver-függő levonásokat alkalmazunk rá az alábbiak szerint:</text:p>
            <text:list text:style-name="L17">
              <text:list-item>
                <text:p text:style-name="P167">Adjuk össze a forgatott 2 fegyver pengehosszait</text:p>
              </text:list-item>
              <text:list-item>
                <text:p text:style-name="P167">Minden 0,5 penge 1 ponttal csökkenti a bónuszt<text:line-break/><text:span text:style-name="T54">Fontos: A „rövid” fegyverek 0 pengének számítanak számolásnál!)</text:span></text:p>
              </text:list-item>
            </text:list>
            <text:p text:style-name="P93"><text:span text:style-name="T5">Általános szabályok</text:span>:</text:p>
            <text:list text:style-name="L18">
              <text:list-item>
                <text:p text:style-name="P152">Támadások számának meghatározásánál a nagyobb fegyver számít (+sebesség beszámításánál)</text:p>
              </text:list-item>
              <text:list-item>
                <text:p text:style-name="P152">Kétkezesség fortély: ha a Kétkezes harc legalább 1.fokú, akkor +1 Sebesség bónuszt ad</text:p>
              </text:list-item>
              <text:list-item>
                <text:p text:style-name="P152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16">→</text:span><text:span text:style-name="T52"> </text:span>Erő +2 </text:p>
              </text:list-item>
              <text:list-item>
                <text:p text:style-name="P152">Sebzésnél melyik fegyver talál: <text:line-break/>a k20-as sebződobással együtt dobunk k6-al is</text:p>
              </text:list-item>
              <text:list-item>
                <text:p text:style-name="P171">azonos méretű fegyverek esetén: <text:line-break/>1-3: gyengébb kéz fegyvere ; 4-6: ügyesebb kéz fegyvere sebez</text:p>
              </text:list-item>
              <text:list-item>
                <text:p text:style-name="P171">nagy + kisebb fegyver esetén: <text:line-break/>1-2: gyengébb kéz fegyvere; 3-6: ügyesebb kéz fegyvere sebez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46"/>
          </table:table-cell>
          <table:table-cell table:style-name="Táblázat3.B2" office:value-type="string">
            <text:p text:style-name="_5b_RPG_5d__20_Táblázattartalom_20_1">Kétkezesség</text:p>
          </table:table-cell>
          <table:table-cell table:style-name="Táblázat3.B2" office:value-type="string">
            <text:p text:style-name="_5b_RPG_5d__20_Táblázattartalom_20_1">1 fok</text:p>
          </table:table-cell>
          <table:table-cell table:style-name="Táblázat3.B2" office:value-type="string">
            <text:p text:style-name="P48">Csak 1.szinten vehető fel.</text:p>
          </table:table-cell>
          <table:table-cell table:style-name="Táblázat3.E2" office:value-type="string">
            <text:list text:style-name="L19">
              <text:list-item>
                <text:p text:style-name="P142">Mindkét kezeddel levonás nélkül tudsz harcolni, de csak 1 fegyverrel!!</text:p>
              </text:list-item>
              <text:list-item>
                <text:p text:style-name="P142">„Páros hajítás” harci szituációban csak -15CÉ büntetés jár mindkét kézre.</text:p>
              </text:list-item>
              <text:list-item>
                <text:p text:style-name="P142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áblázat3.1">
          <table:table-cell table:style-name="Táblázat3.A18" office:value-type="string">
            <text:p text:style-name="P21"/>
          </table:table-cell>
          <table:table-cell table:style-name="Táblázat3.B2" office:value-type="string">
            <text:p text:style-name="P51">Kínokozás</text:p>
            <text:p text:style-name="P61">Miben különbözik a Harci anatómiától??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Élettan (elfszabásúak): 4.szint</text:p>
          </table:table-cell>
          <table:table-cell table:style-name="Táblázat3.E2" office:value-type="string">
            <text:p text:style-name="P68">Sebzésed: <text:span text:style-name="T7">XX</text:span></text:p>
            <text:p text:style-name="P68">Ellenfeled Fájdalomtűrés célszáma 3-al nő. A próba rontása esetén Önuralom próba: 6 (nehéz) ellen. Ha elrontja, akkor a következő körben Harc gyűlölet vagy Harc félelemből módosítóival harcol (KM dönt).</text:p>
            <text:p text:style-name="P68">Csak egykezes szúró-vágó fegyverrel alkalmazhatod.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Kitérés Lövés elől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79">Ügyesség +3</text:p>
            <text:p text:style-name="P79">Gyorsaság : +3 <text:span text:style-name="T7">Összpontosítás 6.szint</text:span></text:p>
          </table:table-cell>
          <table:table-cell table:style-name="Táblázat3.E2" office:value-type="string">
            <text:p text:style-name="P71">Gyorsaságod és hidegvéred páratlan! Képes vagy kitérni a rád kilőtt lövedékek útjából.</text:p>
            <text:p text:style-name="_5b_RPG_5d__20_Táblázat_20_-_20_Fortély_20_hatás">Amennyiben észleled, hogy rád lőnek és nem számítasz Készületlennek, valamint kizárólag arra figyelsz, hogy elkerüld a lövedéket, akkor az erre vonatkozó Gyorsaságpróba során +2 bónuszt kapsz</text:p>
            <text:p text:style-name="_5b_RPG_5d__20_Táblázat_20_-_20_Fortély_20_hatás">(Szándékos kitérés lövés elől).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Körkörös harc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Akrobatika: 6.szint</text:p>
          </table:table-cell>
          <table:table-cell table:style-name="Táblázat3.E2" office:value-type="string">
            <text:p text:style-name="P68">Ha megdobod az Akrobatika próbád (<text:span text:style-name="T9">10+(plusz támadók száma x 2</text:span>)) nehézség ellen, akkor nem tudnak közrefogni és nem alkalmazhatnak ellened orvtámadást, valamint nem kapják meg sem a Harc hátulról, sem a Harc félhátulról módosítóit.</text:p>
            <text:p text:style-name="P68">A próbát minden kör elején újra kell dobni.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6">!!!</text:p>
          </table:table-cell>
          <table:table-cell table:style-name="Táblázat3.B2" office:value-type="string">
            <text:p text:style-name="P54">Pajzshasználat</text:p>
            <text:p text:style-name="P53"/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35">1. fok:</text:p>
            <text:p text:style-name="P28">Erő: +0</text:p>
            <text:p text:style-name="P28"><text:line-break/><text:span text:style-name="T5">2. fok:</text:span><text:line-break/>Erő: +1</text:p>
          </table:table-cell>
          <table:table-cell table:style-name="Táblázat3.E2" office:value-type="string">
            <table:table table:name="Táblázat14" table:style-name="Táblázat14">
              <table:table-column table:style-name="Táblázat14.A"/>
              <table:table-column table:style-name="Táblázat14.B"/>
              <table:table-column table:style-name="Táblázat14.C"/>
              <table:table-column table:style-name="Táblázat14.D"/>
              <table:table-column table:style-name="Táblázat14.E"/>
              <table:table-column table:style-name="Táblázat14.F"/>
              <table:table-row>
                <table:table-cell table:style-name="Táblázat14.A1" office:value-type="string">
                  <text:p text:style-name="P111">Pajzs</text:p>
                </table:table-cell>
                <table:table-cell table:style-name="Táblázat14.A1" office:value-type="string">
                  <text:p text:style-name="P100">VÉ</text:p>
                </table:table-cell>
                <table:table-cell table:style-name="Táblázat14.A1" office:value-type="string">
                  <text:p text:style-name="P100">MGT</text:p>
                </table:table-cell>
                <table:table-cell table:style-name="Táblázat14.A1" office:value-type="string">
                  <text:p text:style-name="P100">TÉ levonás képzetlenül</text:p>
                </table:table-cell>
                <table:table-cell table:style-name="Táblázat14.A1" office:value-type="string">
                  <text:p text:style-name="P100">TÉ levonás<text:line-break/>1.fok</text:p>
                </table:table-cell>
                <table:table-cell table:style-name="Táblázat14.F1" office:value-type="string">
                  <text:p text:style-name="P100">TÉ levonás<text:line-break/>2.fok</text:p>
                </table:table-cell>
              </table:table-row>
              <table:table-row>
                <table:table-cell table:style-name="Táblázat14.A2" office:value-type="string">
                  <text:p text:style-name="P112">Kis pajzs</text:p>
                </table:table-cell>
                <table:table-cell table:style-name="Táblázat14.A2" office:value-type="string">
                  <text:p text:style-name="P101">10</text:p>
                </table:table-cell>
                <table:table-cell table:style-name="Táblázat14.C2" office:value-type="string">
                  <text:p text:style-name="P101"/>
                </table:table-cell>
                <table:table-cell table:style-name="Táblázat14.A2" office:value-type="string">
                  <text:p text:style-name="P101">-10 TÉ</text:p>
                </table:table-cell>
                <table:table-cell table:style-name="Táblázat14.A2" office:value-type="string">
                  <text:p text:style-name="P101">0</text:p>
                </table:table-cell>
                <table:table-cell table:style-name="Táblázat14.F2" office:value-type="string">
                  <text:p text:style-name="P101">0</text:p>
                </table:table-cell>
              </table:table-row>
              <table:table-row>
                <table:table-cell table:style-name="Táblázat14.A2" office:value-type="string">
                  <text:p text:style-name="P112">Közepes pajzs</text:p>
                </table:table-cell>
                <table:table-cell table:style-name="Táblázat14.A2" office:value-type="string">
                  <text:p text:style-name="P101">30</text:p>
                </table:table-cell>
                <table:table-cell table:style-name="Táblázat14.C2" office:value-type="string">
                  <text:p text:style-name="P101"/>
                </table:table-cell>
                <table:table-cell table:style-name="Táblázat14.A2" office:value-type="string">
                  <text:p text:style-name="P101">-15 TÉ</text:p>
                </table:table-cell>
                <table:table-cell table:style-name="Táblázat14.A2" office:value-type="string">
                  <text:p text:style-name="P101">-5 TÉ</text:p>
                </table:table-cell>
                <table:table-cell table:style-name="Táblázat14.F2" office:value-type="string">
                  <text:p text:style-name="P101">0</text:p>
                </table:table-cell>
              </table:table-row>
              <table:table-row>
                <table:table-cell table:style-name="Táblázat14.A2" office:value-type="string">
                  <text:p text:style-name="P112">Nagy pajzs</text:p>
                </table:table-cell>
                <table:table-cell table:style-name="Táblázat14.A2" office:value-type="string">
                  <text:p text:style-name="P101">50</text:p>
                </table:table-cell>
                <table:table-cell table:style-name="Táblázat14.C2" office:value-type="string">
                  <text:p text:style-name="P101"/>
                </table:table-cell>
                <table:table-cell table:style-name="Táblázat14.A2" office:value-type="string">
                  <text:p text:style-name="P101">-20 TÉ</text:p>
                </table:table-cell>
                <table:table-cell table:style-name="Táblázat14.A2" office:value-type="string">
                  <text:p text:style-name="P101">-10 TÉ</text:p>
                </table:table-cell>
                <table:table-cell table:style-name="Táblázat14.F2" office:value-type="string">
                  <text:p text:style-name="P101">0</text:p>
                </table:table-cell>
              </table:table-row>
            </table:table>
            <text:p text:style-name="P88">MGT: változzon foktól függően, vagy ne? A fizikai képzettség- és tulajdonság-próbákra mindenképpen. Az MGT amúgy más levonást ne adjon szerintem...</text:p>
            <text:p text:style-name="P90"/>
            <text:p text:style-name="P68"><text:span text:style-name="T5">Alapeset</text:span>:: Képzetlen pajzshasználó. A pajzs VÉ felét kapja csak meg, és magas TÉ levonást kap.</text:p>
            <text:p text:style-name="P68"><text:span text:style-name="T3">1.fok</text:span>: Tudsz pajzsot használni, megkapod annak teljes VÉ-jét.</text:p>
            <text:list text:style-name="L20">
              <text:list-item>
                <text:p text:style-name="P153">A TÉ levonás csökken (lásd a táblázatot)</text:p>
              </text:list-item>
              <text:list-item>
                <text:p text:style-name="P157">MGT érvényesül? (az brutál levonás!)</text:p>
              </text:list-item>
            </text:list>
            <text:p text:style-name="P68"><text:span text:style-name="T3">2.fok</text:span>: </text:p>
            <text:list text:style-name="L20">
              <text:list-item text:start-value="1">
                <text:p text:style-name="P153">A TÉ levonás csökken (lásd a táblázatot)</text:p>
              </text:list-item>
              <text:list-item>
                <text:p text:style-name="P153">MGT: harcban nem érvényesül a pajzs MGT büntetése.</text:p>
              </text:list-item>
              <text:list-item>
                <text:p text:style-name="P153">Támadhatsz is a pajzzsal.</text:p>
              </text:list-item>
              <text:list-item>
                <text:p text:style-name="P172">Ha csak pajzs van nálad, akkor azzal</text:p>
              </text:list-item>
              <text:list-item>
                <text:p text:style-name="P172">Ha fegyver is van nálad: akkor VAGY a fegyverrel VAGY a pajzzsal támadhatsz.</text:p>
              </text:list-item>
              <text:list-item>
                <text:p text:style-name="P153">Tanulhatsz pajzsos Manőver ismereteket.</text:p>
              </text:list-item>
            </text:list>
            <text:p text:style-name="P113"><text:span text:style-name="T5">Megjegyzés</text:span>: Ha a karakter készületlen, vagy Meglepetés támadás áldozata, akkor a pajzs VÉ nem adódik hozzá a aktuális Védő Értékhez.</text:p>
            <text:p text:style-name="P113">Nagy pajzsot cipelni hosszú távon igen kimerítő, ezért is viszik lovon, vagy fegyverhordozókkal a harcosok. Továbbá behatolásnál, szűk helyen, sűrű erdőben képtelenség cipelni.</text:p>
            <text:p text:style-name="P113"><text:span text:style-name="T5">Megjegyzés 2</text:span>:</text:p>
            <text:p text:style-name="P113">Ha valaki pajzsot használ, akkor közrefogás esetén csak a 3. ellenféltől kezdődik a plusz ellenfelenként járó -10VÉ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Páros harc</text:p>
          </table:table-cell>
          <table:table-cell table:style-name="Táblázat3.B2" office:value-type="string">
            <text:p text:style-name="P27">3 fok</text:p>
          </table:table-cell>
          <table:table-cell table:style-name="Táblázat3.B2" office:value-type="string">
            <text:p text:style-name="P36">1. fok:</text:p>
            <text:p text:style-name="P32">Harcmodor: </text:p>
            <text:p text:style-name="P32">3.szint <text:line-break/>(mindkét félnek)</text:p>
            <text:p text:style-name="P32"/>
            <text:p text:style-name="P36">2. fok:</text:p>
            <text:p text:style-name="P32">Harcmodor: </text:p>
            <text:p text:style-name="P32">6.szint <text:line-break/>(mindkét félnek)</text:p>
            <text:p text:style-name="P32"/>
            <text:p text:style-name="P36">3. fok:</text:p>
            <text:p text:style-name="P32">Harcmodor: </text:p>
            <text:p text:style-name="P32">9.szint <text:line-break/>(mindkét félnek)</text:p>
            <text:p text:style-name="P32">- Harmonikus kapcsolat</text:p>
          </table:table-cell>
          <table:table-cell table:style-name="Táblázat3.E2" office:value-type="string">
            <text:p text:style-name="P82"><text:span text:style-name="T5">1. fok</text:span>: Két jól összeszokott társ. Legalább 1 éve harcolnak együtt a közös taktika szerint.</text:p>
            <text:p text:style-name="P82">Ilyenkor közös harc esetén plusz harcértékek:</text:p>
            <text:list text:style-name="L21">
              <text:list-item>
                <text:p text:style-name="P164">+5 TÉ, +5<text:span text:style-name="T5"> </text:span>VÉ</text:p>
              </text:list-item>
              <text:list-item>
                <text:p text:style-name="P164">egy ellenfél ellen +5KÉ</text:p>
              </text:list-item>
              <text:list-item>
                <text:p text:style-name="P164">3 ellenfélig nincs túlerőből adódó VÉ csökkenés</text:p>
              </text:list-item>
              <text:list-item>
                <text:p text:style-name="P164">3 ellenfél felett -5VÉ plusz ellenfelenként mindkét alkalmazóra</text:p>
              </text:list-item>
            </text:list>
            <text:p text:style-name="P82"><text:span text:style-name="T5">2. fok</text:span>: Két szorosan összeszokott harcos, régóta kalandozó társak. Legalább 3 éve harcolnak együtt a közös taktika szerint.</text:p>
            <text:p text:style-name="P82">Ilyenkor közös harc esetén plusz harcértékek:</text:p>
            <text:list text:style-name="L21">
              <text:list-item text:start-value="1">
                <text:p text:style-name="P164">+10 TÉ, +10<text:span text:style-name="T5"> </text:span>VÉ</text:p>
              </text:list-item>
              <text:list-item>
                <text:p text:style-name="P164">2 ellenfélig +5KÉ</text:p>
              </text:list-item>
              <text:list-item>
                <text:p text:style-name="P164">4 ellenfélig nincs túlerőből adódó VÉ csökkenés</text:p>
              </text:list-item>
              <text:list-item>
                <text:p text:style-name="P164">4 ellenfél felett -5VÉ plusz ellenfelenként mindkét alkalmazóra</text:p>
              </text:list-item>
            </text:list>
            <text:p text:style-name="P82"><text:span text:style-name="T5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82">Harmadik fokon közös harc esetén a plusz harcértékek:</text:p>
            <text:list text:style-name="L21">
              <text:list-item text:start-value="1">
                <text:p text:style-name="P164">+15 TÉ, +15<text:span text:style-name="T5"> </text:span>VÉ</text:p>
              </text:list-item>
              <text:list-item>
                <text:p text:style-name="P164">3 ellenfélig +5KÉ</text:p>
              </text:list-item>
              <text:list-item>
                <text:p text:style-name="P164">5 ellenfélig nincs túlerőből adódó VÉ csökkenés</text:p>
              </text:list-item>
              <text:list-item>
                <text:p text:style-name="P164">5 ellenfél felett -5VÉ plusz ellenfelenként mindkét alkalmazóra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2">Sárkány ököl</text:p>
          </table:table-cell>
          <table:table-cell table:style-name="Táblázat3.B2" office:value-type="string">
            <text:p text:style-name="P28">3</text:p>
          </table:table-cell>
          <table:table-cell table:style-name="Táblázat3.B2" office:value-type="string">
            <text:p text:style-name="P31">1.fok: <text:line-break/>Közelharc – 3.szint<text:line-break/>Slan pszí iskola- 3.szint<text:line-break/></text:p>
            <text:p text:style-name="P31">2.fok: <text:line-break/>Közelharc – 6.szint<text:line-break/>Slan pszí iskola- 6.szint</text:p>
            <text:p text:style-name="P31">Mesterfegyver <text:line-break/>(puszta kéz) - 1.fok<text:line-break/></text:p>
            <text:p text:style-name="P31">3.fok: </text:p>
            <text:p text:style-name="P31">Közelharc – 9.szint</text:p>
            <text:p text:style-name="P31">Slan pszí iskola- 9.szint</text:p>
            <text:p text:style-name="P31">Mesterfegyver</text:p>
            <text:p text:style-name="P31">(puszta kéz) - 2.fok</text:p>
          </table:table-cell>
          <table:table-cell table:style-name="Táblázat3.E2" office:value-type="string">
            <text:p text:style-name="P81"><text:span text:style-name="T37">Alapeset</text:span>: puszta kézzel csak KT sérülés okozható, valamint sebzése: -5+k20 SP</text:p>
            <text:p text:style-name="P81"/>
            <text:p text:style-name="P81"><text:span text:style-name="T37">Fortély hatása</text:span>:</text:p>
            <text:p text:style-name="P81">Ez a Harcművészek speciális fortélya. A Slan pszí útja delejes erőt ad a harcművésznek pusztakezes küzdelmében.</text:p>
            <text:p text:style-name="P81"/>
            <text:p text:style-name="P86"><text:span text:style-name="T6">1.fok: minden 3.KT</text:span><text:span text:style-name="T14">→</text:span><text:span text:style-name="T6"> 1 ÉP seb; KÉ,TÉ,VÉ: -10<text:line-break/>Ököl SP: -2</text:span></text:p>
            <text:p text:style-name="P81"/>
            <text:p text:style-name="P86"><text:span text:style-name="T6">2.fok: minden 2.KT</text:span><text:span text:style-name="T14">→ </text:span><text:span text:style-name="T6">1 ÉP seb; KÉ,TÉ,VÉ: -3<text:line-break/>Ököl SP: 0; Vasököl használata nem ad további bónuszt</text:span></text:p>
            <text:p text:style-name="P81"/>
            <text:p text:style-name="P81">3.fok: minden sebzés rendes ÉP seb; KÉ,TÉ,VÉ: 4<text:line-break/>Ököl SP: +2</text:p>
            <text:p text:style-name="P81"/>
            <text:p text:style-name="P81">Megjegyzés: a fentiek a "fegyver" alapértékei. A Mesterfegyver bónusz még ehhez pluszban hozzájön.</text:p>
            <text:p text:style-name="P85">Belharci szituációban mi legyen? Ugye ott -10-ről 0-ra emelkednek a Puszta Kéz értékei... Kapjon a Sárkány öklös +10-et simán?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1">Támadás erőből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35">1. fok:</text:p>
            <text:p text:style-name="P28">Erő: +2,</text:p>
            <text:p text:style-name="P28">Harcmodor: 3.szint</text:p>
            <text:p text:style-name="P35">2.fok: </text:p>
            <text:p text:style-name="P28">Erő: +3</text:p>
            <text:p text:style-name="P28">Harcmodor: 6.szint</text:p>
          </table:table-cell>
          <table:table-cell table:style-name="Táblázat3.E2" office:value-type="string">
            <text:p text:style-name="P68">TÉ-ből átrakhatsz a sebzésre 1:3 váltószámmal.</text:p>
            <text:p text:style-name="P68">1. fok: legfeljebb +5 SP (-15TÉ)</text:p>
            <text:p text:style-name="P68">2 .fok: legfeljebb +10 SP (-30TÉ)</text:p>
          </table:table-cell>
        </table:table-row>
        <table:table-row table:style-name="Táblázat3.1">
          <table:table-cell table:style-name="Táblázat3.A2" office:value-type="string">
            <text:p text:style-name="P28"/>
          </table:table-cell>
          <table:table-cell table:style-name="Táblázat3.B2" office:value-type="string">
            <text:p text:style-name="P38">Testőr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35">1.fok:</text:p>
            <text:p text:style-name="P28">Önuralom: +1</text:p>
            <text:p text:style-name="P28">Összpontosítás – 3.szint</text:p>
            <text:p text:style-name="P28">Harcmodor - 4.szint</text:p>
            <text:p text:style-name="P28"/>
            <text:p text:style-name="P35">2.fok:</text:p>
            <text:p text:style-name="P28">Önuralom: +2</text:p>
            <text:p text:style-name="P28">Összpontosítás – 6.szint</text:p>
            <text:p text:style-name="P28">Harcmodor - 8.szint</text:p>
          </table:table-cell>
          <table:table-cell table:style-name="Táblázat3.E2" office:value-type="string">
            <text:p text:style-name="P87">Hasznos fortély, ha Védő Értékedet egy másik személyre is ki akarod terjeszteni.</text:p>
            <text:p text:style-name="_5b_RPG_5d__20_Táblázat_20_-_20_Fortély_20_hatás"><text:span text:style-name="T4">Alapeset: </text:span><text:span text:style-name="T2">Ha társadat akarod védeni, kiterjesztheted rá Védő Értékedet, <text:s/>de csak -25 VÉ-vel (ennyivel csökken a Védő értéked)</text:span></text:p>
            <text:p text:style-name="P98"/>
            <text:p text:style-name="_5b_RPG_5d__20_Táblázat_20_-_20_Fortély_20_hatás"><text:span text:style-name="T5">1.fok</text:span>: A levonás csak -15VÉ</text:p>
            <text:p text:style-name="_5b_RPG_5d__20_Táblázat_20_-_20_Fortély_20_hatás"><text:span text:style-name="T5">2.fok</text:span>: Levonás nélkül védheted pá<text:span text:style-name="T2">rtfogoltad</text:span></text:p>
            <text:p text:style-name="P87"/>
            <text:p text:style-name="P87"><text:span text:style-name="T5">Speciális</text:span>: az oltalmazott személy nem harcolhat, a testőrnek pedig két méteren belül kell lennie.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6"/>
          </table:table-cell>
          <table:table-cell table:style-name="Táblázat3.B2" office:value-type="string">
            <text:p text:style-name="P51">Vakharc</text:p>
          </table:table-cell>
          <table:table-cell table:style-name="Táblázat3.B2" office:value-type="string">
            <text:p text:style-name="P28">3 fok</text:p>
          </table:table-cell>
          <table:table-cell table:style-name="Táblázat3.B2" office:value-type="string">
            <text:p text:style-name="P35">1. fok:</text:p>
            <text:p text:style-name="P28">Összpontosítás: 3.szint</text:p>
            <text:p text:style-name="P28"/>
            <text:p text:style-name="P35">2. fok:</text:p>
            <text:p text:style-name="P28">Összpontosítás: 6.szint</text:p>
            <text:p text:style-name="P28">Hallás <text:span text:style-name="T11">vagy</text:span> Intuíció: +3*</text:p>
            <text:p text:style-name="P28"/>
            <text:p text:style-name="P35">3. fok:</text:p>
            <text:p text:style-name="P28">Összpontosítás: 9.szint</text:p>
            <text:p text:style-name="P28">Intuíció: +4*</text:p>
          </table:table-cell>
          <table:table-cell table:style-name="Táblázat3.E2" office:value-type="string">
            <text:p text:style-name="P104">Fok / Szituáció:</text:p>
            <table:table table:name="Táblázat11" table:style-name="Táblázat11">
              <table:table-column table:style-name="Táblázat11.A"/>
              <table:table-column table:style-name="Táblázat11.B"/>
              <table:table-column table:style-name="Táblázat11.C"/>
              <table:table-row>
                <table:table-cell table:style-name="Táblázat11.A1" office:value-type="string">
                  <text:p text:style-name="P94">Fok / Szitu</text:p>
                </table:table-cell>
                <table:table-cell table:style-name="Táblázat11.B1" office:value-type="string">
                  <text:p text:style-name="P95">Csönd és sötét</text:p>
                </table:table-cell>
                <table:table-cell table:style-name="Táblázat11.C1" office:value-type="string">
                  <text:p text:style-name="P95">Zajok és sötét</text:p>
                </table:table-cell>
              </table:table-row>
              <table:table-row>
                <table:table-cell table:style-name="Táblázat11.A2" office:value-type="string">
                  <text:p text:style-name="P94">Képzetlen</text:p>
                </table:table-cell>
                <table:table-cell table:style-name="Táblázat11.B2" office:value-type="string">
                  <text:p text:style-name="P95">-30 KÉ, -50 TÉ/VÉ</text:p>
                </table:table-cell>
                <table:table-cell table:style-name="Táblázat11.C2" office:value-type="string">
                  <text:p text:style-name="P95">-20 KÉ, -30 TÉ/VÉ</text:p>
                </table:table-cell>
              </table:table-row>
              <table:table-row>
                <table:table-cell table:style-name="Táblázat11.A2" office:value-type="string">
                  <text:p text:style-name="P94">1.fok</text:p>
                </table:table-cell>
                <table:table-cell table:style-name="Táblázat11.B2" office:value-type="string">
                  <text:p text:style-name="P95">-20 KÉ, -30 TÉ/VÉ</text:p>
                </table:table-cell>
                <table:table-cell table:style-name="Táblázat11.C2" office:value-type="string">
                  <text:p text:style-name="P95">-10 KÉ, -15 TÉ/VÉ</text:p>
                </table:table-cell>
              </table:table-row>
              <table:table-row>
                <table:table-cell table:style-name="Táblázat11.A2" office:value-type="string">
                  <text:p text:style-name="P94">2.fok</text:p>
                </table:table-cell>
                <table:table-cell table:style-name="Táblázat11.B2" office:value-type="string">
                  <text:p text:style-name="P95">-10 KÉ, -15 TÉ/VÉ</text:p>
                </table:table-cell>
                <table:table-cell table:style-name="Táblázat11.C2" office:value-type="string">
                  <text:p text:style-name="P95">nincs levonás</text:p>
                </table:table-cell>
              </table:table-row>
              <table:table-row>
                <table:table-cell table:style-name="Táblázat11.A2" office:value-type="string">
                  <text:p text:style-name="P94">3.fok</text:p>
                </table:table-cell>
                <table:table-cell table:style-name="Táblázat11.B2" office:value-type="string">
                  <text:p text:style-name="P95">nincs levonás</text:p>
                </table:table-cell>
                <table:table-cell table:style-name="Táblázat11.C2" office:value-type="string">
                  <text:p text:style-name="P95">nincs levonás</text:p>
                </table:table-cell>
              </table:table-row>
            </table:table>
            <text:p text:style-name="P96"><text:span text:style-name="T37">Megjegyzés</text:span>: ha a harc résztvevői mind képzetlen vakharcosok, akkor jó eséllyel ütőtávba se kerülnek. KM dönt a szituáció ismeretében.</text:p>
            <text:p text:style-name="P96"><text:span text:style-name="T5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96"><text:span text:style-name="T5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able:table-row table:style-name="Táblázat3.1">
          <table:table-cell table:style-name="Táblázat3.A2" office:value-type="string">
            <text:p text:style-name="P23"/>
          </table:table-cell>
          <table:table-cell table:style-name="Táblázat3.B2" office:value-type="string">
            <text:p text:style-name="P51">Vértviselet</text:p>
          </table:table-cell>
          <table:table-cell table:style-name="Táblázat3.B2" office:value-type="string">
            <text:p text:style-name="P28">3 fok</text:p>
          </table:table-cell>
          <table:table-cell table:style-name="Táblázat3.B2" office:value-type="string">
            <text:p text:style-name="P35">1. fok:</text:p>
            <text:p text:style-name="P31">Erő: -1</text:p>
            <text:p text:style-name="P31"/>
            <text:p text:style-name="P35">2. fok:</text:p>
            <text:p text:style-name="P28">Erő: +1</text:p>
            <text:p text:style-name="P31">Edzettség: +1</text:p>
            <text:p text:style-name="P31"/>
            <text:p text:style-name="P35">3. fok:</text:p>
            <text:p text:style-name="P28">Erő: +2</text:p>
            <text:p text:style-name="P31">Edzettség: +2</text:p>
          </table:table-cell>
          <table:table-cell table:style-name="Táblázat3.E2" office:value-type="string">
            <text:p text:style-name="P68"><text:span text:style-name="T5">Alapeset</text:span>: A vért teljes MGT-je érvényesül. </text:p>
            <text:list text:style-name="L22">
              <text:list-item>
                <text:p text:style-name="P154">1 MGT <text:span text:style-name="T16">→ -5 KÉ, -10 TÉ,VÉ</text:span></text:p>
              </text:list-item>
              <text:list-item>
                <text:p text:style-name="P168">1 MGT → <text:span text:style-name="T7">-1</text:span> mozgást igénylő képzettségpróbákra</text:p>
              </text:list-item>
            </text:list>
            <text:list text:style-name="L23">
              <text:list-item>
                <text:p text:style-name="P155">Könnyű vért: <text:span text:style-name="T7">definiálni (súlyban?)</text:span></text:p>
              </text:list-item>
              <text:list-item>
                <text:p text:style-name="P155"><text:span text:style-name="T16">Nehéz vért: </text:span><text:span text:style-name="T17">definiálni (súlyban?)</text:span></text:p>
              </text:list-item>
            </text:list>
            <text:p text:style-name="P68">Ha <text:span text:style-name="T11">nehéz vértet</text:span> vesz fel a karakter teljesen képzetlenül, akkor a képzetlen fegyverhasználat büntetéseinek megfelelő levonások sújtják:</text:p>
            <text:p text:style-name="P68">KÉ: -20, TÉ: -30, VÉ:-30</text:p>
            <text:p text:style-name="P68"><text:span text:style-name="T3">1.fok</text:span>: Harcban ha könnyű vértet viselsz, 3-al csökken a vért MGT-je. A mozgást igénylő képzettségpróbákra továbbra is a teljes levonás érvényes. Nehézvért viselése esetén nem csökken az MGT és a képzetlen fegyverhasználat levonásainak fele sújtja a karaktert:</text:p>
            <text:p text:style-name="P68">KÉ: -10, TÉ: -15, VÉ:-15</text:p>
            <text:p text:style-name="P68"><text:span text:style-name="T5">2.fok</text:span>: Ettől a foktól már büntetés nélkül viselhetsz <text:s/>nehéz vérteket is. Harcban ha nehéz vértet viselsz, nem érvényesül a vért MGT-je (értéke 0-nak számít). <text:s/>A mozgást igénylő képzettségpróbákra továbbra is a teljes levonás érvényes</text:p>
            <text:p text:style-name="P68"><text:span text:style-name="T3">3.fok</text:span>: Mint a 2.fok, de ha nehéz vértet viselsz, akkor félvért esetén +5VÉ, teljes vért esetén +10VÉ adódik hozzá Védő Értékedhez. Ennek oka, hogy már tudatosan használod vértezetedet, lecsúsztatsz róla támadásokat, stb.</text:p>
          </table:table-cell>
        </table:table-row>
      </table:table>
      <text:p text:style-name="P102"/>
      <text:p text:style-name="P103"/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column table:style-name="Táblázat5.E"/>
        <text:soft-page-break/>
        <table:table-row>
          <table:table-cell table:style-name="Táblázat5.A1" table:number-columns-spanned="5" office:value-type="string">
            <text:p text:style-name="P28">Kidolgozandó Harci Fortélyo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áblázat5.A2" office:value-type="string">
            <text:p text:style-name="P28"/>
          </table:table-cell>
          <table:table-cell table:style-name="Táblázat5.B2" office:value-type="string">
            <text:p text:style-name="P6">Kiegészítő támadás</text:p>
          </table:table-cell>
          <table:table-cell table:style-name="Táblázat5.B2" office:value-type="string">
            <text:p text:style-name="P26">???</text:p>
          </table:table-cell>
          <table:table-cell table:style-name="Táblázat5.B2" office:value-type="string">
            <text:p text:style-name="P28">1 fok</text:p>
          </table:table-cell>
          <table:table-cell table:style-name="Táblázat5.E2" office:value-type="string">
            <text:p text:style-name="P73">Már van ilyen manőver...</text:p>
          </table:table-cell>
        </table:table-row>
        <table:table-row>
          <table:table-cell table:style-name="Táblázat5.A3" office:value-type="string">
            <text:p text:style-name="P28"/>
          </table:table-cell>
          <table:table-cell table:style-name="Táblázat5.B3" office:value-type="string">
            <text:p text:style-name="P6">Távoltartás</text:p>
          </table:table-cell>
          <table:table-cell table:style-name="Táblázat5.B3" office:value-type="string">
            <text:p text:style-name="P26">???</text:p>
          </table:table-cell>
          <table:table-cell table:style-name="Táblázat5.B3" office:value-type="string">
            <text:p text:style-name="P28">???</text:p>
          </table:table-cell>
          <table:table-cell table:style-name="Táblázat5.E3" office:value-type="string">
            <text:p text:style-name="P73">Jelenleg a Manőverekhez is be van írva. Harci fortély legyen vagy Manőver??</text:p>
          </table:table-cell>
        </table:table-row>
        <table:table-row>
          <table:table-cell table:style-name="Táblázat5.A4" office:value-type="string">
            <text:p text:style-name="P126"/>
          </table:table-cell>
          <table:table-cell table:style-name="Táblázat5.B3" office:value-type="string">
            <text:p text:style-name="P118">Mesterkör</text:p>
          </table:table-cell>
          <table:table-cell table:style-name="Táblázat5.B3" office:value-type="string">
            <text:p text:style-name="P117">2 fok</text:p>
          </table:table-cell>
          <table:table-cell table:style-name="Táblázat5.B3" office:value-type="string">
            <text:p text:style-name="P117"/>
          </table:table-cell>
          <table:table-cell table:style-name="Táblázat5.E3" office:value-type="string">
            <text:p text:style-name="P121">Megnézni, mi a régiben. Ha nem kell, töröljük.</text:p>
          </table:table-cell>
        </table:table-row>
      </table:table>
      <text:p text:style-name="P105"/>
      <text:p text:style-name="P103"/>
      <text:h text:style-name="P15" text:outline-level="2">Lovas fortélyok</text:h>
      <text:p text:style-name="Text_20_body"/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column table:style-name="Táblázat8.D"/>
        <table:table-column table:style-name="Táblázat8.E"/>
        <table:table-row table:style-name="Táblázat8.1">
          <table:table-cell table:style-name="Táblázat8.A1" office:value-type="string">
            <text:p text:style-name="_5b_RPG_5d__20_Táblázatfejléc"/>
          </table:table-cell>
          <table:table-cell table:style-name="Táblázat8.A1" office:value-type="string">
            <text:p text:style-name="_5b_RPG_5d__20_Táblázatfejléc">Fortély neve</text:p>
          </table:table-cell>
          <table:table-cell table:style-name="Táblázat8.A1" office:value-type="string">
            <text:p text:style-name="_5b_RPG_5d__20_Táblázatfejléc">Max fok</text:p>
          </table:table-cell>
          <table:table-cell table:style-name="Táblázat8.A1" office:value-type="string">
            <text:p text:style-name="_5b_RPG_5d__20_Táblázatfejléc">Követelménye</text:p>
          </table:table-cell>
          <table:table-cell table:style-name="Táblázat8.E1" office:value-type="string">
            <text:p text:style-name="_5b_RPG_5d__20_Táblázatfejléc">Hatás, megjegyzés</text:p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1">Lovas harc</text:p>
          </table:table-cell>
          <table:table-cell table:style-name="Táblázat8.B2" office:value-type="string">
            <text:p text:style-name="P28">2 fok</text:p>
          </table:table-cell>
          <table:table-cell table:style-name="Táblázat8.B2" office:value-type="string">
            <text:p text:style-name="P28">1.fok:</text:p>
            <text:p text:style-name="P28">Lovaglás – <text:span text:style-name="T39">3.szint</text:span></text:p>
            <text:p text:style-name="P42">Ügyesség - ??</text:p>
            <text:p text:style-name="P42">Önuralom - ??</text:p>
            <text:p text:style-name="P42">Fogékonyság - ??</text:p>
            <text:p text:style-name="P28"/>
            <text:p text:style-name="P28">2.fok:</text:p>
            <text:p text:style-name="P28">Lovaglás – <text:span text:style-name="T39">6.szint</text:span></text:p>
            <text:p text:style-name="P42">Ügyesség - ??</text:p>
            <text:p text:style-name="P42">Önuralom - ??</text:p>
            <text:p text:style-name="P42">Fogékonyság - ??</text:p>
          </table:table-cell>
          <table:table-cell table:style-name="Táblázat8.E2" office:value-type="string">
            <text:p text:style-name="P68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7">SP</text:span> pluszokat vesszük.</text:p>
            <text:p text:style-name="P68">A forgatott fegyver Harcmodorából adódó értékek továbbra is megmaradnak, tehát a fentiek bónuszként értelmezendők!</text:p>
            <text:p text:style-name="P68"/>
            <text:p text:style-name="P68"><text:span text:style-name="T5">Alapeset</text:span>: A bónuszok <text:span text:style-name="T37">nem</text:span> adódnak hozzá, de 3. szint alatti Lovaglás esetén elszenvedi a harcmodor szokásos harcérték büntetéseit.</text:p>
            <text:p text:style-name="P67">Járjon alapból azért +5 (vagy +10) a magasabb pozíció miatt.</text:p>
            <text:p text:style-name="P68"><text:span text:style-name="T5">1.fok</text:span>: A bónuszok fele (<text:span text:style-name="T39">felfele</text:span> kerekítve) adódik hozzá a fegyveres harcértékekhez.</text:p>
            <text:p text:style-name="P68"><text:span text:style-name="T5">2.fok</text:span>: A bónuszok 1:1-ben hozzáadódnak a fegyveres harcértékekhez</text:p>
            <text:p text:style-name="P68"/>
            <text:p text:style-name="P68">Speciális: <text:span text:style-name="T39">?</text:span></text:p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1">Legázolás</text:p>
          </table:table-cell>
          <table:table-cell table:style-name="Táblázat8.B2" office:value-type="string">
            <text:p text:style-name="P28"/>
          </table:table-cell>
          <table:table-cell table:style-name="Táblázat8.B2" office:value-type="string">
            <text:p text:style-name="P28"/>
          </table:table-cell>
          <table:table-cell table:style-name="Táblázat8.E2" office:value-type="string">
            <text:p text:style-name="P68"/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1">Lótáncoltatás</text:p>
          </table:table-cell>
          <table:table-cell table:style-name="Táblázat8.B2" office:value-type="string">
            <text:p text:style-name="P28"/>
          </table:table-cell>
          <table:table-cell table:style-name="Táblázat8.B2" office:value-type="string">
            <text:p text:style-name="P42"/>
          </table:table-cell>
          <table:table-cell table:style-name="Táblázat8.E2" office:value-type="string">
            <text:p text:style-name="P68"/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1">Lovas íjászat</text:p>
          </table:table-cell>
          <table:table-cell table:style-name="Táblázat8.B2" office:value-type="string">
            <text:p text:style-name="P28"/>
          </table:table-cell>
          <table:table-cell table:style-name="Táblázat8.B2" office:value-type="string">
            <text:p text:style-name="P28"/>
          </table:table-cell>
          <table:table-cell table:style-name="Táblázat8.E2" office:value-type="string">
            <text:p text:style-name="P68"/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1">Képzett lovasroham</text:p>
          </table:table-cell>
          <table:table-cell table:style-name="Táblázat8.B2" office:value-type="string">
            <text:p text:style-name="P28"/>
          </table:table-cell>
          <table:table-cell table:style-name="Táblázat8.B2" office:value-type="string">
            <text:p text:style-name="P28"/>
          </table:table-cell>
          <table:table-cell table:style-name="Táblázat8.E2" office:value-type="string">
            <text:p text:style-name="P68"/>
          </table:table-cell>
        </table:table-row>
      </table:table>
      <text:p text:style-name="Standard"/>
      <text:h text:style-name="P15" text:outline-level="2">Íjász, Hajítás fortélyok</text:h>
      <text:p text:style-name="P20">TODO: Újra átnézni őket, főleg a követelményeket a következő szempontok szerint:</text:p>
      <text:list text:style-name="L24">
        <text:list-item>
          <text:p text:style-name="P137"><text:span text:style-name="T5">Észlelés</text:span> és <text:span text:style-name="T5">Összpontosítás</text:span> képzettségek mint követelmények</text:p>
        </text:list-item>
      </text:list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column table:style-name="Táblázat9.E"/>
        <table:table-row table:style-name="Táblázat9.1">
          <table:table-cell table:style-name="Táblázat9.A1" office:value-type="string">
            <text:p text:style-name="_5b_RPG_5d__20_Táblázatfejléc"/>
          </table:table-cell>
          <table:table-cell table:style-name="Táblázat9.A1" office:value-type="string">
            <text:p text:style-name="_5b_RPG_5d__20_Táblázatfejléc">Fortély neve</text:p>
          </table:table-cell>
          <table:table-cell table:style-name="Táblázat9.A1" office:value-type="string">
            <text:p text:style-name="_5b_RPG_5d__20_Táblázatfejléc">Max fok</text:p>
          </table:table-cell>
          <table:table-cell table:style-name="Táblázat9.A1" office:value-type="string">
            <text:p text:style-name="_5b_RPG_5d__20_Táblázatfejléc">Követelménye</text:p>
          </table:table-cell>
          <table:table-cell table:style-name="Táblázat9.E1" office:value-type="string">
            <text:p text:style-name="_5b_RPG_5d__20_Táblázatfejléc">Hatás, megjegyzés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Célzá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_5b_RPG_5d__20_Táblázattartalom_20_1">Önuralom +1 Hajítás/Íjászat/Lövészet - 5.szint <text:span text:style-name="T9">Összpontosítás: 4.szint</text:span></text:p>
          </table:table-cell>
          <table:table-cell table:style-name="Táblázat9.E2" office:value-type="string">
            <text:p text:style-name="P74">Rövidebb idő alatt felméred a szelet, a távolságot és a többi változót, ami lövésedet segíti, vagy gátolja.</text:p>
            <text:p text:style-name="P76"/>
            <text:p text:style-name="P75"><text:span text:style-name="T5">Alapeset</text:span>: 1 célzással eltöltött kör után +10 CÉ módosítót kapsz</text:p>
            <text:p text:style-name="P75"/>
            <text:p text:style-name="P75"><text:span text:style-name="T5">Hatás</text:span>: 1 célzással eltöltött kör után <text:span text:style-name="T39">+20 CÉ</text:span> módosítót kapsz</text:p>
            <text:p text:style-name="_5b_RPG_5d__20_Táblázat_20_-_20_Fortély_20_hatás"/>
            <text:p text:style-name="_5b_RPG_5d__20_Táblázat_20_-_20_Fortély_20_hatás"><text:span text:style-name="T5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Gyors Löv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Gyorsaság +1, Hajítás/Íjászat/Lövészet – 5.szint</text:p>
          </table:table-cell>
          <table:table-cell table:style-name="Táblázat9.E2" office:value-type="string">
            <text:p text:style-name="P71">Lövéseidet/hajításaidat kivételesen gyorsan tudod leadni.</text:p>
            <text:p text:style-name="P67">???????????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Gyors újratölt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Gyorsaság +1, Hajítás/Íjászat/Lövészet - 5.szint</text:p>
          </table:table-cell>
          <table:table-cell table:style-name="Táblázat9.E2" office:value-type="string">
            <text:p text:style-name="P71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7">Kézi- vagy Könnyű nyílpuskád Sebesség értéket kap, melynek nagysága 7. Így lehetséges lesz velük egy körben többször is támadni, de legfeljebb 3-szor. </text:span></text:p>
            <text:p text:style-name="P68"><text:span text:style-name="T5">Alapeset:</text:span> <text:s/>Kézi- vagy Könnyű nyílpuskával körönként maximum egyszer lehet támadni.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Közeli löv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<text:s/>Önuralom +1 Hajítás/Íjászat/Lövészet - 5.szint</text:p>
          </table:table-cell>
          <table:table-cell table:style-name="Táblázat9.E2" office:value-type="string">
            <text:p text:style-name="P71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5">+10 CÉ</text:span> járul a Célzó Értékedhez.</text:p>
          </table:table-cell>
        </table:table-row>
        <text:soft-page-break/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Lovas íjászat</text:p>
          </table:table-cell>
          <table:table-cell table:style-name="Táblázat9.A2" office:value-type="string">
            <text:p text:style-name="P28">2 fok</text:p>
          </table:table-cell>
          <table:table-cell table:style-name="Táblázat9.A2" office:value-type="string">
            <text:p text:style-name="P35">1.fok:</text:p>
            <text:p text:style-name="P44">Lovas Harc – 1.fok </text:p>
            <text:p text:style-name="P44">Lovaglás – 6.szint </text:p>
            <text:p text:style-name="P44">Hajítás/Íjászat/Lövészet – 5.szint</text:p>
            <text:p text:style-name="P44">Mesterfegyver (íjra)</text:p>
            <text:p text:style-name="P44">– 1.fok</text:p>
            <text:p text:style-name="P28"/>
            <text:p text:style-name="P35">2.fok:</text:p>
            <text:p text:style-name="P44">Lovas Harc – 2.fok </text:p>
            <text:p text:style-name="P44">Lovaglás – 9.szint </text:p>
            <text:p text:style-name="P44">Hajítás/Íjászat/Lövészet – 9.szint</text:p>
            <text:p text:style-name="P44">Mesterfegyver (íjra)</text:p>
            <text:p text:style-name="P44">– 2.fok</text:p>
          </table:table-cell>
          <table:table-cell table:style-name="Táblázat9.E2" office:value-type="string">
            <text:p text:style-name="P71">Gyakorlott vagy a lóhátról való íjászatban, ennek hatására kisebbek negatív módosítóid, ha mozgó hátasodról lősz.</text:p>
            <text:p text:style-name="P71"/>
            <text:p text:style-name="_5b_RPG_5d__20_Táblázat_20_-_20_Fortély_20_hatás"><text:span text:style-name="T5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Lövés futás közben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Önuralom +1 Hajítás/Íjászat/Lövészet - 5.szint</text:p>
          </table:table-cell>
          <table:table-cell table:style-name="Táblázat9.E2" office:value-type="string">
            <text:p text:style-name="P71">Futás közben is biztos marad a kezed, nem kell megállnod, hogy ellenfeledet eltaláld.</text:p>
            <text:p text:style-name="_5b_RPG_5d__20_Táblázat_20_-_20_Fortély_20_hatás"><text:span text:style-name="T5">Alapeset</text:span>: Lassú futás közben +5x Szorzó büntetés jár a célpont VÉ kiszámításánál.</text:p>
            <text:p text:style-name="_5b_RPG_5d__20_Táblázat_20_-_20_Fortély_20_hatás"><text:span text:style-name="T5">Hatás</text:span>: Ha lassú futás közben lősz, vagy hajítasz, akkor csak +3x Szorzó büntetés jár a célpont VÉ kiszámításánál.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Lövés reflexből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Gyorsaság +1 Hajítás/Íjászat/Lövészet - 5.szint</text:p>
          </table:table-cell>
          <table:table-cell table:style-name="Táblázat9.E2" office:value-type="string">
            <text:p text:style-name="_5b_RPG_5d__20_Táblázat_20_-_20_Fortély_20_hatás"><text:span text:style-name="T5">Alapeset</text:span>: Ha hirtelen kell lőni, a Célzó Értéket -30 levonás sújtja.</text:p>
            <text:p text:style-name="_5b_RPG_5d__20_Táblázat_20_-_20_Fortély_20_hatás"><text:span text:style-name="T5">Hatás:</text:span> Téged nem érint a Hirtelen lövés okozta büntetés, változatlan CÉ-vel támadhatod a váratlanul felbukkanó célpontot.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1">Pontos Löv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_5b_RPG_5d__20_Táblázattartalom_20_1">Önuralom +1 Hajítás/Íjászat/Lövészet <text:span text:style-name="T7">- 5</text:span><text:span text:style-name="T38">.szint</text:span></text:p>
          </table:table-cell>
          <table:table-cell table:style-name="Táblázat9.E2" office:value-type="string">
            <text:p text:style-name="P71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10" table:style-name="Táblázat10">
              <table:table-column table:style-name="Táblázat10.A"/>
              <table:table-column table:style-name="Táblázat10.B"/>
              <table:table-column table:style-name="Táblázat10.C"/>
              <table:table-header-rows>
                <table:table-row>
                  <table:table-cell table:style-name="Táblázat10.A1" office:value-type="string">
                    <text:p text:style-name="_5b_RPG_5d__20_Táblázattartalom_20_-_20_fejléc">Mozgás jellege</text:p>
                  </table:table-cell>
                  <table:table-cell table:style-name="Táblázat10.A1" office:value-type="string">
                    <text:p text:style-name="_5b_RPG_5d__20_Táblázattartalom_20_-_20_fejléc">Alapeset</text:p>
                  </table:table-cell>
                  <table:table-cell table:style-name="Táblázat1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>
                <table:table-cell table:style-name="Táblázat10.A2" office:value-type="string">
                  <text:p text:style-name="_5b_RPG_5d__20_Táblázattartalom_20_1">Kiszámíthatatlan</text:p>
                </table:table-cell>
                <table:table-cell table:style-name="Táblázat10.A2" office:value-type="string">
                  <text:p text:style-name="_5b_RPG_5d__20_Táblázattartalom_20_1">15x</text:p>
                </table:table-cell>
                <table:table-cell table:style-name="Táblázat10.C2" office:value-type="string">
                  <text:p text:style-name="P49">11x</text:p>
                </table:table-cell>
              </table:table-row>
              <table:table-row>
                <table:table-cell table:style-name="Táblázat10.A2" office:value-type="string">
                  <text:p text:style-name="_5b_RPG_5d__20_Táblázattartalom_20_1">Harcoló</text:p>
                </table:table-cell>
                <table:table-cell table:style-name="Táblázat10.A2" office:value-type="string">
                  <text:p text:style-name="_5b_RPG_5d__20_Táblázattartalom_20_1">20x</text:p>
                </table:table-cell>
                <table:table-cell table:style-name="Táblázat10.C2" office:value-type="string">
                  <text:p text:style-name="P49">16x</text:p>
                </table:table-cell>
              </table:table-row>
            </table:table>
            <text:p text:style-name="P114"/>
          </table:table-cell>
        </table:table-row>
        <text:soft-page-break/>
        <table:table-row table:style-name="Táblázat9.1">
          <table:table-cell table:style-name="Táblázat9.A10" office:value-type="string">
            <text:p text:style-name="P21"/>
          </table:table-cell>
          <table:table-cell table:style-name="Táblázat9.A2" office:value-type="string">
            <text:p text:style-name="P51">Távoli löv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<text:s/>Önuralom +1 Hajítás/Íjászat/Lövészet - 5.szint</text:p>
          </table:table-cell>
          <table:table-cell table:style-name="Táblázat9.E2" office:value-type="string">
            <text:p text:style-name="P71">A szokásosnál nagyobb távolságra tudsz támadni távolsági fegyverekkel.</text:p>
            <text:p text:style-name="P73">Ha olyan célra lősz/hajítasz, aminek a Cellaszáma nagyobb, vagy egyenlő, mint 5, akkor a kiszámolt Cellaszámot 1-el csökkentheted (de 4 alá nem csökkenhet! <text:span text:style-name="T7">(kell ez?)) <text:s/>(Vagy 2-vel?)</text:span></text:p>
          </table:table-cell>
        </table:table-row>
      </table:table>
      <text:p text:style-name="Standard"/>
      <text:p text:style-name="Text_20_body"/>
      <text:h text:style-name="Heading_20_2" text:outline-level="2">Általános fortélyok</text:h>
      <text:p text:style-name="P20">Bevezető</text:p>
      <table:table table:name="Általános_fortélyok" table:style-name="Általános_5f_fortélyok">
        <table:table-column table:style-name="Általános_5f_fortélyok.A"/>
        <table:table-column table:style-name="Általános_5f_fortélyok.B"/>
        <table:table-column table:style-name="Általános_5f_fortélyok.C"/>
        <table:table-column table:style-name="Általános_5f_fortélyok.D"/>
        <table:table-column table:style-name="Általános_5f_fortélyok.E"/>
        <table:table-row>
          <table:table-cell table:style-name="Általános_5f_fortélyok.A1" office:value-type="string">
            <text:p text:style-name="_5b_RPG_5d__20_Táblázatfejléc"/>
          </table:table-cell>
          <table:table-cell table:style-name="Általános_5f_fortélyok.A1" office:value-type="string">
            <text:p text:style-name="_5b_RPG_5d__20_Táblázatfejléc">Fortély neve</text:p>
          </table:table-cell>
          <table:table-cell table:style-name="Általános_5f_fortélyok.A1" office:value-type="string">
            <text:p text:style-name="_5b_RPG_5d__20_Táblázatfejléc">Max fok</text:p>
          </table:table-cell>
          <table:table-cell table:style-name="Általános_5f_fortélyok.A1" office:value-type="string">
            <text:p text:style-name="_5b_RPG_5d__20_Táblázatfejléc">Követelménye</text:p>
          </table:table-cell>
          <table:table-cell table:style-name="Általános_5f_fortélyok.E1" office:value-type="string">
            <text:p text:style-name="P127">Hatás, megjegyzés</text:p>
          </table:table-cell>
        </table:table-row>
        <table:table-row>
          <table:table-cell table:style-name="Általános_5f_fortélyok.A2" office:value-type="string">
            <text:p text:style-name="P21"/>
          </table:table-cell>
          <table:table-cell table:style-name="Általános_5f_fortélyok.B2" office:value-type="string">
            <text:p text:style-name="P25">Éber alvó</text:p>
          </table:table-cell>
          <table:table-cell table:style-name="Általános_5f_fortélyok.B2" office:value-type="string">
            <text:p text:style-name="P25">1 fok</text:p>
          </table:table-cell>
          <table:table-cell table:style-name="Általános_5f_fortélyok.B2" office:value-type="string">
            <text:p text:style-name="P25">-</text:p>
          </table:table-cell>
          <table:table-cell table:style-name="Általános_5f_fortélyok.E2" office:value-type="string">
            <text:p text:style-name="P41">Alvás közben dobott Észlelés próbádra +2 bónusz jár.</text:p>
          </table:table-cell>
        </table:table-row>
        <table:table-row>
          <table:table-cell table:style-name="Általános_5f_fortélyok.A2" office:value-type="string">
            <text:p text:style-name="P46"/>
          </table:table-cell>
          <table:table-cell table:style-name="Általános_5f_fortélyok.B2" office:value-type="string">
            <text:p text:style-name="_5b_RPG_5d__20_Táblázattartalom_20_1">Kitartás</text:p>
          </table:table-cell>
          <table:table-cell table:style-name="Általános_5f_fortélyok.B2" office:value-type="string">
            <text:p text:style-name="P25">1 fok</text:p>
          </table:table-cell>
          <table:table-cell table:style-name="Általános_5f_fortélyok.B2" office:value-type="string">
            <text:p text:style-name="_5b_RPG_5d__20_Táblázattartalom_20_1">Edzettség: +1</text:p>
          </table:table-cell>
          <table:table-cell table:style-name="Általános_5f_fortélyok.E2" office:value-type="string">
            <text:p text:style-name="P60"><text:span text:style-name="T6">Úszás, futás, vagy egyéb tartós</text:span> igénybevételnél <text:span text:style-name="T6">Edzettség</text:span> próbára +2 bónusz</text:p>
          </table:table-cell>
        </table:table-row>
        <table:table-row>
          <table:table-cell table:style-name="Általános_5f_fortélyok.A2" office:value-type="string">
            <text:p text:style-name="P49"/>
          </table:table-cell>
          <table:table-cell table:style-name="Általános_5f_fortélyok.B2" office:value-type="string">
            <text:p text:style-name="_5b_RPG_5d__20_Táblázattartalom_20_1">Sprint</text:p>
          </table:table-cell>
          <table:table-cell table:style-name="Általános_5f_fortélyok.B2" office:value-type="string">
            <text:p text:style-name="P25">1 fok</text:p>
          </table:table-cell>
          <table:table-cell table:style-name="Általános_5f_fortélyok.B2" office:value-type="string">
            <text:p text:style-name="_5b_RPG_5d__20_Táblázattartalom_20_1">Gyorsaság: +1</text:p>
          </table:table-cell>
          <table:table-cell table:style-name="Általános_5f_fortélyok.E2" office:value-type="string">
            <text:p text:style-name="P47">Futás esetén <text:span text:style-name="T37">rövid</text:span> távú igénybevételnél <text:s/>Gyorsaság próbára +2 bónusz jár (futás)</text:p>
          </table:table-cell>
        </table:table-row>
        <table:table-row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P7">Gyöngyhalász</text:p>
          </table:table-cell>
          <table:table-cell table:style-name="Általános_5f_fortélyok.B2" office:value-type="string">
            <text:p text:style-name="P11">1 fok</text:p>
          </table:table-cell>
          <table:table-cell table:style-name="Általános_5f_fortélyok.B2" office:value-type="string">
            <text:p text:style-name="P7">Úszás: 2.fok<text:line-break/>Edzettség: +2</text:p>
          </table:table-cell>
          <table:table-cell table:style-name="Általános_5f_fortélyok.E5" office:value-type="string">
            <text:p text:style-name="P60">Tovább bírja a víz alatt. <text:span text:style-name="T7">Kifejteni.</text:span></text:p>
          </table:table-cell>
        </table:table-row>
        <table:table-row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P7">Fakír </text:p>
          </table:table-cell>
          <table:table-cell table:style-name="Általános_5f_fortélyok.B2" office:value-type="string">
            <text:p text:style-name="P8">2 fok</text:p>
          </table:table-cell>
          <table:table-cell table:style-name="Általános_5f_fortélyok.B2" office:value-type="string">
            <text:p text:style-name="P7"><text:span text:style-name="T3">1.fok</text:span>: Önuralom : +1<text:line-break/><text:span text:style-name="T3">2.fok</text:span>: Önuralom : +3</text:p>
          </table:table-cell>
          <table:table-cell table:style-name="Általános_5f_fortélyok.E2" office:value-type="string">
            <text:p text:style-name="P10">Kínzás esetén pluszt kap<text:line-break/>a Fájdalomtűrés próbára.<text:line-break/><text:span text:style-name="T3">1.fok</text:span>: +3<text:line-break/><text:span text:style-name="T3">2.fok</text:span>: +6</text:p>
          </table:table-cell>
        </table:table-row>
        <table:table-row>
          <table:table-cell table:number-columns-spanned="4">
            <table:table table:is-sub-table="true">
              <table:table-column table:style-name="Általános_5f_fortélyok.A"/>
              <table:table-column table:style-name="Általános_5f_fortélyok.B"/>
              <table:table-column table:style-name="Általános_5f_fortélyok.C"/>
              <table:table-column table:style-name="Általános_5f_fortélyok.D"/>
              <table:table-row>
                <table:table-cell table:style-name="Általános_5f_fortélyok.A2" office:value-type="string">
                  <text:p text:style-name="P49"/>
                </table:table-cell>
                <table:table-cell table:style-name="Általános_5f_fortélyok.B2" office:value-type="string">
                  <text:p text:style-name="_5b_RPG_5d__20_Táblázattartalom_20_1">Csomózás</text:p>
                </table:table-cell>
                <table:table-cell table:style-name="Általános_5f_fortélyok.B2" office:value-type="string">
                  <text:p text:style-name="P8">2 fok</text:p>
                </table:table-cell>
                <table:table-cell table:style-name="Általános_5f_fortélyok.B2" office:value-type="string">
                  <text:p text:style-name="P46"><text:span text:style-name="T3">1.fok</text:span>: Ügyesség: 0<text:line-break/><text:span text:style-name="T3">2.fok</text:span>: Ügyesség: +1</text:p>
                </table:table-cell>
              </table:table-row>
              <table:table-row>
                <table:table-cell table:style-name="Általános_5f_fortélyok.A2" office:value-type="string">
                  <text:p text:style-name="P49"/>
                </table:table-cell>
                <table:table-cell table:style-name="Általános_5f_fortélyok.B2" office:value-type="string">
                  <text:p text:style-name="_5b_RPG_5d__20_Táblázattartalom_20_1">Kötelékből szabadulás</text:p>
                </table:table-cell>
                <table:table-cell table:style-name="Általános_5f_fortélyok.B2" office:value-type="string">
                  <text:p text:style-name="P9">2 fok</text:p>
                </table:table-cell>
                <table:table-cell table:style-name="Általános_5f_fortélyok.B2" office:value-type="string">
                  <text:p text:style-name="P46"><text:span text:style-name="T3">1.fok</text:span>: Ügyesség: +1<text:line-break/><text:span text:style-name="T3">2.fok</text:span>: Ügyesség: +2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Általános_5f_fortélyok.E2" office:value-type="string">
            <text:p text:style-name="P47">Csomózás: csomók ismerete.</text:p>
            <text:p text:style-name="P47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>
          <table:table-cell table:style-name="Általános_5f_fortélyok.A8" office:value-type="string">
            <text:p text:style-name="P49"/>
          </table:table-cell>
          <table:table-cell table:style-name="Általános_5f_fortélyok.B2" office:value-type="string">
            <text:p text:style-name="_5b_RPG_5d__20_Táblázattartalom_20_1">Kocsihajtás</text:p>
            <text:p text:style-name="P49">Legyen inkább képzettség?</text:p>
          </table:table-cell>
          <table:table-cell table:style-name="Általános_5f_fortélyok.B2" office:value-type="string">
            <text:p text:style-name="P8">2 fok</text:p>
          </table:table-cell>
          <table:table-cell table:style-name="Általános_5f_fortélyok.B2" office:value-type="string">
            <text:p text:style-name="P46"><text:span text:style-name="T3">1.fok</text:span>: -<text:line-break/><text:span text:style-name="T3">2.fok</text:span>: Ügyesség: +1</text:p>
          </table:table-cell>
          <table:table-cell table:style-name="Általános_5f_fortélyok.E2" office:value-type="string">
            <text:p text:style-name="P47"><text:span text:style-name="T3">1.fok</text:span>: Postakocsi, ökrösszekér<text:line-break/><text:span text:style-name="T3">2.fok</text:span>: Harci szekerekre, nagy fogatokra</text:p>
          </table:table-cell>
        </table:table-row>
        <table:table-row>
          <table:table-cell table:style-name="Általános_5f_fortélyok.A2" office:value-type="string">
            <text:p text:style-name="P49"/>
          </table:table-cell>
          <table:table-cell table:style-name="Általános_5f_fortélyok.B2" office:value-type="string">
            <text:p text:style-name="_5b_RPG_5d__20_Táblázattartalom_20_1">Hangutánzás</text:p>
          </table:table-cell>
          <table:table-cell table:style-name="Általános_5f_fortélyok.B2" office:value-type="string">
            <text:p text:style-name="P9">2 fok</text:p>
          </table:table-cell>
          <table:table-cell table:style-name="Általános_5f_fortélyok.B2" office:value-type="string">
            <text:p text:style-name="P46"><text:span text:style-name="T3">1.fok</text:span>: -<text:line-break/><text:span text:style-name="T3">2.fok</text:span>: Fogékonyság: +2</text:p>
          </table:table-cell>
          <table:table-cell table:style-name="Általános_5f_fortélyok.E2" office:value-type="string">
            <text:p text:style-name="P47"><text:span text:style-name="T3">1.fok</text:span>: komikusok előadására, állatok hangjának utánzására<text:line-break/><text:span text:style-name="T3">2.fok</text:span>: Teljesen megtévesztő emberi hang utánzás<text:line-break/><text:span text:style-name="T5">Megjegyzés:</text:span> Nyelvi ismeretek, faji különbségek nehezítenek!!</text:p>
          </table:table-cell>
        </table:table-row>
        <table:table-row>
          <table:table-cell table:style-name="Általános_5f_fortélyok.A2" office:value-type="string">
            <text:p text:style-name="P49"/>
          </table:table-cell>
          <table:table-cell table:style-name="Általános_5f_fortélyok.B2" office:value-type="string">
            <text:p text:style-name="_5b_RPG_5d__20_Táblázattartalom_20_1">Szájról olvasás</text:p>
          </table:table-cell>
          <table:table-cell table:style-name="Általános_5f_fortélyok.B2" office:value-type="string">
            <text:p text:style-name="P9">1 fok</text:p>
          </table:table-cell>
          <table:table-cell table:style-name="Általános_5f_fortélyok.B2" office:value-type="string">
            <text:p text:style-name="P46">- Nyelvismeret: 3-6 <text:line-break/><text:span text:style-name="T8">(szituációtól függ)</text:span><text:line-break/>- Intelligencia: +1</text:p>
            <text:p text:style-name="P46">- Jól látható legyen a célszemély szája.</text:p>
          </table:table-cell>
          <table:table-cell table:style-name="Általános_5f_fortélyok.E2" office:value-type="string">
            <text:p text:style-name="P50">Beírni</text:p>
          </table:table-cell>
        </table:table-row>
      </table:table>
      <text:p text:style-name="Text_20_body"/>
      <text:p text:style-name="Standard"><text:soft-page-break/></text:p>
      <text:p text:style-name="Text_20_body"/>
      <text:h text:style-name="Heading_20_2" text:outline-level="2">Alvilági és fizikai fortélyok</text:h>
      <text:p text:style-name="P20">Bevezető</text:p>
      <table:table table:name="Táblázat23" table:style-name="Táblázat23">
        <table:table-column table:style-name="Táblázat23.A"/>
        <table:table-column table:style-name="Táblázat23.B"/>
        <table:table-column table:style-name="Táblázat23.C"/>
        <table:table-column table:style-name="Táblázat23.D"/>
        <table:table-column table:style-name="Táblázat23.E"/>
        <table:table-row table:style-name="Táblázat23.1">
          <table:table-cell table:style-name="Táblázat23.A1" office:value-type="string">
            <text:p text:style-name="_5b_RPG_5d__20_Táblázatfejléc"/>
          </table:table-cell>
          <table:table-cell table:style-name="Táblázat23.A1" office:value-type="string">
            <text:p text:style-name="_5b_RPG_5d__20_Táblázatfejléc">Fortély neve</text:p>
          </table:table-cell>
          <table:table-cell table:style-name="Táblázat23.A1" office:value-type="string">
            <text:p text:style-name="_5b_RPG_5d__20_Táblázatfejléc">Max fok</text:p>
          </table:table-cell>
          <table:table-cell table:style-name="Táblázat23.A1" office:value-type="string">
            <text:p text:style-name="_5b_RPG_5d__20_Táblázatfejléc">Követelménye</text:p>
          </table:table-cell>
          <table:table-cell table:style-name="Táblázat23.E1" office:value-type="string">
            <text:p text:style-name="_5b_RPG_5d__20_Táblázatfejléc">Hatás, megjegyzés</text:p>
          </table:table-cell>
        </table:table-row>
        <table:table-row table:style-name="Táblázat23.1">
          <table:table-cell table:style-name="Táblázat23.A2" office:value-type="string">
            <text:p text:style-name="P21"/>
          </table:table-cell>
          <table:table-cell table:style-name="Táblázat23.B2" office:value-type="string">
            <text:p text:style-name="P25">Biztos kezű mászó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-</text:p>
          </table:table-cell>
          <table:table-cell table:style-name="Táblázat23.E2" office:value-type="string">
            <text:p text:style-name="P67">Leírni</text:p>
            <text:p text:style-name="P67">A rontások leeséstől véd. Bár az Erő és Edzettség bevetése ezt megoldja, szóval talán nem kell.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Úszás</text:p>
          </table:table-cell>
          <table:table-cell table:style-name="Táblázat23.B2" office:value-type="string">
            <text:p text:style-name="P25">2 fok</text:p>
          </table:table-cell>
          <table:table-cell table:style-name="Táblázat23.B2" office:value-type="string">
            <text:p text:style-name="P25">1.fok: -</text:p>
            <text:p text:style-name="P25">2.fok: Edzettség: +2</text:p>
          </table:table-cell>
          <table:table-cell table:style-name="Táblázat23.E2" office:value-type="string">
            <text:p text:style-name="P68"><text:span text:style-name="T5">Alapeset</text:span>: Az illető elmerül, fuldoklik</text:p>
            <text:p text:style-name="P68"><text:span text:style-name="T3">1.fok</text:span>: Tud úszni, hosszú távú úszás esetén Edzettség próbára +2</text:p>
            <text:p text:style-name="P68"><text:span text:style-name="T3">2.fok</text:span>: Mint az 1.fok, de Edzettség próbára +4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Futás</text:p>
          </table:table-cell>
          <table:table-cell table:style-name="Táblázat23.B2" office:value-type="string">
            <text:p text:style-name="P25">2 fok</text:p>
          </table:table-cell>
          <table:table-cell table:style-name="Táblázat23.B2" office:value-type="string">
            <text:p text:style-name="P25">1.fok: Edzettség: +1</text:p>
            <text:p text:style-name="P25">2.fok: Edzettség: +2</text:p>
          </table:table-cell>
          <table:table-cell table:style-name="Táblázat23.E2" office:value-type="string">
            <text:p text:style-name="P68"><text:span text:style-name="T5">Alapeset</text:span>: Hosszútáv futásnál Edzettség próba</text:p>
            <text:p text:style-name="P69"><text:span text:style-name="T3">1.fok</text:span>: Hosszút áv futáskor Edzettség próbára +1<text:line-break/><text:tab/>Rövidtávra: Gyorsaság +1</text:p>
            <text:p text:style-name="P69"><text:span text:style-name="T3">2.fok</text:span>: Hosszútáv futáskor Edzettség próbára +2<text:line-break/><text:tab/>Rövidtávra: Gyorsaság: +2</text:p>
          </table:table-cell>
        </table:table-row>
        <table:table-row table:style-name="Táblázat23.1">
          <table:table-cell table:style-name="Táblázat23.A5" office:value-type="string">
            <text:p text:style-name="P21"/>
          </table:table-cell>
          <table:table-cell table:style-name="Táblázat23.B2" office:value-type="string">
            <text:p text:style-name="P25">Kaméleon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Álcázás/Álruha - <text:span text:style-name="T7">6</text:span>.szint</text:p>
          </table:table-cell>
          <table:table-cell table:style-name="Táblázat23.E2" office:value-type="string">
            <text:p text:style-name="P68">Az Álcázás/Álruha képzettség tanulása során nem minden 3., hanem minden 2. szinten kap új szerepet a karakter.</text:p>
          </table:table-cell>
        </table:table-row>
        <table:table-row table:style-name="Táblázat23.1">
          <table:table-cell table:style-name="Táblázat23.A6" office:value-type="string">
            <text:p text:style-name="P21"/>
          </table:table-cell>
          <table:table-cell table:style-name="Táblázat23.B2" office:value-type="string">
            <text:p text:style-name="P25">Kötéltánc</text:p>
            <text:p text:style-name="P34">Nem lesz, aki ezt felvenné..</text:p>
            <text:p text:style-name="P34">(legyen 1 fokú?)</text:p>
          </table:table-cell>
          <table:table-cell table:style-name="Táblázat23.B2" office:value-type="string">
            <text:p text:style-name="P25">2 fok</text:p>
          </table:table-cell>
          <table:table-cell table:style-name="Táblázat23.B2" office:value-type="string">
            <text:p text:style-name="P25">Akrobatika: <text:span text:style-name="T7">???</text:span></text:p>
          </table:table-cell>
          <table:table-cell table:style-name="Táblázat23.E2" office:value-type="string">
            <text:p text:style-name="_5b_RPG_5d__20_Táblázat_20_-_20_Fortély_20_hatás"><text:span text:style-name="T5">Alapeset</text:span>: Akrobatikára dobhatsz kötéltáncos szituációban <text:span text:style-name="T7">(-6)-al</text:span></text:p>
            <text:p text:style-name="_5b_RPG_5d__20_Táblázat_20_-_20_Fortély_20_hatás"><text:span text:style-name="T4">1.fok</text:span>: Akrobatikára dobhatsz kötéltáncos szituációban (-2)-vel</text:p>
            <text:p text:style-name="_5b_RPG_5d__20_Táblázat_20_-_20_Fortély_20_hatás"><text:span text:style-name="T4">2.fok</text:span> Akrobatikára dobhatsz kötéltáncos szituációban levonás nélkül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Pók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Mászás: +6<text:line-break/>Ügyesség: +2</text:p>
          </table:table-cell>
          <table:table-cell table:style-name="Táblázat23.E2" office:value-type="string">
            <text:p text:style-name="_5b_RPG_5d__20_Táblázat_20_-_20_Fortély_20_hatás">Gyorsabban tudsz mászni. <text:span text:style-name="T7">Kifejteni.</text:span>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Suhanó árnyék 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Lopózás/Rejtőzés: +6</text:p>
            <text:p text:style-name="P25">Ügyesség: +1</text:p>
          </table:table-cell>
          <table:table-cell table:style-name="Táblázat23.E2" office:value-type="string">
            <text:p text:style-name="_5b_RPG_5d__20_Táblázat_20_-_20_Fortély_20_hatás">Gyorsabban tudsz lopózni. <text:s/><text:span text:style-name="T7">Kifejteni</text:span>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Szabotőr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Mechanika: <text:span text:style-name="T6">3.szint</text:span></text:p>
          </table:table-cell>
          <table:table-cell table:style-name="Táblázat23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ext:soft-page-break/>
        <table:table-row table:style-name="Táblázat23.1">
          <table:table-cell table:style-name="Táblázat23.A6" office:value-type="string">
            <text:p text:style-name="P21"/>
          </table:table-cell>
          <table:table-cell table:style-name="Táblázat23.B2" office:value-type="string">
            <text:p text:style-name="P25">Százarcú</text:p>
          </table:table-cell>
          <table:table-cell table:style-name="Táblázat23.B2" office:value-type="string">
            <text:p text:style-name="P25">2 fok</text:p>
          </table:table-cell>
          <table:table-cell table:style-name="Táblázat23.B2" office:value-type="string">
            <text:p text:style-name="P25">1.fok:</text:p>
            <text:p text:style-name="P25">Álcázás/Álruha: 4.szint</text:p>
            <text:p text:style-name="P25">2.fok:</text:p>
            <text:p text:style-name="P28">Álcázás/Álruha: 8.szint</text:p>
          </table:table-cell>
          <table:table-cell table:style-name="Táblázat23.E2" office:value-type="string">
            <text:p text:style-name="_5b_RPG_5d__20_Táblázat_20_-_20_Fortély_20_hatás">Rögtönzött kellékekből is képes vagy álruhát barkácsolni. Gyorsan át tudsz változni. Ne feledjük: <text:span text:style-name="T10">ilyen esetekben a próba célszáma növekszik!</text:span></text:p>
            <text:p text:style-name="_5b_RPG_5d__20_Táblázat_20_-_20_Fortély_20_hatás"><text:span text:style-name="T25">Alapeset</text:span><text:span text:style-name="T24">::</text:span><text:span text:style-name="T10"> </text:span><text:span text:style-name="T24">Gyors átöltözéskor <text:s/>körülménytől függően + [1-6]-al nőhet a képzettségpróba nehézsége.</text:span><text:line-break/><text:span text:style-name="T4">1.fok:</text:span><text:span text:style-name="T6"> A gyors átöltözés büntetését 3-al csökkentheted képzettségpróbánál. </text:span></text:p>
            <text:p text:style-name="_5b_RPG_5d__20_Táblázat_20_-_20_Fortély_20_hatás"><text:span text:style-name="T4">2.fok</text:span><text:span text:style-name="T5">:</text:span> <text:span text:style-name="T6">A gyors átöltözés büntetését 6-al csökkentheted képzettségpróbánál. </text:span>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Villámgyors keresés</text:p>
          </table:table-cell>
          <table:table-cell table:style-name="Táblázat23.B2" office:value-type="string">
            <text:p text:style-name="P28">1 fok</text:p>
          </table:table-cell>
          <table:table-cell table:style-name="Táblázat23.B2" office:value-type="string">
            <text:p text:style-name="P25">Keresés: <text:span text:style-name="T7">???</text:span></text:p>
          </table:table-cell>
          <table:table-cell table:style-name="Táblázat23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Zártörő</text:p>
          </table:table-cell>
          <table:table-cell table:style-name="Táblázat23.B2" office:value-type="string">
            <text:p text:style-name="P28">1 fok</text:p>
          </table:table-cell>
          <table:table-cell table:style-name="Táblázat23.B2" office:value-type="string">
            <text:p text:style-name="P25">Zárnyitás: <text:span text:style-name="T7">???</text:span></text:p>
          </table:table-cell>
          <table:table-cell table:style-name="Táblázat23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0">mérsékeli a</text:span><text:span text:style-name="T11"> célszám emelkedést</text:span>.</text:p>
          </table:table-cell>
        </table:table-row>
      </table:table>
      <text:p text:style-name="Standard"/>
      <text:p text:style-name="Standard"/>
      <text:h text:style-name="Heading_20_2" text:outline-level="2">Szociális fortélyok</text:h>
      <text:p text:style-name="P114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ext:p text:style-name="Text_20_body"/>
      <text:p text:style-name="P14">TODO: <text:s/>követelményeket kidolgozni hozzájuk.</text:p>
      <table:table table:name="Szociális_fortélyok" table:style-name="Szociális_5f_fortélyok">
        <table:table-column table:style-name="Szociális_5f_fortélyok.A"/>
        <table:table-column table:style-name="Szociális_5f_fortélyok.B"/>
        <table:table-column table:style-name="Szociális_5f_fortélyok.C"/>
        <table:table-column table:style-name="Szociális_5f_fortélyok.D"/>
        <table:table-column table:style-name="Szociális_5f_fortélyok.E"/>
        <table:table-header-rows>
          <text:soft-page-break/>
          <table:table-row>
            <table:table-cell table:style-name="Szociális_5f_fortélyok.A1" office:value-type="string">
              <text:p text:style-name="_5b_RPG_5d__20_Táblázatfejléc"/>
            </table:table-cell>
            <table:table-cell table:style-name="Szociális_5f_fortélyok.A1" office:value-type="string">
              <text:p text:style-name="_5b_RPG_5d__20_Táblázatfejléc">Fortély neve</text:p>
            </table:table-cell>
            <table:table-cell table:style-name="Szociális_5f_fortélyok.A1" office:value-type="string">
              <text:p text:style-name="_5b_RPG_5d__20_Táblázatfejléc">Max fok</text:p>
            </table:table-cell>
            <table:table-cell table:style-name="Szociális_5f_fortélyok.A1" office:value-type="string">
              <text:p text:style-name="_5b_RPG_5d__20_Táblázatfejléc">Követelménye</text:p>
            </table:table-cell>
            <table:table-cell table:style-name="Szociális_5f_fortélyok.E1" office:value-type="string">
              <text:p text:style-name="_5b_RPG_5d__20_Táblázatfejléc">Hatás, megjegyzés</text:p>
            </table:table-cell>
          </table:table-row>
        </table:table-header-rows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Szónoklás</text:p>
            <text:p text:style-name="P46"><text:line-break/><text:span text:style-name="T8">(az agitátor-jellegű<text:line-break/>megmozdulások is ide tartoznak)</text:span></text:p>
          </table:table-cell>
          <table:table-cell table:style-name="Szociális_5f_fortélyok.B2" office:value-type="string">
            <text:p text:style-name="_5b_RPG_5d__20_Táblázattartalom_20_1">2 fok</text:p>
          </table:table-cell>
          <table:table-cell table:style-name="Szociális_5f_fortélyok.B2" office:value-type="string">
            <text:p text:style-name="P46">1.fok: Intelligencia: +1</text:p>
            <text:p text:style-name="P46">Emberismeret: <text:line-break/><text:span text:style-name="T9">6. szint</text:span></text:p>
            <text:p text:style-name="P46"/>
            <text:p text:style-name="P46">2.fok: Intelligencia: +1</text:p>
            <text:p text:style-name="P46"><text:span text:style-name="T6">Emberismeret:</text:span> <text:line-break/><text:span text:style-name="T9">9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<text:span text:style-name="T5">1.fokon</text:span> <text:span text:style-name="T1">egy</text:span> fokozattal (<text:span text:style-name="T13">+3), </text:span><text:span text:style-name="T15">2.fokon</text:span><text:span text:style-name="T13"> két fokozattal (+6) </text:span>nehezebb <text:span text:style-name="T13"><text:s/></text:span>Emberismeret próbát dob</text:p>
            <text:p text:style-name="_5b_RPG_5d__20_Táblázattartalom_20_1"><text:span text:style-name="_5b_RPG_5d__20_Kiemelt_20_kifejezés"><text:span text:style-name="T18">Passzív alkalmazás</text:span></text:span><text:span text:style-name="T21">: rád próbálnak hatni és </text:span><text:span text:style-name="T18">1.fok</text:span><text:span text:style-name="T21"> esetén </text:span>egy fokozattal (-3), <text:span text:style-name="T5">2.fokon</text:span> <text:span text:style-name="T13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győzés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46">Intelligencia: +1</text:p>
            <text:p text:style-name="P46">Emberismeret:<text:line-break/><text:span text:style-name="T9">6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az áldozatod egy fokozattal nehezebb (<text:span text:style-name="T13">+3) </text:span>Emberismeret próbát dob</text:p>
            <text:p text:style-name="_5b_RPG_5d__20_Táblázattartalom_20_1"><text:span text:style-name="_5b_RPG_5d__20_Kiemelt_20_kifejezés"><text:span text:style-name="T18">Passzív alkalmazás</text:span></text:span><text:span text:style-name="T21">: rád próbálnak hatni és </text:span>egy fokozattal könnyebb (-3) Emberismeret próbát dobsz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azudozás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46">Intelligencia: +1</text:p>
            <text:p text:style-name="P46">Emberismeret:<text:line-break/><text:span text:style-name="T9">3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13">+3) </text:span>Emberismeret próbát dob</text:p>
            <text:p text:style-name="P49"><text:span text:style-name="_5b_RPG_5d__20_Kiemelt_20_kifejezés"><text:span text:style-name="T18">Passzív alkalmazá</text:span></text:span><text:span text:style-name="_5b_RPG_5d__20_Kiemelt_20_kifejezés"><text:span text:style-name="T20">s</text:span></text:span><text:span text:style-name="T22">: téged próbálnak átverni. Ekkor </text:span><text:span text:style-name="T6">egy fokozattal könnyebb (-3) Emberismeret próbát dobsz</text:span>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félemlítés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46">Önuralom: +2</text:p>
            <text:p text:style-name="P46">Emberismeret: <text:line-break/><text:span text:style-name="T9">6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egy fokozattal nehezebb (<text:span text:style-name="T13">+1) Önuralom</text:span> próbát dob</text:p>
            <text:p text:style-name="_5b_RPG_5d__20_Táblázattartalom_20_1"><text:span text:style-name="_5b_RPG_5d__20_Kiemelt_20_kifejezés"><text:span text:style-name="T18">Passzív alkalmazás</text:span></text:span><text:span text:style-name="T21">: rád próbálnak hatni és </text:span>egy fokozattal könnyebb (-1) Önuralom próbát dobsz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idegvér 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46">Önuralom: <text:span text:style-name="T7">+2</text:span></text:p>
            <text:p text:style-name="P49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5">Passzívan</text:span></text:span><text:span text:style-name="_5b_RPG_5d__20_Kiemelt_20_kifejezés"> alkalmazható.</text:span> Nehezebb kibillenteni a nyugalmadból:</text:p>
            <text:p text:style-name="P46">- Nem mágikus befolyást célzó, önuralmat érintő Önuralom próbákra: <text:span text:style-name="T12">+</text:span>1</text:p>
            <text:p text:style-name="P46">- Asztrális ellenállás nő: <text:span text:style-name="T26">+1 AME</text:span>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Tiszta fej (1 fokú)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99">Intelligencia: +2</text:p>
            <text:p text:style-name="P99">Önuralom: +1</text:p>
            <text:p text:style-name="P49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46">- Nem mágikus gondolati befolyást célzó Intelligencia próbákra: <text:span text:style-name="T12">+</text:span>1 bónusz</text:p>
            <text:p text:style-name="P46">- Mentális ellenállás nő: <text:span text:style-name="T26">+1 MME</text:span></text:p>
          </table:table-cell>
        </table:table-row>
      </table:table>
      <text:p text:style-name="Text_20_body"><text:soft-page-break/></text:p>
      <text:h text:style-name="Heading_20_2" text:outline-level="2">Világi Fortélyok</text:h>
      <text:p text:style-name="P20">Bevezető</text:p>
      <table:table table:name="Tábla3" table:style-name="Tábla3">
        <table:table-column table:style-name="Tábla3.A"/>
        <table:table-column table:style-name="Tábla3.B"/>
        <table:table-column table:style-name="Tábla3.C"/>
        <table:table-column table:style-name="Tábla3.D"/>
        <table:table-column table:style-name="Tábla3.E"/>
        <table:table-row>
          <table:table-cell table:style-name="Tábla3.A1" office:value-type="string">
            <text:p text:style-name="_5b_RPG_5d__20_Táblázatfejléc"/>
          </table:table-cell>
          <table:table-cell table:style-name="Tábla3.A1" office:value-type="string">
            <text:p text:style-name="_5b_RPG_5d__20_Táblázatfejléc">Fortély neve</text:p>
          </table:table-cell>
          <table:table-cell table:style-name="Tábla3.A1" office:value-type="string">
            <text:p text:style-name="_5b_RPG_5d__20_Táblázatfejléc">Max fok</text:p>
          </table:table-cell>
          <table:table-cell table:style-name="Tábla3.A1" office:value-type="string">
            <text:p text:style-name="_5b_RPG_5d__20_Táblázatfejléc">Követelménye</text:p>
          </table:table-cell>
          <table:table-cell table:style-name="Tábla3.E1" office:value-type="string">
            <text:p text:style-name="_5b_RPG_5d__20_Táblázatfejléc">Hatás, megjegyzés</text:p>
          </table:table-cell>
        </table:table-row>
        <table:table-row>
          <table:table-cell table:style-name="Tábla3.A2" office:value-type="string">
            <text:p text:style-name="P28"/>
          </table:table-cell>
          <table:table-cell table:style-name="Tábla3.B2" office:value-type="string">
            <text:p text:style-name="P25">Baráti állatok</text:p>
          </table:table-cell>
          <table:table-cell table:style-name="Tábla3.B2" office:value-type="string">
            <text:p text:style-name="P28">1 fok</text:p>
          </table:table-cell>
          <table:table-cell table:style-name="Tábla3.B2" office:value-type="string">
            <text:p text:style-name="P25">-</text:p>
          </table:table-cell>
          <table:table-cell table:style-name="Tábla3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P12"/>
      <text:p text:style-name="Text_20_body"/>
      <text:h text:style-name="Heading_20_2" text:outline-level="2">Tudományos Fortélyok</text:h>
      <text:p text:style-name="P20">Bevezető</text:p>
      <table:table table:name="Tábla2" table:style-name="Tábla2">
        <table:table-column table:style-name="Tábla2.A"/>
        <table:table-column table:style-name="Tábla2.B"/>
        <table:table-column table:style-name="Tábla2.C"/>
        <table:table-column table:style-name="Tábla2.D"/>
        <table:table-column table:style-name="Tábla2.E"/>
        <table:table-row>
          <table:table-cell table:style-name="Tábla2.A1" office:value-type="string">
            <text:p text:style-name="_5b_RPG_5d__20_Táblázatfejléc"/>
          </table:table-cell>
          <table:table-cell table:style-name="Tábla2.A1" office:value-type="string">
            <text:p text:style-name="_5b_RPG_5d__20_Táblázatfejléc">Fortély neve</text:p>
          </table:table-cell>
          <table:table-cell table:style-name="Tábla2.A1" office:value-type="string">
            <text:p text:style-name="_5b_RPG_5d__20_Táblázatfejléc">Max fok</text:p>
          </table:table-cell>
          <table:table-cell table:style-name="Tábla2.A1" office:value-type="string">
            <text:p text:style-name="_5b_RPG_5d__20_Táblázatfejléc">Követelménye</text:p>
          </table:table-cell>
          <table:table-cell table:style-name="Tábla2.E1" office:value-type="string">
            <text:p text:style-name="_5b_RPG_5d__20_Táblázatfejléc">Hatás, megjegyzés</text:p>
          </table:table-cell>
        </table:table-row>
        <table:table-row>
          <table:table-cell table:style-name="Tábla2.A2" office:value-type="string">
            <text:p text:style-name="P28"/>
          </table:table-cell>
          <table:table-cell table:style-name="Tábla2.B2" office:value-type="string">
            <text:p text:style-name="P25">Írástudó</text:p>
          </table:table-cell>
          <table:table-cell table:style-name="Tábla2.B2" office:value-type="string">
            <text:p text:style-name="_5b_RPG_5d__20_Táblázattartalom_20_1">1 fok</text:p>
          </table:table-cell>
          <table:table-cell table:style-name="Tábla2.B2" office:value-type="string">
            <text:p text:style-name="P28">Nyelvismeret: 4.szint</text:p>
          </table:table-cell>
          <table:table-cell table:style-name="Tábla2.E2" office:value-type="string">
            <text:p text:style-name="P68">Ismered a betűvésés tudományát.</text:p>
            <text:p text:style-name="P68">Minden nyelvet, amit legalább 4. szinten beszélsz, képes vagy írásban is megérteni, továbbá írni is tudsz vele.</text:p>
            <text:p text:style-name="P68"/>
            <text:p text:style-name="P68">Speciális: Ha Tradíciót veszel fel, automatikusan megkapod az Írástudó fortélyt. </text:p>
          </table:table-cell>
        </table:table-row>
        <table:table-row>
          <table:table-cell table:style-name="Tábla2.A2" office:value-type="string">
            <text:p text:style-name="P28"/>
          </table:table-cell>
          <table:table-cell table:style-name="Tábla2.B2" office:value-type="string">
            <text:p text:style-name="P25">Különleges faj</text:p>
          </table:table-cell>
          <table:table-cell table:style-name="Tábla2.B2" office:value-type="string">
            <text:p text:style-name="P25">1 fok</text:p>
            <text:p text:style-name="P39">(sokszor felvehető)</text:p>
          </table:table-cell>
          <table:table-cell table:style-name="Tábla2.B2" office:value-type="string">
            <text:p text:style-name="P28">Változó Élettan szint<text:line-break/>(KM dönt)</text:p>
            <text:p text:style-name="P28"/>
            <text:p text:style-name="P28">Történet, előtörténet</text:p>
          </table:table-cell>
          <table:table-cell table:style-name="Tábla2.E2" office:value-type="string">
            <text:p text:style-name="P68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68">Például: aun, amund, sárkány, </text:p>
            <text:p text:style-name="P67">Nyilvánvaló, hogy egy sárkány esetén az Élettan követelmény magasabb lesz, mint egy aun esetén.</text:p>
          </table:table-cell>
        </table:table-row>
        <table:table-row>
          <table:table-cell table:style-name="Tábla2.A4" office:value-type="string">
            <text:p text:style-name="P28"/>
          </table:table-cell>
          <table:table-cell table:style-name="Tábla2.B2" office:value-type="string">
            <text:p text:style-name="P25">Nyelvtehetség</text:p>
          </table:table-cell>
          <table:table-cell table:style-name="Tábla2.B2" office:value-type="string">
            <text:p text:style-name="P25">???</text:p>
          </table:table-cell>
          <table:table-cell table:style-name="Tábla2.B2" office:value-type="string">
            <text:p text:style-name="P26">???</text:p>
          </table:table-cell>
          <table:table-cell table:style-name="Tábla2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Standard"/>
      <text:p text:style-name="Standard"/>
      <text:h text:style-name="Heading_20_2" text:outline-level="2">Művészeti Fortélyok</text:h>
      <text:p text:style-name="P20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p text:style-name="Text_20_body"/>
      <text:h text:style-name="P15" text:outline-level="2">Mágikus, misztikus fortélyok</text:h>
      <text:p text:style-name="P20">TODO</text:p>
      <text:p text:style-name="Text_20_body"/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column table:style-name="Táblázat18.D"/>
        <table:table-column table:style-name="Táblázat18.E"/>
        <table:table-row>
          <table:table-cell table:style-name="Táblázat18.A1" office:value-type="string">
            <text:p text:style-name="_5b_RPG_5d__20_Táblázatfejléc"/>
          </table:table-cell>
          <table:table-cell table:style-name="Táblázat18.A1" office:value-type="string">
            <text:p text:style-name="_5b_RPG_5d__20_Táblázatfejléc">Fortély neve</text:p>
          </table:table-cell>
          <table:table-cell table:style-name="Táblázat18.A1" office:value-type="string">
            <text:p text:style-name="_5b_RPG_5d__20_Táblázatfejléc">Max fok</text:p>
          </table:table-cell>
          <table:table-cell table:style-name="Táblázat18.A1" office:value-type="string">
            <text:p text:style-name="_5b_RPG_5d__20_Táblázatfejléc">Követelménye</text:p>
          </table:table-cell>
          <table:table-cell table:style-name="Táblázat18.E1" office:value-type="string">
            <text:p text:style-name="_5b_RPG_5d__20_Táblázatfejléc">Hatás, megjegyzés</text:p>
          </table:table-cell>
        </table:table-row>
        <table:table-row>
          <table:table-cell table:style-name="Táblázat18.A2" office:value-type="string">
            <text:p text:style-name="P28"/>
          </table:table-cell>
          <table:table-cell table:style-name="Táblázat18.B2" office:value-type="string">
            <text:p text:style-name="P25">Elemi sík nyelve</text:p>
          </table:table-cell>
          <table:table-cell table:style-name="Táblázat18.B2" office:value-type="string">
            <text:p text:style-name="P25">1</text:p>
          </table:table-cell>
          <table:table-cell table:style-name="Táblázat18.B2" office:value-type="string">
            <text:p text:style-name="P28">Elemi mágia – 9.szint</text:p>
            <text:p text:style-name="P42">???</text:p>
          </table:table-cell>
          <table:table-cell table:style-name="Táblázat18.E2" office:value-type="string">
            <text:p text:style-name="P68">Képes vagy kommunikálni egy általad választott őselemi sík lakóival.</text:p>
          </table:table-cell>
        </table:table-row>
        <table:table-row>
          <table:table-cell table:style-name="Táblázat18.A2" office:value-type="string">
            <text:p text:style-name="P28"/>
          </table:table-cell>
          <table:table-cell table:style-name="Táblázat18.B2" office:value-type="string">
            <text:p text:style-name="P25">Jóslás</text:p>
          </table:table-cell>
          <table:table-cell table:style-name="Táblázat18.B2" office:value-type="string">
            <text:p text:style-name="P25">2</text:p>
          </table:table-cell>
          <table:table-cell table:style-name="Táblázat18.B2" office:value-type="string">
            <text:p text:style-name="P28">1.fok:<text:line-break/>Fogékonyság: <text:span text:style-name="T7">x</text:span></text:p>
            <text:p text:style-name="P28"/>
            <text:p text:style-name="P28">2.fok:<text:line-break/>Fogékonyság: <text:span text:style-name="T7">y</text:span></text:p>
          </table:table-cell>
          <table:table-cell table:style-name="Táblázat18.E2" office:value-type="string">
            <text:p text:style-name="P67">TODO</text:p>
          </table:table-cell>
        </table:table-row>
        <table:table-row>
          <table:table-cell table:style-name="Táblázat18.A2" office:value-type="string">
            <text:p text:style-name="P28"/>
          </table:table-cell>
          <table:table-cell table:style-name="Táblázat18.B2" office:value-type="string">
            <text:p text:style-name="P25">Antissjárás</text:p>
          </table:table-cell>
          <table:table-cell table:style-name="Táblázat18.B2" office:value-type="string">
            <text:p text:style-name="P25"/>
          </table:table-cell>
          <table:table-cell table:style-name="Táblázat18.B2" office:value-type="string">
            <text:p text:style-name="P28"/>
          </table:table-cell>
          <table:table-cell table:style-name="Táblázat18.E2" office:value-type="string">
            <text:p text:style-name="P67"/>
          </table:table-cell>
        </table:table-row>
      </table:table>
      <text:p text:style-name="Standard"/>
      <text:p text:style-name="Standard"/>
      <text:h text:style-name="Heading_20_2" text:outline-level="2">Pszí fortélyok</text:h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column table:style-name="Táblázat19.E"/>
        <table:table-row>
          <table:table-cell table:style-name="Táblázat19.A1" office:value-type="string">
            <text:p text:style-name="_5b_RPG_5d__20_Táblázatfejléc"/>
          </table:table-cell>
          <table:table-cell table:style-name="Táblázat19.A1" office:value-type="string">
            <text:p text:style-name="_5b_RPG_5d__20_Táblázatfejléc">Fortély neve</text:p>
          </table:table-cell>
          <table:table-cell table:style-name="Táblázat19.A1" office:value-type="string">
            <text:p text:style-name="_5b_RPG_5d__20_Táblázatfejléc">Max fok</text:p>
          </table:table-cell>
          <table:table-cell table:style-name="Táblázat19.A1" office:value-type="string">
            <text:p text:style-name="_5b_RPG_5d__20_Táblázatfejléc">Követelménye</text:p>
          </table:table-cell>
          <table:table-cell table:style-name="Táblázat19.E1" office:value-type="string">
            <text:p text:style-name="_5b_RPG_5d__20_Táblázatfejléc">Hatás, megjegyzés</text:p>
          </table:table-cell>
        </table:table-row>
        <table:table-row>
          <table:table-cell table:style-name="Táblázat19.A2" office:value-type="string">
            <text:p text:style-name="P58"/>
          </table:table-cell>
          <table:table-cell table:style-name="Táblázat19.A2" office:value-type="string">
            <text:p text:style-name="P58">Pszí alkalmazás</text:p>
          </table:table-cell>
          <table:table-cell table:style-name="Táblázat19.A2" office:value-type="string">
            <text:p text:style-name="P58">4 </text:p>
            <text:p text:style-name="P59">(5?)</text:p>
          </table:table-cell>
          <table:table-cell table:style-name="Táblázat19.A2" office:value-type="string">
            <text:p text:style-name="P58">1.fok: </text:p>
            <text:p text:style-name="P58">Intelligencia: 0, Önuralom: +1</text:p>
            <text:p text:style-name="P58"><text:line-break/>2.fok: <text:line-break/>Intelligencia: 0, Önuralom: 0, Összpontosítás: 3. szint,<text:line-break/>legalább egy pszí-iskola 3.szinten</text:p>
            <text:p text:style-name="P58"><text:line-break/>3.fok: </text:p>
            <text:p text:style-name="P58">Intelligencia: +1, Önuralom: +2, Összpontosítás: 6.szint, <text:line-break/>legalább egy pszí-iskola 6.szinten</text:p>
            <text:p text:style-name="P58"><text:line-break/>4.fok: </text:p>
            <text:p text:style-name="P58">Intelligencia: +2, Önuralom: +3, Összpontosítás: 9.szint, <text:line-break/>legalább egy pszí-iskola <text:span text:style-name="T7">12.szinten</text:span></text:p>
            <text:p text:style-name="P58"/>
            <text:p text:style-name="P58">5.fok:</text:p>
            <text:p text:style-name="P58">ki tudja...?</text:p>
          </table:table-cell>
          <table:table-cell table:style-name="Táblázat19.E2" office:value-type="string">
            <text:p text:style-name="P114">1.fok</text:p>
            <text:list text:style-name="L25">
              <text:list-item>
                <text:p text:style-name="P140">Ha valaki felveszi 1.fokon a Pszí alkalmazás fortélyt, akkor választania kell egy pszí iskolát is, amit kötelezően azonnal növelnie is kell legalább <text:span text:style-name="T7">1.képzettség-szintre</text:span>.</text:p>
              </text:list-item>
              <text:list-item>
                <text:p text:style-name="P140">Szintenként 4Ψp vehető fel</text:p>
              </text:list-item>
              <text:list-item>
                <text:p text:style-name="P141">Passzív: az alkalmazó csak magára képes a diszciplínákat alkalmazni</text:p>
              </text:list-item>
              <text:list-item>
                <text:p text:style-name="P141">Követelmény: Intelligencia: 0, Önuralom: 0 <text:span text:style-name="T7">(vagy +1 már itt is??)</text:span></text:p>
              </text:list-item>
              <text:list-item>
                <text:p text:style-name="P141"><text:bookmark-start text:name="DDE_LINK1"/>Pszí pontok visszatérése meditációban: 1 óra alatt<text:bookmark-end text:name="DDE_LINK1"/></text:p>
              </text:list-item>
            </text:list>
            <text:p text:style-name="P114">2.fok</text:p>
            <text:list text:style-name="L25">
              <text:list-item text:start-value="1">
                <text:p text:style-name="P140">Szintenként 4Ψp vehető fel</text:p>
              </text:list-item>
              <text:list-item>
                <text:p text:style-name="P141">Aktív: magára, vagy egy célszemélyre képes hatni, akit lát. </text:p>
              </text:list-item>
              <text:list-item>
                <text:p text:style-name="P141">Max hatótáv: <text:span text:style-name="T49">20m, +5méterenként +1Ψp</text:span></text:p>
              </text:list-item>
              <text:list-item>
                <text:p text:style-name="P141">Követelmény: Intelligencia: 0, Önuralom: <text:span text:style-name="T7">+1</text:span>, Összpontosítás: 3. szint</text:p>
              </text:list-item>
              <text:list-item>
                <text:p text:style-name="P141">Pszí pontok visszatérése meditációban: 30 perc alatt</text:p>
              </text:list-item>
            </text:list>
            <text:p text:style-name="P114">3.fok</text:p>
            <text:list text:style-name="L25">
              <text:list-item text:start-value="1">
                <text:p text:style-name="P140">Szintenként 5Ψp vehető fel</text:p>
              </text:list-item>
              <text:list-item>
                <text:p text:style-name="P141">Aktív: magára, vagy <text:span text:style-name="T7">legfeljebb 2 célszemélyre</text:span> képes egyszerre hatni, akiket lát, vagy egy valakire, akit nem lát, de jól ismer.</text:p>
              </text:list-item>
              <text:list-item>
                <text:p text:style-name="P141"><text:soft-page-break/>Max hatótáv: <text:span text:style-name="T49">100m, +5méterenként +1Ψp</text:span></text:p>
              </text:list-item>
              <text:list-item>
                <text:p text:style-name="P141">Követelmény: Intelligencia: +1, Önuralom: +2, Összpontosítás: 6.szint, <text:line-break/>pszí-iskola <text:span text:style-name="T7">6.szinten</text:span></text:p>
              </text:list-item>
              <text:list-item>
                <text:p text:style-name="P141">Pszí pontok visszatérése meditációban: 10 perc alatt</text:p>
              </text:list-item>
            </text:list>
            <text:p text:style-name="P114">4.fok</text:p>
            <text:list text:style-name="L25">
              <text:list-item text:start-value="1">
                <text:p text:style-name="P140">Szintenként 5Ψp vehető fel</text:p>
              </text:list-item>
              <text:list-item>
                <text:p text:style-name="P141">Ez a mester szint. Egyben a legerősebb "hálózat" jellegű diszciplínák követelménye is.</text:p>
              </text:list-item>
              <text:list-item>
                <text:p text:style-name="P141">Aktív-háló: magára, vagy több jól látható emberre képes egyszerre hatni, vagy egy valakire, akit nem lát, de jól ismer.</text:p>
              </text:list-item>
              <text:list-item>
                <text:p text:style-name="P141">Max hatótáv: <text:span text:style-name="T49">500m, +5méterenként +1Ψp</text:span></text:p>
              </text:list-item>
              <text:list-item>
                <text:p text:style-name="P141">Követelmény: Intelligencia: +2, Önuralom: +3, Összpontosítás: 9.szint, <text:line-break/>pszí-iskola <text:span text:style-name="T7">12.szinten</text:span></text:p>
              </text:list-item>
              <text:list-item>
                <text:p text:style-name="P141">Pszí pontok visszatérése meditációban: 1 perc alatt</text:p>
              </text:list-item>
            </text:list>
            <text:p text:style-name="P116">5.fok (<text:span text:style-name="T49">Titkos fok. Legyen?)</text:span></text:p>
          </table:table-cell>
        </table:table-row>
      </table:table>
      <text:p text:style-name="Standard"/>
      <text:p text:style-name="P20">Minden kint a Pszí doksiban. Ha ott változik, szinkronizálni ide.</text:p>
      <text:p text:style-name="Text_20_body"/>
      <text:h text:style-name="Heading_20_2" text:outline-level="2">Slan fortélyok</text:h>
      <text:p text:style-name="Text_20_body">A rendes nevük: „Technika” és a Slan doksiban találhatók. <text:span text:style-name="T40">Ez itt meg fog szűnni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5"/>
      <text:p text:style-name="P109">--</text:p>
      <text:p text:style-name="P110">Creative Commons License</text:p>
      <text:p text:style-name="P108"><text:span text:style-name="T48">Ezen dokumentum maga, továbbá részletei, vagy másolatai kizárólag a Creative Commons <text:s/>„Nevezd meg!-Ne add el!-Így add tovább! 2.5 Magyarország” </text:span><text:span text:style-name="_5b_RPG_5d__20_Áthúzott"><text:span text:style-name="T47">Licenc feltételeinek megfelelően használható fel</text:span></text:span><text:span text:style-name="_5b_RPG_5d__20_Áthúzott"><text:span text:style-name="T43">. </text:span></text:span></text:p>
      <text:p text:style-name="P108"><text:span text:style-name="_5b_RPG_5d__20_Áthúzott"><text:span text:style-name="T44">Ailtas, 2008 </text:span></text:span></text:p>
      <text:p text:style-name="P108"><text:span text:style-name="_5b_RPG_5d__20_Áthúzott"><text:span text:style-name="T45">(</text:span></text:span><text:span text:style-name="_5b_RPG_5d__20_Áthúzott"><text:span text:style-name="T46">CC</text:span></text:span><text:span text:style-name="_5b_RPG_5d__20_Áthúzott"><text:span text:style-name="T45">(BY-NC-SA))</text:span></text:span><text:span text:style-name="_5b_RPG_5d__20_Áthúzott"><text:span text:style-name="T44"> Fekete Bálint, 2008</text:span></text:span></text:p>
      <text:p text:style-name="P108"><text:span text:style-name="_5b_RPG_5d__20_Áthúzott"><text:span text:style-name="T44">--</text:span></text:span></text:p>
      <text:p text:style-name="P108"><text:span text:style-name="_5b_RPG_5d__20_Áthúzott"><text:span text:style-name="T43"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_5b_RPG_5d__20_Nem_5f_kell" style:display-name="[RPG] Nem_kell" style:family="paragraph" style:parent-style-name="_5b_RPG_5d__20_Táblázattartalom_20_1">
      <style:paragraph-properties fo:background-color="transparent">
        <style:background-image/>
      </style:paragraph-properties>
      <style:text-properties fo:color="#b3b3b3"/>
    </style:style>
    <style:style style:name="_5b_RPG_5d__20_OK" style:display-name="[RPG] OK" style:family="paragraph" style:parent-style-name="_5b_RPG_5d__20_Táblázattartalom_20_1">
      <style:paragraph-properties fo:background-color="#3deb3d">
        <style:background-image/>
      </style:paragraph-properties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style:paragraph-properties fo:text-align="start" style:justify-single-word="false" style:page-number="auto" fo:background-color="transparent" style:shadow="none">
        <style:background-image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0.999cm" fo:page-height="29.699cm" style:num-format="1" style:print-orientation="portrait" fo:margin-top="2cm" fo:margin-bottom="2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100</text:p>
      </style:header>
      <style:footer>
        <text:p text:style-name="P2"><text:page-number text:select-page="current">39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XXXIX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km100 szabályrendszer</dc:title>
    <dc:subject>Fortélyok</dc:subject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9" meta:image-count="1" meta:object-count="0" meta:page-count="39" meta:paragraph-count="966" meta:word-count="5875" meta:character-count="39404"/>
  </office:meta>
</office:document-meta>
</file>